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P7" style:family="paragraph" style:parent-style-name="Standard">
      <style:paragraph-properties style:line-height-at-least="0.2361in"/>
      <style:text-properties style:font-name="Times" fo:font-size="12.0pt" fo:color="#000000" fo:background-color="#868686"/>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paragraph-properties fo:margin-bottom="0.1667in" style:line-height-at-least="0.2361in"/>
      <style:text-properties style:font-name="LiSong Pro Light" fo:font-size="12.0pt" fo:color="#000000" fo:background-color="#e0e0e0"/>
    </style:style>
    <style:style style:name="P10" style:family="paragraph" style:parent-style-name="Standard">
      <style:paragraph-properties fo:margin-bottom="0.1667in" style:line-height-at-least="0.2361in"/>
      <style:text-properties style:font-name="LiSong Pro Light" fo:font-size="12.0pt" fo:color="#000000" fo:background-color="#ececec"/>
    </style:style>
    <style:style style:name="P11" style:family="paragraph" style:parent-style-name="Standard">
      <style:paragraph-properties fo:margin-bottom="0.1667in" style:line-height-at-least="0.2361in"/>
      <style:text-properties style:font-name="Times" fo:font-size="12.0pt" fo:color="#000000" fo:background-color="#e0e0e0"/>
    </style:style>
    <style:style style:name="P12" style:family="paragraph" style:parent-style-name="Standard">
      <style:paragraph-properties fo:margin-bottom="0.1667in" style:line-height-at-least="0.2361in"/>
      <style:text-properties style:font-name="STSong" fo:font-size="12.0pt" fo:color="#000000" fo:background-color="#e0e0e0"/>
    </style:style>
    <style:style style:name="P13"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Hiragino Kaku Gothic ProN"/>
    </style:style>
    <style:style style:name="T6" style:family="text">
      <style:text-properties style:font-name="Times"/>
    </style:style>
    <style:style style:name="T7" style:family="text">
      <style:text-properties style:font-name="LiSong Pro Light" fo:letter-spacing="0.0000in"/>
    </style:style>
    <style:style style:name="T8" style:family="text">
      <style:text-properties fo:letter-spacing="0.0000in"/>
    </style:style>
    <style:style style:name="T9" style:family="text">
      <style:text-properties fo:letter-spacing="0.0000in" fo:color="#032726"/>
    </style:style>
    <style:style style:name="T10" style:family="text">
      <style:text-properties style:font-name="Times" fo:letter-spacing="0.0000in"/>
    </style:style>
    <style:style style:name="T11" style:family="text">
      <style:text-properties style:font-name="STSong" fo:letter-spacing="0.0000in"/>
    </style:style>
    <style:style style:name="T12"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Ethan   |  2020.02.10 14:50   |   <text:a xlink:type="simple" xlink:href="http://palinfo.habago.org/Entry?Command=Information_PrintForum&amp;iPage=1#FORUM38702"><text:span text:style-name="T1">#</text:span></text:a></text:p>
      <text:p text:style-name="P3">轉基因作物風險 <text:line-break/>1.生態環境影響：跨物種基因的改造進入生態圈可能產生無法預期的超級物種，破壞原來的穩定平衡。 <text:line-break/><text:line-break/>2. 基因種子產權控制：可以設計條件啟動基因使其產量遞減或失去繁殖能力。 或物種在自然環境的與原生作物混合，也算是侵犯基因公司產權。 <text:line-break/><text:line-break/>3. 抗農藥物種： 開發抗草甘磷基因，農作物可以吸收超量農藥來配合加強農藥除蟲增加產量。 這時人吃的作物就會間接吃入超量農藥。</text:p>
      <text:p text:style-name="P2">周淮安   |  2020.02.10 13:41   |   <text:a xlink:type="simple" xlink:href="http://palinfo.habago.org/Entry?Command=Information_PrintForum&amp;iPage=1#FORUM38701"><text:span text:style-name="T1">#</text:span></text:a></text:p>
      <text:p text:style-name="P3">據悉原文出於美籍意大利人手筆。作者以H1N1和新冠病毒對比，突顯泛西方主流媒體雙重標準，借此辱華之荒謬。 <text:line-break/><text:a xlink:type="simple" xlink:href="http://blog.udn.com/mobile/tainanborn/131697738"><text:span text:style-name="T2">http://blog.udn.com/mobile/tainanborn/131697738</text:span></text:a></text:p>
      <text:p text:style-name="P2">許世勤   |  2020.02.10 13:18   |   <text:a xlink:type="simple" xlink:href="http://palinfo.habago.org/Entry?Command=Information_PrintForum&amp;iPage=1#FORUM38700"><text:span text:style-name="T1">#</text:span></text:a></text:p>
      <text:p text:style-name="P3">抱歉，上一篇發文提到「嫁接」是一種GMO，剛剛再查詢後確認，「嫁接」應該不是GMO，因為嫁接只是獲得表現型，但基因型不變，不能是一種GMO. </text:p>
      <text:p text:style-name="P2">妍妍   |  2020.02.10 13:14   |   <text:a xlink:type="simple" xlink:href="http://palinfo.habago.org/Entry?Command=Information_PrintForum&amp;iPage=1#FORUM38699"><text:span text:style-name="T1">#</text:span></text:a></text:p>
      <text:p text:style-name="P4">這段期間對陳醫師一再提過的「在島內活得清醒要忍受其他受人渣黨洗腦的言論」的形容很有感覺 <text:line-break/><text:line-break/>一場疫情看出人性 <text:line-break/>我真的很難過 <text:line-break/>我身邊竟然有那種「跟人渣黨一樣」的冷血歧視想法的朋友 <text:line-break/><text:line-break/><text:line-break/>真的很難過 <text:line-break/>為什麼要這樣歧視別人？ <text:line-break/><text:line-break/>一直講大陸很爛，說陸配不該回來怎樣怎樣 <text:line-break/><text:line-break/><text:line-break/><text:line-break/>我相信每個民族每個國家都有好人壞人 <text:line-break/><text:line-break/>就像這次丹麥辱中國的國旗事件我也挺驚訝 <text:line-break/><text:line-break/>我對丹麥的印象一直是人民很愛笑和藹(我有去過丹麥旅行對他們的印象) <text:line-break/>但他們在此艱難時刻竟然落井下石嘲笑歧視 <text:line-break/><text:line-break/>我真的很生氣又難過 <text:line-break/><text:line-break/>那位丹麥漫畫家人品卑劣就算，沒想到其總統還為其狡辯，說這是「言論自由」 <text:line-break/><text:line-break/><text:line-break/>我看到我認識的大陸朋友，每個人 都在為武漢加油打氣！ <text:line-break/>每個人都說相信國家，對日抗戰那麼慘烈我們挺過來了 <text:line-break/>一個疫情沒道理會把我們打敗！ <text:line-break/><text:line-break/>一方有難，八方支援 <text:line-break/>在這場疫情裡，我看到中國人的堅忍及團結 <text:line-break/><text:line-break/>相較之下，台灣那冷血又卑劣的操作及反應，真的讓我很難過又覺得羞恥 <text:line-break/></text:p>
      <text:p text:style-name="P2">許世勤   |  2020.02.10 13:12   |   <text:a xlink:type="simple" xlink:href="http://palinfo.habago.org/Entry?Command=Information_PrintForum&amp;iPage=1#FORUM38698"><text:span text:style-name="T1">#</text:span></text:a></text:p>
      <text:p text:style-name="P3">炤育， <text:line-break/><text:line-break/>首先我不是做GMO的，所以只能以我過去生化課堂上所學習到的部分來說明。 <text:line-break/>基因改良作物 (Genetically Modified Organism, GMO) 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GMO，只是利用分子生物技術可以更快達成目的，但結果也就更加不可控。當然，GMO食品在可能的健康疑慮方面，一直以來也都是爭議的焦點，大概一段時間內還不會有定論，畢竟攝取GMO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p>
      <text:p text:style-name="P2">林炤育   |  2020.02.10 12:34   |   <text:a xlink:type="simple" xlink:href="http://palinfo.habago.org/Entry?Command=Information_PrintForum&amp;iPage=1#FORUM38697"><text:span text:style-name="T1">#</text:span></text:a></text:p>
      <text:p text:style-name="P4">請教世勤 ，食用轉基因食物有沒有風險，會影響到人類的基因嗎?</text:p>
      <text:p text:style-name="P2">安仔   |  2020.02.10 12:00   |   <text:a xlink:type="simple" xlink:href="http://palinfo.habago.org/Entry?Command=Information_PrintForum&amp;iPage=1#FORUM38696"><text:span text:style-name="T1">#</text:span></text:a></text:p>
      <text:p text:style-name="P3">我觉得这位最近因为“党员都跟我上一线”成为网红的上海医疗工作组组长张文宏，他近期这个关于流感的科普小讲座挺好的，分享一下 <text:line-break/>https://m.youtube.com/watch?v=CiFhYdVlwNQ</text:p>
      <text:p text:style-name="P2">許世勤   |  2020.02.10 11:05   |   <text:a xlink:type="simple" xlink:href="http://palinfo.habago.org/Entry?Command=Information_PrintForum&amp;iPage=1#FORUM38695"><text:span text:style-name="T1">#</text:span></text:a></text:p>
      <text:p text:style-name="P3">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 <text:line-break/>我在博士論文口試的時候，由於研究的病毒已經有良好的解藥，口試委員便問了我一個問題:「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chimera」。 <text:line-break/>在以關閉基因或強化基因表現的目的上，為了增加病毒感染的tropism及infectivity，經常性使用的virus也都是「chimera」。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P2或P3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 <text:line-break/>我們做生化研究的人，經常面對許多「概念上可能」的「假設」，但是實際執行還要看是否有足夠的支持，做研究得考量「成本」。如果一些概念上已經相當危險的實驗，還執著去執行的人，那就成了「瘋狂科學家」。</text:p>
      <text:p text:style-name="P2">陳真   |  2020.02.10 10:25   |   <text:a xlink:type="simple" xlink:href="http://palinfo.habago.org/Entry?Command=Information_PrintForum&amp;iPage=1#FORUM38694"><text:span text:style-name="T1">#</text:span></text:a></text:p>
      <text:p text:style-name="P4">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 <text:line-break/><text:line-break/>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 <text:line-break/><text:line-break/>陳真 2020. 02. 10. <text:line-break/><text:line-break/>=================== <text:line-break/>李文亮之死撼動政權 美學者：習近平「天命已失」 <text:line-break/><text:line-break/>中廣新聞網 <text:line-break/><text:line-break/>2020年2月10日 <text:line-break/><text:line-break/>李文亮之死撼動政權　美學者：習近平「天命已失」 <text:line-break/><text:line-break/>武漢肺炎吹哨者李文亮病逝，有評論指出，已動搖大陸國家主席習近平的領導根基。紐約智庫亞洲協會美中關係中心主任夏偉（Orville Schell）認為，李文亮過世後引發大批網民反彈並發起「全民真話日」等活動，凸顯大陸公共衛生危機已影響到公眾信任，習近平無法滿足人民所需，天命已失。 <text:line-break/><text:line-break/>歷史學家、紐約智庫亞洲協會美中關係中心（Asia Society’s Center on U.S.-China Relations）主任夏偉（Orville Schell）接受「洛杉磯時報」訪問時，嚴厲批判武漢肺炎疫情暴露中國大陸政治體制的漏洞，幾乎每天都能從中看出這個體制的腐敗無能、效能低下、缺乏透明與問責，而這種種漏洞犧牲的就是一條條的人命。 <text:line-break/><text:line-break/>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 <text:line-break/><text:line-break/>相較之下，李文亮代表的卻是人命寶貴、人們會聽到真相的保證。夏偉認為，這或許就是習近平「失去天命」的時刻，人民對統治者保護人民的能力信任已失。（圖：Orville Schell twitter）</text:p>
      <text:p text:style-name="P2">陳真   |  2020.02.10 10:19   |   <text:a xlink:type="simple" xlink:href="http://palinfo.habago.org/Entry?Command=Information_PrintForum&amp;iPage=1#FORUM38693"><text:span text:style-name="T1">#</text:span></text:a></text:p>
      <text:p text:style-name="P3">謝謝鈺錠，我刪掉了。</text:p>
      <text:p text:style-name="P2">鈺錠   |  2020.02.10 09:44   |   <text:a xlink:type="simple" xlink:href="http://palinfo.habago.org/Entry?Command=Information_PrintForum&amp;iPage=1#FORUM38691"><text:span text:style-name="T1">#</text:span></text:a></text:p>
      <text:p text:style-name="P3">陳真的這個轉貼很大機率是謠言，闢謠網址如下： <text:line-break/><text:a xlink:type="simple" xlink:href="https://www.yangtse.com/content/861360.html"><text:span text:style-name="T2">https://www.yangtse.com/content/861360.html</text:span></text:a><text:s/><text:line-break/>李醫生是黨員，我不太相信他會在遺書中一直提上帝，這和黨員的信念不符。現在很多人造遙李醫生的事來制照話題，有些也把他照片上的黨徽ps掉，所以看的李醫師的文章，可能要再察證比較保險。</text:p>
      <text:p text:style-name="P2">陳真   |  2020.02.10 09:25   |   <text:a xlink:type="simple" xlink:href="http://palinfo.habago.org/Entry?Command=Information_PrintForum&amp;iPage=1#FORUM38690"><text:span text:style-name="T1">#</text:span></text:a></text:p>
      <text:p text:style-name="P4">他為蒼生說過話 <text:line-break/><text:line-break/>愛傳媒 <text:line-break/>楊秉儒 <text:line-break/>2020年2月10日 <text:line-break/><text:line-break/>2月7日，李文亮醫生的遺孀付雪潔在社交平臺發佈聲明不接受任何個人捐款，網上流傳的關於她本人的求助資訊均為不實資訊。聲明全文如下： <text:line-break/><text:line-break/>「本人付雪潔，襄陽人，是李文亮醫生的妻子，本人聲明我們不接受任何個人捐款。網上流傳的本人求助資訊均為不實資訊。感謝社會各界對李文亮醫生及對我們家人的關懷！同時我把我丈夫李文亮的《我走了》完成全稿！」 <text:line-break/><text:line-break/>《我走了》—李文亮醫生 <text:line-break/><text:line-break/>天還沒亮，我走了！ <text:line-break/><text:line-break/>我走的時候，渡口很黑，無人相送，只有幾朵雪花落在我的眼底。我一思念，它們便從眼眶滑落。 <text:line-break/><text:line-break/>黑夜真黑，黑得讓我想不起萬家燈火。我一生追求光，我自詡很明亮，但我拼盡全力，卻什麼也沒點亮。 <text:line-break/><text:line-break/>謝謝你們，昨夜冒著風雪來看我的人！謝謝你們整夜不眠，像守望親人一樣把我守望！可是脆弱人間，沒有奇蹟。 <text:line-break/><text:line-break/>我原本平凡而渺小，有一天我被上帝選中，托我將他的旨意轉告蒼生。 <text:line-break/><text:line-break/>我小心翼翼地說了，於是，有人勸我不要驚擾太平，他們說：你沒看見滿城繁華開得正艷嗎！ <text:line-break/><text:line-break/>為了讓全世界繼續相信現世安穩，我只好守口如瓶，還用鮮紅的指印保證——我說的話都是童話，戴花冠的致命皇后從來不曾下凡作亂。 <text:line-break/><text:line-break/>就這樣，天下繼續熙熙攘攘，誰也不知道，巨大的悲傷即將把城門深鎖。 <text:line-break/><text:line-break/>後來，上帝大怒山河失色，我也病了。再後來，我的家人都病了。我們像千萬片雪花一樣，你一片，我一片，各自飄零。 <text:line-break/><text:line-break/>我曾以為，只待春江水暖，我和家人便能再度重相逢。到那時，我們就坐在鵝黃的油菜花田，把花兒一朵一朵地數，把日子一分一秒地過。 <text:line-break/><text:line-break/>等啊等啊，我只等來了昨夜小雪，上帝摸摸我的頭，愛憐地說：乖，跟我走吧，人間不值得！ <text:line-break/><text:line-break/>我一聽就淚落如雨，雖然人間苦寒，上帝溫暖。但我怕過了奈何橋，偶爾回望吾鄉，再也望不見一家老小。 <text:line-break/><text:line-break/>其實，我的風骨早就被拍死在一紙保證書上。我繼續陽光朗照地活著，歌頌生命，讚美松柏，那是因為我對這土地愛得深沈。而今，我的肉身也死了。 <text:line-break/><text:line-break/>在我成為一粒塵埃之前，我又靜靜地懷想了一遍故鄉的黑土白雲。多想回到小時候啊，風是盡情飛舞的，雪是潔白無瑕的。 <text:line-break/><text:line-break/>活著真好，可我死了。我再也無法撫摸親人的臉龐，再也無法帶孩子去看東湖春曉，再也無法陪父母去看武大櫻花，再也無法把風箏放到白雲深處。 <text:line-break/><text:line-break/>我曾依稀夢見我尚未出世的孩子，他（她）一出生就眼含熱淚，在人潮人海中把我尋找。對不起，孩子！我知道你只想要一個平凡父親，而我卻做了一個平民英雄。 <text:line-break/><text:line-break/>天快亮了，我要走了，帶著一張保證書，那是我此生唯一的行囊。 <text:line-break/><text:line-break/>謝謝世間所有懂我憐我愛我的人，我知道你們都在黎明等候，等我越過山丘！可是，我太累了。 <text:line-break/><text:line-break/>此生，我不想重於泰山，也不怕輕於鴻毛。我唯一的心願，就是希望冰雪消融之後，眾生依然熱愛大地，依然相信祖國。 <text:line-break/><text:line-break/>等到春雷滾滾，如果有人還想紀念我，請給我立一個小小的墓碑吧！不必偉岸，只須證明我曾來過這個世界，有名有姓，無知無畏。 <text:line-break/><text:line-break/>那麼，我的墓誌銘只需一句：《他為蒼生說過話。》</text:p>
      <text:p text:style-name="P2">陳真   |  2020.02.10 02:08   |   <text:a xlink:type="simple" xlink:href="http://palinfo.habago.org/Entry?Command=Information_PrintForum&amp;iPage=1#FORUM38689"><text:span text:style-name="T1">#</text:span></text:a></text:p>
      <text:p text:style-name="P3">生物武器：一個更陰暗的未來(3) <text:line-break/><text:line-break/>陳真 2020. 02. 10. <text:line-break/><text:line-break/><text:line-break/>我幾乎完全跳過不理一切非關疫情及病毒來源的訊息，因為那些東西「本身」極其瑣碎而無意義，包括一切對於大陸的批評或抹黑，善意也好，惡意也罷，相關訊息或意見「本身」都沒有太大意義。 <text:line-break/><text:line-break/>你看，台灣這麼小的一個島，連口罩居然都能搞成像在拍末日電影似的，更不用說大陸那麼大的地方。剛才回家，看到路上聚集很多群眾，我以為發生什麼慘案，原來是在搶買口罩。 <text:line-break/><text:line-break/>大陸那麼大，每個人當然都能說上一點似有若無、可有可無的批評。但你能說的，大概也就只能這樣。要是這個國家交給你來治理，難道你可以弄得更好或完美無缺？基本上，我是給大陸防疫，不管是黨或人民的表現，全打個95分，離完美其實也不遠了，頂多也只能在那剩下的5分說點風涼話，如此而已。 <text:line-break/><text:line-break/>上面用了幾個引號「」，指的是訊息或意見「本身」缺乏意義，但「本身」以外的作用，意義可就大了。簡單說，那是有計畫、有系統的一種政治操作。我知道 (而非我相信) 這只是對手按表操課的攻擊一環。 <text:line-break/><text:line-break/>我之前說我認為新冠病毒是生物武器，我故意自我矮化說是「八卦」，其實我是故意這麼說，因為我知道我若說我是當真，你們其實也不會信。我當然沒法和俄國總統普丁或 Francis Boyle 那樣一種「圈內人」相提並論，但我畢竟也不是路人甲。 <text:line-break/><text:line-break/>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 <text:line-break/><text:line-break/>2007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 <text:line-break/><text:line-break/>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 <text:line-break/><text:line-break/>同理，在有關核武、生武、化武及貧鈾彈、集束彈等等的相關問題與事件上，我也算是某種圈內人了。 <text:line-break/><text:line-break/>為什麼我說如果腦子裏的東西可以直接「倒出來」而不用經過書寫，我可以「馬上」倒出比一萬三千字多出一百倍或一千倍的內容？為什麼呢？因為我不是第一天方才關心這些事，而是長達將近三十年，也就是打從我在1992年應 PHR (PHYSICIANS FOR HUMAN RIGHTS) 之邀，前往哈佛大學參加一個為期數天的「醫學與人權」國際研討會之後，我就持續關注這方面的資訊，不曾間斷。光是那次會議，我就扛回二十幾公斤的化武、生武、地雷及刑求方式等資料與書籍。 <text:line-break/><text:line-break/>有人說，當你投注一萬個小時在某個東西上時，你就會成為一個專家。我如果平均一天花一小時在這些事情上頭，大約28年，就能累積高達一萬個小時。雖然我離成為專家還差了十萬八千里，但總是具有某種比一般人也許要好上一些的敏感度與現實洞察力及相關知識水平。 <text:line-break/><text:line-break/>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 <text:line-break/><text:line-break/>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 <text:line-break/><text:line-break/>每次只要一想到要去講那些罄竹難書的東西，我就覺得很累，根本無從下筆。難道每次都要從幼兒園等級全部從頭教一遍？ <text:line-break/><text:line-break/>如果你發現一個國家--美國，幾十年來永無止盡地在別人國家大搞動亂，罄竹難書、泯滅人性的惡行，你觀察久了，當下次再有類似或同樣的事情發生時，難道你會每次都以為只是一種偶然？ <text:line-break/><text:line-break/>當你了解一種具有時間縱深的整個國際關係時，難道你還會那麼「單純」，以為政治就只是這樣自自然然地進展，而不是如火如荼不擇手段的陰暗慘烈鬥爭？ <text:line-break/><text:line-break/>別說什麼生物武器，連公衛都能「武器化」。當你發現一個國家--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 還有什麼事是幹不出來的？ <text:line-break/><text:line-break/>後記： <text:line-break/><text:line-break/>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3月25日就已下達 (亦即Committee on the Present Danger: China；CPDC)，等於是吹響全面戰爭的號角。 <text:line-break/><text:line-break/>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 <text:line-break/><text:line-break/>大陸不會把這些東西端上檯面，只能默默吃啞巴虧，以免民意逼著要馬上跟美國對幹；它需要的是時間，衝突能夠拖得越久越隱諱越好。但是，主動權畢竟是操在攻擊者一方，當「定義」已下，難道你以為CPDC開完會、喊喊口號就沒事？美國當然不是那樣一種國家。 <text:line-break/><text:line-break/>台灣這種所謂「政府」，沐猴而冠，不管藍綠，往往與兒戲無異，但是任何一個基本像樣的國家之政府都不是那樣，更不用說美國了。 <text:line-break/><text:line-break/>有兩篇文章，必讀！特別是阿遠(舊名鄭啟承)翻譯的那一篇，應該列為中小學基本教材，讓小孩早點明白，他們實際上是面臨一種什麼樣的敵人。這個敵人是什麼事都幹得出來的。 <text:line-break/><text:line-break/>https://bit.ly/2OGHJb7 <text:line-break/><text:line-break/>https://bit.ly/3bo4QB5</text:p>
      <text:p text:style-name="P2">孫韋懷   |  2020.02.09 23:48   |   <text:a xlink:type="simple" xlink:href="http://palinfo.habago.org/Entry?Command=Information_PrintForum&amp;iPage=1#FORUM38688"><text:span text:style-name="T1">#</text:span></text:a></text:p>
      <text:p text:style-name="P4">作為生活在大陸三線城市的普通人，分享一下最近的生活： <text:line-break/>1.我這裡140萬人，有11例確診，還是比較少的。除了超市，幾乎所有店都不開門，路上車輛很少，出行的人一定會戴口罩。口罩我家裡本來就有一些，所以不知道好不好買，物資不缺。偶爾出門買菜，遇到的基本是中年鄰居，大家都很平靜，沒有抱怨，沒有指責。 <text:line-break/>2.怕影響心情，所以這段時間除了國內網站，幾乎沒有看社交媒體和新聞。大陸網絡群情激憤的階段有幾個高峰：武漢政府剛公開疫情、武漢紅十字會頻頻出錯、武漢因為患者太多無法收容和李文亮醫生去世的那天晚上。 <text:line-break/>3.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 <text:line-break/>4.我家人會治病，加上老家這裡患者較少，所以不擔心自己的健康。面對一場災難，我所能做的只有待在家裡，希望這一切早點過去。這次肺炎讓我切身體會，面對大事，不管是罵是夸，能寄託希望的只有政府。 <text:line-break/>5.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p>
      <text:p text:style-name="P2">林炤育   |  2020.02.09 22:47   |   <text:a xlink:type="simple" xlink:href="http://palinfo.habago.org/Entry?Command=Information_PrintForum&amp;iPage=1#FORUM38687"><text:span text:style-name="T1">#</text:span></text:a></text:p>
      <text:p text:style-name="P3">豐遠強調的第四點，卻被以批評一詞，輕描淡寫簡單帶過。 <text:line-break/>讓我想起一篇文章[常見的狡辯術]裡的套路。 <text:line-break/>------------------------------------------ <text:line-break/>(4) 最要命的就是這個第四點: 政治洗腦。你的發言及措詞其實早已預設了許多前提，我不想說針對個人發言說太多，但容我隨便貼幾個你留言裡的用詞遣字: <text:line-break/><text:line-break/>政府隨後定調 <text:line-break/>消極的處理措施 <text:line-break/>粉飾太平 <text:line-break/>政府顢頇 <text:line-break/>言論管理 <text:line-break/>在中國網站上幾乎滅絕 <text:line-break/>中國民間真實輿情...裡面的言論大概最接近真實 <text:line-break/>封鎖 <text:line-break/>不符合政府觀點的文章很容易就被刪除 <text:line-break/>一言堂 <text:line-break/>政府管制的很嚴 <text:line-break/>良莠不齊 <text:line-break/>中國式管理，刪貼、封鎖、敏感詞 <text:line-break/>中國政府的管理責任 <text:line-break/>即便美國政府是壞 <text:line-break/><text:line-break/>你明白我要說什麼嗎? 你用的這些詞語，其實早已為你的文章定了調。換句話說你是先射好了箭，再用各種(1)(2)(3)三種粉筆在它旁邊畫出一個靶。 <text:line-break/>--------------------------------------------- <text:line-break/>秉叡說，傷腦筋，和台灣這邊說的完全不一樣，整件事情已經變成羅生門了。 <text:line-break/>這不是羅生門，說法一日三變的是台灣政府與論壇1450放出來的消息，因為太噁心汙穢惡毒沒有人性，我不願找出來給大家看。事情發生不久，湖北台商還有很多沒有回來，有興趣翻翻最近的新聞，看看PTT、01論壇，列出時間軸就清楚了。 <text:line-break/>---------------------------------------------- <text:line-break/>讚美感謝這些正直善良勇敢的人 <text:line-break/><text:line-break/>胡歌 <text:line-break/><text:a xlink:type="simple" xlink:href="https://www.toutiao.com/a6791372511532548621/"><text:span text:style-name="T2">https://www.toutiao.com/a6791372511532548621/</text:span></text:a><text:s/><text:line-break/><text:line-break/>韓紅 <text:line-break/><text:a xlink:type="simple" xlink:href="https://youtu.be/_CYpgZbeuyI"><text:span text:style-name="T2">https://youtu.be/_CYpgZbeuyI</text:span></text:a><text:s/><text:line-break/><text:line-break/>谢谢 高佑思 <text:line-break/>10万口罩从海外送到中国有多难？1吨医疗物资送往黄冈全记录 <text:line-break/><text:a xlink:type="simple" xlink:href="https://youtu.be/UXj7OWHpl9o"><text:span text:style-name="T2">https://youtu.be/UXj7OWHpl9o</text:span></text:a><text:s/><text:line-break/><text:line-break/>從以色列找到10萬隻口罩直接送到湖北，湖北加油！ <text:line-break/><text:a xlink:type="simple" xlink:href="https://youtu.be/wyRuCWyv2vo"><text:span text:style-name="T2">https://youtu.be/wyRuCWyv2vo</text:span></text:a><text:s/><text:line-break/><text:line-break/>謝謝 郭杰瑞 <text:line-break/>实拍美国医疗物资捐赠过程，海外华人留学生让人感动！ <text:line-break/><text:a xlink:type="simple" xlink:href="https://youtu.be/_ZijOuFySgg"><text:span text:style-name="T2">https://youtu.be/_ZijOuFySgg</text:span></text:a><text:s/><text:line-break/><text:line-break/>武漢本來就是一個很英雄的城市 <text:line-break/>https://youtu.be/w9uPERMIrFk <text:line-break/><text:line-break/>黨員先上 <text:line-break/><text:a xlink:type="simple" xlink:href="https://youtu.be/wIFuKvh277w"><text:span text:style-name="T2">https://youtu.be/wIFuKvh277w</text:span></text:a></text:p>
      <text:p text:style-name="P2">鄭豐遠   |  2020.02.09 21:43   |   <text:a xlink:type="simple" xlink:href="http://palinfo.habago.org/Entry?Command=Information_PrintForum&amp;iPage=1#FORUM38686"><text:span text:style-name="T1">#</text:span></text:a></text:p>
      <text:p text:style-name="P4"><text:a xlink:type="simple" xlink:href="https://youtu.be/L5rhyBKJXb4"><text:span text:style-name="T2">https://youtu.be/L5rhyBKJXb4</text:span></text:a><text:s/><text:line-break/>剛剛才看了火鍋大王這個影片。我不覺得自己能和他相比，但我所見與他略同。</text:p>
      <text:p text:style-name="P2">鄭豐遠   |  2020.02.09 21:15   |   <text:a xlink:type="simple" xlink:href="http://palinfo.habago.org/Entry?Command=Information_PrintForum&amp;iPage=1#FORUM38685"><text:span text:style-name="T1">#</text:span></text:a></text:p>
      <text:p text:style-name="P3"><text:a xlink:type="simple" xlink:href="https://youtu.be/6Da9U6ij85k"><text:span text:style-name="T2">https://youtu.be/6Da9U6ij85k</text:span></text:a><text:s/><text:line-break/>(建議用 1.25 倍速觀看) <text:line-break/><text:line-break/>我上一篇留言裡視頻的上集。老羊之前好像有貼過。 </text:p>
      <text:p text:style-name="P2">鄭豐遠   |  2020.02.09 20:41   |   <text:a xlink:type="simple" xlink:href="http://palinfo.habago.org/Entry?Command=Information_PrintForum&amp;iPage=1#FORUM38684"><text:span text:style-name="T1">#</text:span></text:a></text:p>
      <text:p text:style-name="P4">我不想只會批評別人的批評，我也會讚美別人的批評。各位如果想看看正例，看看一般人批評公眾事務如何批評得有道理，這裡就有個例子，鈺錠剛剛提供的: <text:line-break/><text:line-break/><text:a xlink:type="simple" xlink:href="https://youtu.be/m1nHZ-y1ff4"><text:span text:style-name="T2">https://youtu.be/m1nHZ-y1ff4</text:span></text:a><text:s/><text:line-break/>(建議用 1.25 倍速觀看) <text:line-break/><text:line-break/>台灣人或很多大陸所謂公知，整天批評中國沒有選舉或沒有民主，你們批評前何不好好作作功課，瞭解一下事實後再批評? <text:line-break/><text:line-break/>我和朋友說恐龍有毛喔，而且應該很多，朋友非常驚訝，一副打死不信的模樣，不斷反駁，說恐龍就不該有毛，我說妳不信也沒辦法呀，化石証據擺在那裡，有就是有，並不是妳不信他就禿了。 <text:line-break/><text:line-break/>(她至今仍然不信) <text:line-break/><text:line-break/>涵文， <text:line-break/><text:line-break/>我無意和人在文字上爭是非，老實我說不知道你上一篇留言在寫些什麼。有些事明明白白擺在眼前，我不知道和邏輯有什麼關係。我信的是善惡和是非，哪個人或組織或政府站在善的那一方，我的心就向那一方。 <text:line-break/><text:line-break/>豐遠</text:p>
      <text:p text:style-name="P2">鄭涵文   |  2020.02.09 20:36   |   <text:a xlink:type="simple" xlink:href="http://palinfo.habago.org/Entry?Command=Information_PrintForum&amp;iPage=1#FORUM38683"><text:span text:style-name="T1">#</text:span></text:a></text:p>
      <text:p text:style-name="P3">豐遠 <text:line-break/><text:line-break/>對於武漢肺炎是不是人造的這個問題，如果用你的邏輯推論，不確定的結論是可以成立的。 <text:line-break/>但唯一的問題是，這個推論法則可以將所有的問題都導向一個未知，這是我們應該去避免的，我引用你的結論，這樣會使得議題說了也變白說。 <text:line-break/><text:line-break/>最終就變成我們更願意相信哪個政府，卻不需要去對比他們雙方的說法，給出錯誤的資料是因為中國政府不能給出正確的，那我們形成對一國政府信任的基礎就變得過於虛無，很像是一種信仰。 <text:line-break/><text:line-break/>其次對於你認為我們應當去做的五類對比，我覺得這個想法很重要，只是我想提出一點想法。 <text:line-break/><text:line-break/>我一直覺得事實的結論如何，有時不那麼重要，關鍵是邏輯上是否完備，這是一個消極的想法，因為很多時候我們取得的結論並不準確。 <text:line-break/><text:line-break/>在這個前提下，方法論就佔據了主導地位，也就是說，資料的來源、檢討的方法以及邏輯的過程，三者都公開透明的呈現，我們就有能力可以彼此檢驗對方的看法，是否出現問題。 <text:line-break/><text:line-break/>你提出的五個分析方式 <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這五點我覺得遠比看上去的困難，增加了進入對話的門檻，當然這有好處，我們可以取得比較有質量的回答，只是這五項指標會不會導致我們討論的毫無效率是一個問題。 <text:line-break/><text:line-break/>但如果依我上面的見解，我們就務必要先檢驗方法，在做論述： <text:line-break/>為什麼是這五個指標？ <text:line-break/>他們能得出的結論會偏向何方？ <text:line-break/>有沒有其他的指標或分析方式？ <text:line-break/><text:line-break/>而最後一個關鍵之處在於： <text:line-break/>我們用這五項指標去評判他人的結論，是否合理？ <text:line-break/>我們是不是真的用這五項指標的結論，在評判他人的結論？ <text:line-break/><text:line-break/>這個問題我覺得十分複雜，所以我前一份回復表明我只能略過，其實豐遠你的語氣一直很和善，你持續提出的文句也在表述你的想法，我覺得這個討論對我們彼此都存在價值。 <text:line-break/><text:line-break/>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 <text:line-break/><text:line-break/>如果你願意相信在五項指標外，還能有其他路徑，也許可以觀看一下我選擇的資料，但我們畢竟都不是以此為業，也沒有過多的義務，是否接受難以強求，隨心就好。</text:p>
      <text:p text:style-name="P2">鄭豐遠   |  2020.02.09 19:51   |   <text:a xlink:type="simple" xlink:href="http://palinfo.habago.org/Entry?Command=Information_PrintForum&amp;iPage=1#FORUM38682"><text:span text:style-name="T1">#</text:span></text:a></text:p>
      <text:p text:style-name="P4">涵文， <text:line-break/><text:line-break/>中國據稱有兩個 P4 等級的實驗室，其中一個就是你說的武漢這個。我還沒看你貼的這個影片，但以目前基因工程的科技進展以及它所帶來的潛在殺傷力，作為一個對國際關係有點基本認識的正常人，你會相信中國”只有”這兩個實驗室在做相關的研究，而且會對外公開發表學術論文，或是上網發科普視頻嗎? <text:line-break/><text:line-break/>大家知道錢學森吧? 年僅36歲就成為美國麻省理工學院的正教授，學霸中的學霸，發表論文和重要理論無數，公認超高速動力學的天才鼻袓，教科書上的人物，本是眾人眼中閃亮的一顆星，1955 年因為眾多原因回到中國後從此在學術圈銷聲匿跡，在中國做些什麼沒人知道。幾年後，兩彈一星橫空出世 (台灣人對兩彈一星和錢學森基本是很陌生的，但沒有大陸人不知道我在說什麼吧? 不知道的人請自行 google)。 <text:line-break/><text:line-break/>我要說的是，如果我們真的相信病毒或細菌有核彈般的毀滅性威力 (不會有人不信吧，連這個也不信我也無言了，不信的人麻煩 google 一下”鼠疫”和”西班牙流感”)，那麼你就不可能不相信作為一個國家，特別是中美俄這樣的大國，對之可能作為武器的攻擊和防御手段有相關的積極研究。如果是這樣，你怎麼會用一個網路科普視頻來判斷某種肺炎病毒是否為人造或生化武器? 哪個國家會容許自己的絕密研究人員公開上網科普自己的超級武器? <text:line-break/><text:line-break/>題外話: 我們當然不排除有人不小心說漏嘴，大陸最先進的戰鬥機殲-20，研究期間有軍人受訪時不小心說漏嘴曝光了，有位張昭忠將軍趕緊上節目滅火，說沒有沒有，我們沒有研發那東西，沒有什麼新一代的先進戰機。一年後，殲-20 就現身了。張昭忠將軍從此也被內地同胞戲稱”戰略忽悠局局長”。題外話結束。 <text:line-break/><text:line-break/>你明白我要說什麼嗎? 我要說的是一個圈外人，就算你是世界頂尖病毒專家，你也不可能知道武漢病毒這東西的完整來歷。專家如此，何況一般人? 你說”我暫時沒有看到一個可信的資料，告訴我有武漢肺炎是人造的這個跡象”，這話不也能反過來說? 我也可以說我暫時沒有看到一個可信的資料，告訴我有武漢肺炎不是人造的這個跡象。反正說了都是白說。 <text:line-break/><text:line-break/>但病毒是不是人造或人為投放，根本不是我反駁你的重點，我針對的是你所批評的中國政府對於病例出現後的各種作為的一種視角和態度，這和病毒怎麼出現的並沒有關係。 <text:line-break/><text:line-break/>一個人要批評什麼都可以，但第一要批評得有道理，第二要有一致的標準。我大學聯考 (大陸叫高考) 時數學只考了 13 分 (滿分 100 分)，可以說數學極差。如果今天有人對我的數學能力不但不批評，甚至豎起大拇指叫好，卻批評愛因斯坦或錢學森數學不好，這個也不懂，那個也算錯，請問各位作何感想? 你會跟他較真，研究起他說的這個或那個嗎? 你會想要和他討論該怎麼改善愛因思坦和錢學森的水平嗎? 你唯一能做的就是叫他閉上大嘴，不懂就不要說，不是嗎? <text:line-break/><text:line-break/>這個比喻大家懂吧? 我是比喻美國和中國的能力和態度和各種精神。 <text:line-break/><text:line-break/>我不是說大家都該閉嘴，不能批評中國或中國對武漢疫情的處理，但還是那些老話，前面貼過，我再貼一次; 大家要抒發已見，不妨先看看: <text:line-break/><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p>
      <text:p text:style-name="P2">張萬康   |  2020.02.09 17:43   |   <text:a xlink:type="simple" xlink:href="http://palinfo.habago.org/Entry?Command=Information_PrintForum&amp;iPage=1#FORUM38681"><text:span text:style-name="T1">#</text:span></text:a></text:p>
      <text:p text:style-name="P3">古典音樂時間 <text:line-break/><text:a xlink:type="simple" xlink:href="https://www.youtube.com/watch?v=Rkc1ZkVSWdw"><text:span text:style-name="T2">https://www.youtube.com/watch?v=Rkc1ZkVSWdw</text:span></text:a><text:s/><text:line-break/>皇家利物浦愛樂樂團。2018。北京。 <text:line-break/><text:line-break/>「我的祖國」在大陸是人人會唱也是最愛的一首歌。原名「一條大河」，出自50年代電影「上甘嶺」的一段。上甘嶺戰役是抗美援朝的一場重要戰役。「我的祖國」超越了一般紅歌。這是利物浦樂團將之改編成管弦樂的呈現。 <text:line-break/><text:line-break/>本場演出的完整過程、各曲目過程如下： <text:line-break/><text:a xlink:type="simple" xlink:href="https://reurl.cc/QpyOvM"><text:span text:style-name="T2">https://reurl.cc/QpyOvM</text:span></text:a><text:s/><text:line-break/><text:line-break/>「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p>
      <text:p text:style-name="P2">老羊   |  2020.02.09 17:17   |   <text:a xlink:type="simple" xlink:href="http://palinfo.habago.org/Entry?Command=Information_PrintForum&amp;iPage=2#FORUM38680"><text:span text:style-name="T1">#</text:span></text:a></text:p>
      <text:p text:style-name="P5"><text:span text:style-name="T3">火鍋大王談李文亮醫生： <text:line-break/></text:span><text:a xlink:type="simple" xlink:href="https://youtu.be/b-Fy80yHYQo"><text:span text:style-name="T4">https://youtu.be/b-Fy80yHYQo</text:span></text:a><text:span text:style-name="T3"><text:s/><text:line-break/></text:span></text:p>
      <text:p text:style-name="P2">鄭涵文   |  2020.02.09 15:49   |   <text:a xlink:type="simple" xlink:href="http://palinfo.habago.org/Entry?Command=Information_PrintForum&amp;iPage=2#FORUM38679"><text:span text:style-name="T1">#</text:span></text:a></text:p>
      <text:p text:style-name="P4">豐遠 <text:line-break/><text:line-break/>你提出一點跟四點我想回答一下： <text:line-break/><text:line-break/>一、 <text:line-break/><text:a xlink:type="simple" xlink:href="https://www.bilibili.com/video/av28185761"><text:span text:style-name="T2">https://www.bilibili.com/video/av28185761</text:span></text:a><text:s/><text:line-break/>【一席】石正丽：这些野生动物的病毒怎么就到了人类社会？ <text:line-break/>這是武漢P4研究中心的石正麗所提的SARS後續研究，我根據現有資訊與後續研究去判斷，就算看了陳真醫生提供的資料，還是我很難贊同SARS是一個生物兵器。 <text:line-break/>用這個作為前提，即便武漢肺炎為人造病毒是事實，這也就變成第一次在中國使用病毒，很多證據都不會在短期內出現，討論我覺得為時尚早。 <text:line-break/><text:line-break/>至於有沒有可能性？距離SARS以接接近二十年之久，生物技術的進展不可同日而語，技術存在的可能性高出許多，所以我只能說我暫時沒有看到一個可信的資料，告訴我有武漢肺炎是人造的這個跡象。 <text:line-break/><text:line-break/>四、 <text:line-break/>豐遠的觀察是對的，我所提出來的確實是批評，不過我覺得豐遠忽略了公衛公安議題討論的一個特色，那就是提出來的大半都是，也都該是指責。 <text:line-break/><text:line-break/>這個原因比較好理解，我們的食衣住行、衛生防災這些系統一直存在，馬桶是一個偉大的發明 <text:line-break/>【万物拣史】公厕：人类粪斗史的人性之光 <text:line-break/><text:a xlink:type="simple" xlink:href="https://www.bilibili.com/video/av68367054"><text:span text:style-name="T2">https://www.bilibili.com/video/av68367054</text:span></text:a><text:s/><text:line-break/>但是我們不會時常去讚美這些系統，甚至多數時候不會去意識到這些事物的存在，這就是對一個國家系統最好的讚揚。 <text:line-break/><text:line-break/>我不想偷換概念，這裡提一下，第一點到第四點我是用一個連續的觀點，武漢肺炎不是人造病毒作為論述的前提。 <text:line-break/><text:line-break/>"即便美國政府是壞"這句我稍微提一下，原始版本是沒有即使兩個字，不是為美國說話，是不太明白為什麼這次的疫情會跟美國扯上邊。 <text:line-break/><text:line-break/>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p>
      <text:p text:style-name="P2">林如龙   |  2020.02.09 13:21   |   <text:a xlink:type="simple" xlink:href="http://palinfo.habago.org/Entry?Command=Information_PrintForum&amp;iPage=2#FORUM38678"><text:span text:style-name="T1">#</text:span></text:a></text:p>
      <text:p text:style-name="P3">以前引述过一篇文章，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周小平”就能搜到。 <text:line-break/>大陆的舆论场，能够加精推送和删除消声的势力，主要有三股，美方（包括美国资本，cia等）中国资本和中国官方。 <text:line-break/>美方就不用说了,造谣抹黑,制造对立,恨不能把中国大卸八块. <text:line-break/>大陆官方宣传部门僵化八股,没有战斗力,中央级如此,地方上的官办报纸网络媒体更是亲美大本营,特别是南方系报纸.胡锡进说过,他说在朋友圈一发文章,就嘲笑声一片.他的朋友圈大多数是媒体主编,可见认同他观点的少之又少,而他们又掌控了大部分媒体的审核权.屁股是歪的,审核出来的东西也会歪掉.我不是说胡锡进的观点有多么完美正确,至少他的屁股的正的. <text:line-break/>中国资本虽然依靠政府的支持和保护,但是也渴望摆脱权力的束缚,所以很多时候利益不一致.资本天生就喜欢自由,自由的进出,自由的割韭菜,自由的洗钱,自由的逃税避税.掌握资本的资本家也更希望打造一个把强奸改判成不小心摔倒正好插入的”法治”社会.比如这次的红十会事件,各路反华势力和资本合力,利用民众的情绪排山倒海的攻击它,反华势力是为了打击政府的公信力,中方资本是想打击红会的合法性,以便扶正私人公益组织,逃税洗钱收韭菜的黑箱工具就有了,但是一介草民恨不得红会死就说不过去了,红会还可以监督,还可以改,就像小孩子,不懂事还可以教,杀了他干什么,杀了就没了,私人公益组织是别人家小孩,你管不了,想管律师伺候.(注:我不是要一棍子把资本打死,资本一体两面,可以推动社会进步科技发展,也可以作恶对民众敲骨吸髓.资本是工具,要看在谁的手里,比如在任正非手里就挺好) <text:line-break/>有些人对小粉红嗤之以鼻,觉得无脑护短不识大体,甚至有人把她们描绘成某种生物.是,我也不喜欢少部分不讲原则一味护短的人,但是小粉红作为一个整体,他们三观正,内心是一颗滚烫的中国心.他们是新一代的年青人,没有老一代的包袱,没有自卑,没有怨恨,没有悲愤,没有软骨病.他们也许幼稚,也许无脑,但他们会成长,他们是祖国的未来. <text:line-break/>小粉红是大陆舆论场的重要组成部分,算是政府的外围组织,没有新闻加精推送和删除消声的能力.宣传部门僵化,外围能力不够,反华势力和资本一旦发力,稍为正常的声音都难以生存,比如下面这篇文章<text:a xlink:type="simple" xlink:href="https://mp.weixin.qq.com/s/gO8kanJIFI4_Chyo3jwttQ"><text:span text:style-name="T2">https://mp.weixin.qq.com/s/gO8kanJIFI4_Chyo3jwttQ</text:span></text:a><text:s/><text:line-break/><text:line-break/><text:line-break/><text:line-break/>作者:猫哥的视界 <text:line-break/><text:line-break/>趟一趟武汉红十字这潭浑水   <text:line-break/><text:line-break/>很多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阅读”10万+，“在看”10万+，“赞赏”1万+。大家知道这组恐怖数据是什么概念吗？我自己写公众号大概写了180+篇原创文章，阅读10万+很多，在看10万+一篇没有！基本在看能达到2万+，阅读就能上100万+，这样100万+阅读，在看2万+的爆款文章能吸粉10万以上。 <text:line-break/>这就是公众情绪的风暴！ <text:line-break/>按：2月2日我看到另一个不知名公号发表了一篇关于鄂A0260W的文章，再次获得双10万+！ <text:line-break/>毫无疑问这个时候任何人试图给公众提供一点理性的声音是非常不理智的行为，那绝壁是要掉粉无数的—— <text:line-break/>我在微博上转发一条红十字会辟谣的微博就蹭蹭掉粉，总共6万粉丝的微博一小时内掉了300多粉丝。 <text:line-break/>所以，我一直在犹豫是不是做这样费力不讨好的事情——话说骂骂红十字会多好啊，顺应大众的情绪，顺便捞一个双10万+的创新纪录。 <text:line-break/>但我还是决定给大家提供一点不同声音，虽然这样会掉粉无数，我也认了。 <text:line-break/>现在我就来趟一趟湖北红十字这潭浑水。 <text:line-break/>武汉封城之后，当地官方就宣布指定红十字会作为唯一接受社会捐赠物资与善款的机构。 <text:line-break/>为啥官方要这样做？ <text:line-break/>2013年4月20日，四川雅安爆发7级地震。在一年之内全国一共有219家基金参与雅安地震募捐。 <text:line-break/>募捐善款第一名就是当时风头正盛的壹基金。全国一共捐款是16个亿，壹基金一家就拿走了4个亿，而四川红十字会却只募捐到3000万元善款，是壹基金的1/13。 <text:line-break/>为啥壹基金会如此成功？ <text:line-break/>因为谣言，针对红十字会有意制造的各种谣言。 <text:line-break/>被判刑的“秦火火”就是制造谣言的著名推手，在雅安地震之后，曾经在2011年给红十字会造谣的“中华秦火火”摇身一变，成为“江南秦火火”，继续制造了大量红十字会的谣言。 <text:line-break/>这些谣言被几十个公知大V转发，形成巨大的影响力，把红十字会搞得声名狼藉，让壹基金成为最大的受益者。 <text:line-break/>那么，壹基金这个私立慈善基金会具体表现如何呢？ <text:line-break/>国家法律对于慈善基金有个规定，就是募集的善款必须在第一年内使用不低于70%（详见《基金会管理条例》第二十九条：公募基金会每年用于公益事业支出，不得低于上一年总收入的70%）。 <text:line-break/>壹基金虽然成立之初不属于公募基金，但是它还是在自己的公司章程第52条中作了同样的规定：壹基金每年用于公益事业支出，不得低于上一年度总收入的70%。 <text:line-break/>但是，公司章程规定是一回事，实际怎么做则是另外一回事——2014年壹基金审计报告上列出这个基金在一年内仅向灾区拨付了4000万元，占募集善款总数的9%。 <text:line-break/>而当时灰头土脸的四川红十字会总共募集到善款只有3000多万元，在一年之内向灾区拨付善款超过80%。 <text:line-break/>从此，壹基金一直深陷财务与善款丑闻中。 <text:line-break/>武汉封城之后正处于舆论的风口浪尖，毫无疑问，当地官员不希望未来也爆出什么捐赠物资与善款的丑闻。 <text:line-break/>所以，就指定有官方背景的红十字会作为唯一接受社会捐赠物资与善款的机构。 <text:line-break/>这样的决策四平八稳，将社会所有的捐赠物资与善款都归口到红十字会一家来管理，显然更让当地官员放心。 <text:line-break/>但是怕什么就来什么，归口给红十字会固然让官方放心，但是却忽略了一个重要的问题—— <text:line-break/>红十字会有这个管理善款与物资的能力吗？  <text:line-break/> 2 收发物资难不难？ <text:line-break/>这个问题我是这样理解的：平时不难，现在很难——我甚至认为已经远远超出了红十字会能力的上限。 <text:line-break/>为什么？ <text:line-break/>可能很多人觉得接受物资并且分发出去很容易。是的，看起来都很容易——容易是因为数量与规模不够大。 <text:line-break/>当数量、品类、规模超过一定规模之后，这个接受并且分发物资就叫“大型库存管理”，这玩意不是一般组织或者个人能玩下来的。 <text:line-break/>按：大家可以参考本次发布的第三条《这是一份详细的医疗物资捐赠流程图》。 <text:line-break/>物资合规确认、物资采集、物资调配分发、物流运输与通关就涉及无数道工作内容，不是普通人想的捐款邮寄那么简单！ <text:line-break/>湖北、武汉红十字会这样的机构，作为一个清水衙门，其实就类似一个行政系统富余人员的养老场所，稍微有点事业心的人员，大概都不愿去这样的机构。 <text:line-break/>加上平时工作都比较清闲，所以这个机构人员编制不会高，湖北红十字会、武汉红十字会编制人员加起来也就是几十个人。 <text:line-break/>加上大部分人员年龄偏大，很多人可能连常见的办公软件都不太熟练，什么OA系统，智能化管理与这样的机构基本无缘。 <text:line-break/>本来这样的机构平时做做慈善，接受一点社会捐赠还问题不大，偏偏遇到武汉肺炎事件，红十字会面对的是突然涌来的海量的物资！ <text:line-break/>现在湖北、武汉红十字会面临的已经不是一个简单的善款发放、少量物资管理与分发的问题，而是相当于要扮演一个战时后勤管理部门的角色。 <text:line-break/>这下麻烦就大了。 <text:line-break/>因为海量的物资接收与分发本身就是一个技术含量很高的活。 <text:line-break/>以武汉红十字会为例，它们要接收的物资品类多——包括口罩、护目镜、防护服、消毒液、各种医疗设备等等几十种品类，每一大品类还包括很多细分类别。 <text:line-break/>口罩就包括医用与家用的，这个医用于家用的还包括不同的生产日期，还有运输可能造成的破损与污染，中间还可能夹杂着其它的玩意（媒体报道民众捐赠的物资还有化妆棉混在口罩里）。 <text:line-break/>这些物资要筛选与分拣（光是分拣就工作量很大，大部分民众捐赠的物资都不符合医院要求），要分门别类登记造册入库。 <text:line-break/>我估计红十字会那票人很可能都不会熟练使用电脑系统，很多还是做手工帐，那不得做得累死。 <text:line-break/>然后是物资分发。 <text:line-break/>按道理，各个医院应该梳理好内部的物资需求，然后通过网络上传给红十字会进行调度分发。 <text:line-break/>但是红十字会没有供应链的运输能力（两级红十字会只有几台车），然后库存又是一堆手工帐，所以最后变成几十个医院派出人员去红十字会领物资。 <text:line-break/>这个领物资也要甄别——万一被人冒领了，物资流到社会上被人盗卖，红十字会又是一大坨污点。 <text:line-break/>所以，领物资也变得乱哄哄的，连原始的介绍信也用上了，大家可以想象效率有多低。 <text:line-break/>最后就是红十字会仓库里物资堆积如山，一线医院却频频物资告急。 <text:line-break/>这个锅红十字会不背也得背！说白了，红十字会这样的机构不具备大规模物资收集与分发的能力。 <text:line-break/>具备这种能力的企业全中国扳起指头也数不出几家，我估计可能只有阿里、京东以及专业做物流的大型企业等有这个能力。 <text:line-break/>这些能力都是企业真金白银砸出来的，绝对不是红十字会这样的机构能具备的。 <text:line-break/>虽然红十字会在第一时间征集了大量志愿者——我看媒体报道，光是武汉红十字会就有几十个志愿者在协助。 <text:line-break/>但是这种系统的库存管理绝不是堆人员数量可以解决的！ <text:line-break/>按：读者有没有做这块工作的，留言来一波专业描述，我给你们上墙。 <text:line-break/>另外，我看见现在网上舆论对韩红基金会非常推崇，我查阅了一下截止到1月31日的数据，韩红基金会接受的善款约为1.5亿，当日发放的物资只有2000套防护服，200套心电监测设备。 <text:line-break/>这点物资分发的数量与当地红十字会面对的物资相比显然不是一个数量级的。 <text:line-break/>到了2月1日韩红基金会也关闭了接受善款的通道，因为数额太大的善款已经超过了这个机构的处理能力。   <text:line-break/>在网上的传言中，这个武汉红十字会背景深厚，能量惊人。 <text:line-break/>事实真是如此吗？ <text:line-break/>其实，一个机构在体制内是啥地位看看它的财报就一清二楚。 <text:line-break/>传言可以骗人，财报不会，真相就藏在财报的细节之中。 <text:line-break/>2018年武汉红十字会总收入972.74万，总支出也是972万——全部来源于财政拨款。 <text:line-break/>嗯，也就是说，这个机构在社会上募集善款的能力为0——这说明什么？ <text:line-break/>说明武汉红十字会在体制内混得很差啊！但凡有点背景，随便找个实权领导打个招呼，武汉这么大，还怕找不到几个企业拉点赞助？ <text:line-break/>但是武汉红十字会连这个能力也没有。 <text:line-break/>我们继续往下看。 <text:line-break/>2018年武汉红十字会工资福利开支为279.34万元——网上根据这个数字然后除以编制13个人员得出人均工资福利二十几万的结论。 <text:line-break/>这是根本不懂常识的胡扯。 <text:line-break/>因为编制是正式工，任何一个事业单位都有大量正式编制以外的合同工（就是传说中的临时工），所以，武汉红十字会人均工资福利收入应该远远低于二十几万这个数字。 <text:line-break/>我想说的不是讨论这个人均工资福利收入，而是另外一个更要命的东西。 <text:line-break/>国家《基金管理条例》第二十九条第二款明确规定，基金工作人员工资福利和行政办公支出不得超过当年总支出的10%。 <text:line-break/>而武汉红十字会光是工资福利支出在年支出占比已经达到33%！ <text:line-break/>这都已经违法了好不好？ <text:line-break/>按：韩红基金会这个人员与行政开支在总支出占比是7.91%，中国红十字会这个占比是2.9%。 <text:line-break/>有官方背景的地方红十字会基本财务支出都违法了是不是很尴尬？ <text:line-break/>为啥出现这样的情况？ <text:line-break/>因为这个武汉红十字会没有募集善款能力，所有开销都依赖财政拨款。 <text:line-break/>很显然，武汉财政并不很待见这个红十字会，拨款也是只给了必须的人员行政开支，以及基本的慈善支出，在此之外多一分钱也不肯多给，至于红十字会是不是违法了——财政根本不管！ <text:line-break/>如果武汉红十字会真有网上传言那种能量惊人的本事，它或者可以向财政多要一点钱，或者依托体制内的背景向社会募捐，或者裁撤一些没用的人—— <text:line-break/>让自己的人员工资福利支出控制在10%以下——至少让自己不违法吧，但是武汉红十字会这些能力都没有，它在体制内是啥地位？ <text:line-break/>请记住一个真理，嘴上说啥都有可能是假的，能弄来钱才是真的！ <text:line-break/>说句刻薄一点的话，对于机构而言，没钱与没本事基本是划等号的。 <text:line-break/>本来武汉红十字会就一直在体制内窝窝囊囊混日子，但是突如其来的一场疫情将它推到了风口浪尖。 <text:line-break/>毫不意外地表现低劣——做事的能力一塌糊涂，地方上的官僚主义作风倒是学了个十足。 <text:line-break/>不仅接受海量的物资发不出去，还陆续爆出扣押协和医院物资事件、阻挡央视采访事件、鄂A0260W事件等等无数槽点…… <text:line-break/>在我看来，武汉红十字会的表现完美诠释了中国的一句老话—— <text:line-break/>德不配位，必有灾殃！ <text:line-break/>按：这是我前天写的文章，没想到在今天文章发布前湖北红十字会三名领导就被问责了。 <text:line-break/>嗯，这是对德不配位，必有灾殃最好的注解。 <text:line-break/>另一方面我们也看到，在突发公共安全事件处理中，湖北以及武汉官方处理问题的方式还是体制内传统的条条块块的模式，习惯性的将相应的工作交付给体制内的“条条”部门来负责。 <text:line-break/>结果被武汉红十字会捅出一个大窟窿，成为舆论抨击的焦点，最后不得不委托第三方接管了红十字会的大部分职能。 <text:line-break/>从这个层面来看，湖北武汉红十字会暴露的一系列问题不是坏事，它其实给全国地方政府都敲响了警钟，要提高我们行政系统的治理能力应对未来的挑战，就必须提出新的思路。    <text:line-break/> 4 红十字会的问题怎么解决？ <text:line-break/>方案一，加强红十字会的建设，给红十字会投入更多的资源，让未来红十字会具备这种大规模物资调动分发的能力。 <text:line-break/>这个很难，而且性价比很低。 <text:line-break/>因为红十字会现在面临的问题不是社会的常态，红十字会相当于在准战争状态被推到一个后勤管理的角色，让这样的机构具备这样战时的后勤管理能力要投入多少资源？调动多少人力？ <text:line-break/>而且社会终究会回归常态的，像这种肺炎疫情的状况未来十几年未必能撞上一次，所以，即使不顾一切把红十字会建设成为顺丰这样的机构，可能很长一段时间根本无用。 <text:line-break/>那前期大量的投资是不是就浪费了？ <text:line-break/>所以解决红十字会的问题要站在更高的层面来思考。 <text:line-break/>十八大以后管理层提出要要推进国家治理体系与能力的现代化，去年就这个问题还专门发了一个重量级的文件。 <text:line-break/><text:line-break/>来源：新华网 <text:line-break/>要全面提高我们政府的治理能力，有些体制内的管理模式就要做出重大改变。 <text:line-break/>管理体系的改革有两个方向，一个是做加法，一个是做减法。 <text:line-break/>一般组织机构的惯性是做加法，但是这个方向只能让系统效率越来越低，治理能力越来越差。 <text:line-break/>举一个例子。 <text:line-break/>几年前我去考察某个企业，这是一个以地产为主的企业集团公司，进入这个企业办公室第一眼就看到这个企业的组织架构，它包括以下一些公司： <text:line-break/>房地产开发公司、建筑公司、监理公司、设计公司、装饰公司、建材公司。 <text:line-break/>当时我就哑然失笑。明摆着这个企业的思路就是要将整个房地产开发产业链所有环节的利润全吃掉。 <text:line-break/>这就是典型的做加法的思路，但是一定效率低下，因为所有的环节都自己来做，一定比社会平均水平更低。 <text:line-break/>我们政府机构过去也是如此，条条块块重重叠叠，遇到新问题就再搞一堆新的机构（大都以某某办公室的名义）。 <text:line-break/>结果机构越来越多，效率越来越低。 <text:line-break/>我觉得未来要提高政府的治理能力，大方向应该是做减法的思路。 <text:line-break/>遇到新的问题不是去增加机构设置或者加强机构建设，而是直接去购买社会服务。 <text:line-break/>比如现在一些大型城市环卫工作就逐渐按照购买社会服务的思路来解决，政府财政没有增加预算，效果比政府环卫部门自己干还好得多。 <text:line-break/>对于红十字会也是如此，特殊时期这种供应链管理就可以通过委托第三方机构来解决。 <text:line-break/>2月2日，国内规模最大的医药流通企业九州通接管了武汉红十字会库存管理工作。专业机构出手就是不凡，红十字会整得焦头烂额的库存等级与管理，九州通迅速梳理得清清楚楚。据九州通负责人介绍，紧急医疗物资，九州通2小时就能实现物资的入库和分发。 <text:line-break/>思路一变效果立马不一样，做减法的思路明显比做加法的办法要好。 <text:line-break/>那么，红十字会这样的机构是否就没有保留的必要了呢？ <text:line-break/>不！ <text:line-break/>一定要留着红十字会这样的机构！ <text:line-break/>为什么？ <text:line-break/>因为留着红十字会这样的机构占着慈善领域的坑有重大意义。 <text:line-break/>    5 红十字会有啥用 <text:line-break/>现在红十字会处于舆论的风口浪尖，各种愤怒的声讨都是奔着红十字会去的。本来我开始觉得骂一骂红十字会也不错，有利于这个机构未来改进工作作风。 <text:line-break/>但是从2月1日下午开始网络的舆论变了味，对红十字会的批评变成各种带节奏的攻击——就是想把湖北与武汉红十字会干翻，进而把全国红十字会等公立慈善机构统统干掉。 <text:line-break/>那么，大家是否知道干掉红十字会有什么后果？ <text:line-break/>嗯，大家猜一猜谁最痛恨红十字会这类的官方慈善机构——恨不得除之而后快？ <text:line-break/>是普通老百姓吗？ <text:line-break/>不是！ <text:line-break/>普通人只是被利用的棋子。 <text:line-break/>干掉官方慈善机构对于普通老百姓半点好处也没有！ <text:line-break/>是资本，准确的说最痛恨红十字会这类官方慈善机构的是私立资本！ <text:line-break/>为什么？ <text:line-break/>这就是我要蹚一蹚湖北红十字这谭浑水的重要原因。 <text:line-break/>给大家介绍一下在资本主义社会私立资本一个成熟的“慈善”套路。 <text:line-break/>首先我们来看一则去年的新闻： <text:line-break/><text:line-break/>这类新闻确实很博眼球，国外的富豪看上去好像都很高风亮节，个人去世，大部分遗产都捐献给慈善基金，儿孙们却得不到父辈的遗产。 <text:line-break/>那么，真相真是这样吗？ <text:line-break/>事实的真相恰恰相反。 <text:line-break/>首先我们来看这则新闻里一些不引人注目的细节 <text:line-break/><text:line-break/>看到没有，去世的酒店大亨希尔顿巴伦把自己的遗产是捐献给一家“公益”信托机构，最终受益者是希尔顿基金。 <text:line-break/>这是啥意思？ <text:line-break/>这就是富豪深谋远虑的算计，是国外资本玩得熟溜的套路。 <text:line-break/>首先，把遗产“捐献”给“公益慈善”信托机构（基金）可以避税。像希尔顿这种几十亿美元的遗产如果直接传给子女，遗产税至少40%起！小一半遗产就没有了。 <text:line-break/>其次，国外特别是资本主义国家，私人成立一个公益慈善信托基金非常方便，理论上讲，资金进入这个公益信托机构后，这笔钱就属于社会而不是个人私有资产。 <text:line-break/>但是，这只是理论上！ <text:line-break/>以美国为例，按照法律规定，公益基金或者慈善基金必须把不低于基金总额的5%用于公益与慈善事业—— <text:line-break/>看到没有？只要用5%的基金总额去做公益与慈善就能满足慈善要求！剩下95%你可以投资任何项目！ <text:line-break/>按：中国法律规定的是，私立的私募慈善基金每年公益支出不得低于上一年度总收入的8%。这个规定比国外高，但是也远远低于公募基金的标准。 <text:line-break/>另外多说一句，公募与私募的区别就是募集资金的方式，公募可以公开募集，门槛很低，私募只能私下募集，门款比较高，一般是100万起步。 <text:line-break/>网上很多人把私募基金理解为自己与朋友的钱，这是常识性的错误。私募基金虽然不能公开募集，但是募集的资金绝大部分都不是“自己与朋友的钱”。 <text:line-break/>那么，95%的基金投资收益归谁所有呢？富豪们还会成立一个家族基金，指定这个公益信托机构的绝大部分收益归家族基金所有。 <text:line-break/>比如我们这位希尔顿同学就是如此。 <text:line-break/>这就是境外富豪们死后玩的把遗产捐献给“慈善”基金的套路！ <text:line-break/>遗产捐献给“公益”机构，首先就可以逃一大笔遗产税，然后层层设套，这些“公益”机构的投资收益绝大部分还是子孙享用（富豪们成立的“公益”信托基金，实际运营者多半是自己的亲戚）。 <text:line-break/>最妙的是，子孙只能享用这笔遗产的投资收益，而无法直接动用遗产，这可以防止子孙接受大笔遗产后大肆挥霍，迅速败光家产。 <text:line-break/>在完全掌握基金运营管理权的情况下，真要把基金的钱变成个人的私产其实也不难。 <text:line-break/>美国希拉里基金就有一次经典操作——对！就是那个总是站在道德制高点频频指责中国“人权”的克林顿希拉里成立的基金。 <text:line-break/>希拉里的女婿搞了一个公司，公司做了一堆谁也看不懂的项目。 <text:line-break/>看不懂也没关系，关键是可以估值10亿美元。然后还真有人买单，先是A公司拿了10亿美元收购了这家公司，不久，B公司再花10亿美元从A公司手里买下这个公司。 <text:line-break/>再过了一段时间，希拉里基金用10亿美元从B公司手里接下这笔资产。你看看，转了一大圈，基金的钱就进入了私人的口袋。 <text:line-break/>以上都是国外富豪们玩熟的的套路，偏偏有一帮脑残媒体还在为富豪们逃税、洗钱行为歌功颂德。 <text:line-break/>比如，香港大富豪许世勋去世也是这样的套路，把470亿遗产捐献给“公益”信托机构，信托机构的最终受益人还是许氏家族基金，但是媒体报道还是这样的标题： <text:line-break/><text:line-break/>我记得当时还有记者幸灾乐祸写道，大美人李嘉欣拼了老命嫁入豪门，最后一毛钱都没捞到—— <text:line-break/>我看了这些报道就觉得好笑。这些大资本的套路又岂是这些每月拿几千元的小记者能看懂的了？ <text:line-break/>但是，这些最大程度保护家族财富，规避政府税收的套路在社会主义中国是玩不了的。 <text:line-break/>前些年，某名人据说要在大陆搞一个慈善基金，后来发现大陆对这块卡得特别死。 <text:line-break/>然后就通过媒体吐槽，诟病我们政府通过官办慈善机构垄断慈善运营，导致一大批富豪无法开展“慈善”事业。 <text:line-break/>现在大家明白为啥政府要严控民间自办慈善基金的原因了吗？ <text:line-break/>现在大家明白为什么在中国一定要留着红十字会这样的机构占着慈善领域的坑的吗？ <text:line-break/>这是要堵住一个绝大的逃税、洗钱的黑洞！ <text:line-break/>慈善那点善款不过是毛毛雨，洗钱逃税才是大蛋糕！ <text:line-break/>官办慈善问题再多，槽点再多也比民办慈善好！ <text:line-break/>至少官办慈善机构不会去帮助私人资本逃税、洗钱！ <text:line-break/>至少大众觉得“烂到根子”的官方慈善机构包括红十字会一直在严格执行国家法律规定的“每年公益支出要超过上一年总收入的70%”。 <text:line-break/>而全国私立慈善基金绝大多数都是私募基金！它们只需要满足公益支出高于上一年度总收入的8%就不违法！包括最近风头正盛的韩红慈善基金会！ <text:line-break/>所以黑公立慈善机构，吹捧私立慈善机构就如同说60公斤的拳击运动员能打赢120公斤拳击运动员那么荒谬！ <text:line-break/>它们基本标准就不是一个数量级好不好？ <text:line-break/>按：根据韩红慈善基金官网公布的审计报告，2017年该基金会收入大致是2324万，2018年该基金慈善公益支出1438万，公益支出占上一年总收入的61.8%。 <text:line-break/>嗯，韩红基金是2019年拿到的公募牌照，在此之前能达到61.8%已经算是私募慈善基金中出类拔萃的了。 <text:line-break/>根据中国红十字会官网的审计报告，2017年中国红十字会收入是6694万，2018年公益支出是4732万，公益支出占上一年总收入的70.7%。客观的评价，韩红慈善基金在私立慈善基金中已经算是做得拔尖的，很多大名鼎鼎的私立慈善基金更加不堪，这里就懒得点名了。 <text:line-break/>嘴上说漂亮话容易，真金白银拿出来才是硬道理！ <text:line-break/>红十字会这样的官办慈善机构确实槽点很多，包括武汉与湖北红十字会在这次疫情中暴露出的官僚主义作风、效率低下等等各种各样的问题。 <text:line-break/>但是，我还是那句话，官办慈善机构问题再多，也要比私立慈善机构靠谱得多！ <text:line-break/>请记住，有些领域一定要国营、官方机构垄断才是对老百姓最大的负责！ <text:line-break/>包括水电气通讯等等基础民生产业，包括慈善这个风口浪尖的领域。 <text:line-break/>这就是我的观点。 <text:line-break/>写这篇文章就是希望我的读者与粉丝在舆论情绪的狂欢中能听一点理智的声音。 <text:line-break/>即使这样的声音会掉粉无数，我也认了。 <text:line-break/>我觉得坚持理性绝不盲从，并且坚持给我的读者输出有价值的内容才能对得起大家的订阅，才是这个号未来长久的生存之道。</text:p>
      <text:p text:style-name="P2">安仔   |  2020.02.09 11:49   |   <text:a xlink:type="simple" xlink:href="http://palinfo.habago.org/Entry?Command=Information_PrintForum&amp;iPage=2#FORUM38677"><text:span text:style-name="T1">#</text:span></text:a></text:p>
      <text:p text:style-name="P4">丰远很严谨很客气的反驳了“涵文体”的认知逻辑，感觉内容上正好有点呼应了火锅大王最新一期的“what about主义”。 <text:line-break/><text:line-break/>我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言论自由世界”。我建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 <text:line-break/><text:line-break/>另外，在貌似很有条理的梳理疫情时，我觉得是不是受了带风向教育太久还是怎样，怎么说话含糊不清有一点没一点，到底想表达什么呢？ <text:line-break/><text:line-break/>比方说十二月发现疑似病例，那确认呢？按照你拍脑袋的标准，确认病例应该多久是合适的呢？怎么公布病情才合适呢？在公布病情前需要多少时间去准备公布病情后的各种工作呢？ <text:line-break/><text:line-break/>比方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 <text:line-break/><text:line-break/>比方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 <text:line-break/><text:line-break/>我就不想一一针对了，好烦，看到这些内容真是来气。什么内容呢？似是而非有前无后断章取义自以为是的内容。这些东西平时我就懒得看懒得说，但是非常时期，这就是打着理性的旗号吃人血馒头。 <text:line-break/><text:line-break/>真想发表什么高见，等事情过后，有明确论点充分论据，再来，好吗？ <text:line-break/><text:line-break/></text:p>
      <text:p text:style-name="P2">鄭豐遠   |  2020.02.09 07:47   |   <text:a xlink:type="simple" xlink:href="http://palinfo.habago.org/Entry?Command=Information_PrintForum&amp;iPage=2#FORUM38676"><text:span text:style-name="T1">#</text:span></text:a></text:p>
      <text:p text:style-name="P3">涵文， <text:line-break/><text:line-break/>你寫的，讓我有點不敢相信自己的眼睛 (如果我沒讀錯的話)，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 <text:line-break/><text:line-break/>這種視角和態度的特色如下: <text:line-break/><text:line-break/>(1) 面對某些高度專業甚至是人類最高水平的科技影響到社會大眾的時候 (比如核災或病毒疫情)，認為自己有能力針對技術層面置喙。 <text:line-break/><text:line-break/>病毒的來源，沒有人知道。如果牽涉到人為設計和疏失或刻意投放，那恐怕就在很長很長的一段時間內，都不會有人知道。 <text:line-break/><text:line-break/>(2) 面對某些高度專業甚至是人類最高水平的科技影響到社會大眾的時候 (比如核災或病毒疫情)，認為自己有能力針對應對策略置喙。 <text:line-break/><text:line-break/>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 就算你是一個防疫工作人員，你都不可能看到全局及整體規劃，因為你也只是大機器裡的一顆螺絲釘。一般人就更不可能去理解和談論了，不是嗎? <text:line-break/><text:line-break/>(3) 在完全缺乏上面兩點認知的情況下，仍然認為自己能夠針對這樣的公眾事件發言。 <text:line-break/><text:line-break/>一個人當然要說什麼都可以，但你沒辦法直接咬定某個根本未經確定的技術原因，然後像廉價偵探小說那樣，進行順著它一路"檢視"相關專業部門的作為，甚至做出評價。 <text:line-break/><text:line-break/>各位知道我要說什麼嗎? 我們都不是專家，專業的事面前，我們最好不要輕易發言，不然很容易突顯自己的無知。在此非針對誰，因為這毛病我有時也會犯。 <text:line-break/><text:line-break/>(4) 最要命的就是這個第四點: 政治洗腦。你的發言及措詞其實早已預設了許多前提，我不想說針對個人發言說太多，但容我隨便貼幾個你留言裡的用詞遣字: <text:line-break/><text:line-break/>政府隨後定調 <text:line-break/>消極的處理措施 <text:line-break/>粉飾太平 <text:line-break/>政府顢頇 <text:line-break/>言論管理 <text:line-break/>在中國網站上幾乎滅絕 <text:line-break/>中國民間真實輿情...裡面的言論大概最接近真實 <text:line-break/>封鎖 <text:line-break/>不符合政府觀點的文章很容易就被刪除 <text:line-break/>一言堂 <text:line-break/>政府管制的很嚴 <text:line-break/>良莠不齊 <text:line-break/>中國式管理，刪貼、封鎖、敏感詞 <text:line-break/>中國政府的管理責任 <text:line-break/>即便美國政府是壞 <text:line-break/><text:line-break/>你明白我要說什麼嗎? 你用的這些詞語，其實早已為你的文章定了調。換句話說你是先射好了箭，再用各種(1)(2)(3)三種粉筆在它旁邊畫出一個靶。 <text:line-break/><text:line-break/>我希望我的批評不會讓你感到不悅，因為我批評的就是一種普遍現象。你這些用詞針對的對象，如果換成美國，其實更加貼切一萬倍不是嗎? <text:line-break/><text:line-break/>一個人當然可以針對公眾事務發言，但面對像這類高度專業的事故，一個人如果要做出評價，在我看，只能往這幾個方向發言: <text:line-break/><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 <text:line-break/><text:line-break/>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 <text:line-break/><text:line-break/>西方人就更不用說了，閉上你的大嘴。 <text:line-break/><text:line-break/>巴勒網所做的工作之一，我相信不過就是維護上面這樣一些基本的公眾發言的邊界 (當然要批評也歡迎，但要批評得有道理)。當這樣一種維護邊界的工作擴展到十四億人的時候，自然它的邊界範圍就不得不更加限縮，更難拿捏，這道理我相信不難懂。</text:p>
      <text:p text:style-name="P2">孫從輔   |  2020.02.09 06:36   |   <text:a xlink:type="simple" xlink:href="http://palinfo.habago.org/Entry?Command=Information_PrintForum&amp;iPage=2#FORUM38675"><text:span text:style-name="T1">#</text:span></text:a></text:p>
      <text:p text:style-name="P4">在中國努力對抗疫情之際，一些狗屁倒灶的事情仍在世界各地發生。以下新聞就是一例。 <text:line-break/><text:line-break/>***** <text:line-break/><text:line-break/><text:a xlink:type="simple" xlink:href="http://www.cwzg.cn/theory/202002/54861.html"><text:span text:style-name="T2">http://www.cwzg.cn/theory/202002/54861.html</text:span></text:a><text:s/><text:line-break/>原新聞來自晨星報 ( <text:a xlink:type="simple" xlink:href="https://morningstaronline.co.uk/article/b/left-wing-you-may-be-on-police-extremism-list"><text:span text:style-name="T2">https://morningstaronline.co.uk/article/b/left-wing-you-may-be-on-police-extremism-list</text:span></text:a><text:s/>) <text:line-break/><text:line-break/>(英國)內政部在他們的宣傳海報上將左翼團體、環保組織與新納粹以及白人至上主義者劃為一類，據說這些海報是為了給官員傳授有關極端主義的知識。 <text:line-break/><text:line-break/>一份來自英國反恐警務處（Counter Terrorism Policing）的文件包含了白人至上主義組織、民族主義團體、左翼團體“及其相關組織”以及動物保護團體和環保組織。 <text:line-break/><text:line-break/>被列入文件的左翼團體和環保組織包括英國共產黨（Communist Party of Britain，CPB）、“停止戰爭”組織（Stop the War）、巴勒斯坦團結運動（Palestine Solidarity Campaign）、反對軍火貿易運動（Campaign Against Arms Trade，CAAT）、核裁軍運動（Campaign for Nuclear Disarmament，CND）、“反抗滅絕”組織（Extinction Rebellion，XR）和“綠色和平”組織（Greenpeace）。 <text:line-break/><text:line-break/>英國共產黨總書記羅伯·格里菲斯（Rob Griffiths）告訴《晨星報》，他們對英國共產黨被列入極端組織觀察名單這一事件“並不意外”。 <text:line-break/><text:line-break/>他說：“英國情報部門的最基本職責，正是維持目前資本主義統治的現狀和保護當前的統治階級，所以英國共產黨作為一個試圖以社會主義取代資本主義的組織，被列入其中並不令人意外。” <text:line-break/>“在英國，民主權利面對的最大威脅總是來自資本主義制度——這證實了任何向威權主義的轉變都必將遭到最廣泛的民主組織的反對。” <text:line-break/>“英國擁有全世界最隱秘的特勤部門之一，這份文件同時也指明了我們迫切需要努力將情報機構置於某種形式的真正的民主審查之下。” <text:line-break/><text:line-break/>格里菲斯還提到了幾十年來臥底警察對“完全合法的活動組織”的滲透——比如被監視的皮奇福德（Pitchford。譯者註：是一位英國的左翼作家，他發現自己被當局臥底警察秘密監視）。 <text:line-break/><text:line-break/>核裁軍運動的總書記凱特·哈德森（Kate Hudson）質疑其組織為什麼會出現在反恐名單上。她指出，核裁軍運動有60多年的和平抗議歷史和“開放、民主的結構和政策流程”。 <text:line-break/><text:line-break/>她繼續提到：“我們沒有秘密，並且我們的行動符合公眾利益。恐嚇人民的是核彈，而不是我們致力於消除大規模殺傷性武器的運動。”“這是政府的大規模越權行為，對我們參與政治活動以及和平抗議的權利造成了威脅。” <text:line-break/><text:line-break/>反對軍火貿易運動的安德魯·史密斯（Andrew Smith）說，這份“令人震驚”的文件傳達出一個信息，即如果你是“關心社會正義或反對戰爭、武器銷售、歧視或衝突的人，那麼你可能會‘被’與白人民族主義者和新納粹主義仇恨團體歸為一類。” <text:line-break/><text:line-break/>他補充道，“這又是一次可恥的鎮壓異己的企圖，進一步敗壞了從根本上就有缺陷的反恐方案的信譽。警方和政府早就應該停止將民主抗議定為刑事犯罪了。” <text:line-break/>“反抗滅絕”組織稱這些文字和海報是“粗糙、製造分裂和危險的”。 <text:line-break/><text:line-break/>他們補充說：“既然這份指導文件清楚地表明，（文件裡）並不是所有的標誌和符號都與反恐有關。如果當真如此，那為什麼要把這些標誌放在反恐文件裡呢？” <text:line-break/>“這種做法帶來的寒蟬效應會讓公眾感覺受到審查、監視和壓力，感覺‘被排斥’，讓他們羞於或害怕公開發表他們關心的事情，比如我們周圍的環境和世界。” <text:line-break/><text:line-break/>人權組織“自由”（Liberty）的克萊爾·科利爾（Clare Collier）表示，反恐議程是“英國言論自由面臨的最大威脅之一”。 <text:line-break/><text:line-break/>在最近的洩密事件發生之前，100多名學者、活動家和團體組織者簽署了一份由人權慈善機構Cage（伊斯蘭人權組織）發佈的聯合聲明，呼籲廢除內政部的反極端主義預防政策（該政策主要針對穆斯林）。 <text:line-break/><text:line-break/>Cage研究主任阿斯姆·庫瑞西（Asim Qureshi）博士說：“持續呼籲‘加強安全和監視’只會導致陷入循環討論以及產生加劇分裂和不信任的政策。我們必須打破這一僵局。”</text:p>
      <text:p text:style-name="P2">老羊   |  2020.02.09 05:58   |   <text:a xlink:type="simple" xlink:href="http://palinfo.habago.org/Entry?Command=Information_PrintForum&amp;iPage=2#FORUM38674"><text:span text:style-name="T1">#</text:span></text:a></text:p>
      <text:p text:style-name="P5"><text:span text:style-name="T3">三位各自從不同的角度看問題，都值得一看： <text:line-break/><text:line-break/>睡前消息74：李文亮医生去世，我们最愤怒的事是什么？透明！ <text:line-break/></text:span><text:a xlink:type="simple" xlink:href="https://youtu.be/fBAFcbnJTSk"><text:span text:style-name="T4">https://youtu.be/fBAFcbnJTSk</text:span></text:a><text:span text:style-name="T3"><text:s/><text:line-break/><text:line-break/>张维为：李文亮、医生、谣言、官员及担当 <text:line-break/></text:span><text:a xlink:type="simple" xlink:href="https://www.guancha.cn/ZhangWeiWei/2020_02_07_535019.shtml"><text:span text:style-name="T4">https://www.guancha.cn/ZhangWeiWei/2020_02_07_535019.shtml</text:span></text:a><text:span text:style-name="T3"><text:s/><text:line-break/><text:line-break/>陳平：这次疫情带来的教训：“层层上报”耽误了最佳时机 <text:line-break/></text:span><text:a xlink:type="simple" xlink:href="https://youtu.be/jv-P7NddWqg"><text:span text:style-name="T4">https://youtu.be/jv-P7NddWqg</text:span></text:a><text:span text:style-name="T3"><text:s/><text:line-break/></text:span></text:p>
      <text:p text:style-name="P2">鄭涵文   |  2020.02.09 04:25   |   <text:a xlink:type="simple" xlink:href="http://palinfo.habago.org/Entry?Command=Information_PrintForum&amp;iPage=2#FORUM38673"><text:span text:style-name="T1">#</text:span></text:a></text:p>
      <text:p text:style-name="P4">武漢的疫情在這段期間鬧得相當大，對於疫情的起源、中國政府的處置方式、網路輿論爆炸的狀況，我看到各種解釋，我這邊想分享一下我觀察的方式跟一些不成熟的看法。 <text:line-break/><text:line-break/>首先關於疫情的起源，這個部分大致上有三種說法： <text:line-break/>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 <text:line-break/>第二種跟第三種說法有點類似，都覺得這是人造病毒，只是指涉的對象不同，有人覺得武漢P4級別的研究中心，出現了管理問題，導致研究中的病毒外洩。還有一種則覺得是美國投放的病毒。 <text:line-break/>關於病毒本身的解說，可以參考回形針：关于新冠肺炎的一切 <text:line-break/><text:a xlink:type="simple" xlink:href="https://www.bilibili.com/video/av86216616?from=search&amp;;seid=10876508854935381874"><text:span text:style-name="T2">https://www.bilibili.com/video/av86216616?from=search&amp;;seid=10876508854935381874</text:span></text:a><text:s/><text:line-break/>李永樂老師：“冠状病毒”是什么 <text:line-break/><text:a xlink:type="simple" xlink:href="https://www.bilibili.com/video/av85537015"><text:span text:style-name="T2">https://www.bilibili.com/video/av85537015</text:span></text:a><text:s/><text:line-break/>關於流行病學的研究和調查，可以參考天津一場記者會 <text:line-break/><text:a xlink:type="simple" xlink:href="https://www.bilibili.com/video/av86483602?from=search&amp;;seid=6111022564155726395"><text:span text:style-name="T2">https://www.bilibili.com/video/av86483602?from=search&amp;;seid=6111022564155726395</text:span></text:a><text:s/><text:line-break/>關於蝙蝠可以參考一下龍女之聲的人类贪欲打开的瘟疫之门 <text:line-break/><text:a xlink:type="simple" xlink:href="https://www.bilibili.com/video/av85339275"><text:span text:style-name="T2">https://www.bilibili.com/video/av85339275</text:span></text:a><text:s/><text:line-break/><text:line-break/>第二步則是檢閱一下中國政府、武漢政府的各種作為： <text:line-break/>第一批疑似病例是十二月出現，並且有證據表明人傳人的現象存在。 <text:line-break/>一月初武漢政府採取了消極的處理措施，一號的時候，八名提出有類似SARS病毒在武漢蔓延的民眾，被當地政府實施訓誡，武漢政府隨後定調這是一場造謠。 <text:line-break/>隨著疫情逐步發酵，官方對於病毒的特性表示疫情可防可控、有限度人傳人，十八號武漢傳統的萬家宴如期舉行。 <text:line-break/>二十號，SARS期間防疫的舵手鍾南山院士代表官方定調，武漢肺炎有人傳人的現象，武漢政府的防疫舉措發生大翻轉。 <text:line-break/>二十二號，武漢政府宣布將要封城，卻提前八小時公布，在二十二號封城之前，有五百萬人已經離開了武漢。 <text:line-break/>此後又穿插了中國紅十字會一系列的奇葩行為，很難得是的在許多粉飾太平的網站上，各種黑紅十字會的言論、影片，並沒有被刪除、下架。 <text:line-break/>相較於武漢政府的冷處理，河南政府以強大的宣傳力度來警告甚至封路，兩者鮮明的對比，在中國民眾自然會形成武漢政府顢頇的想法。 <text:line-break/>而中國本來就有封鎖言論的習慣，在這次疫情中也是隨處可見，此前火神山醫院的直播觀看人數達千萬之眾，但火神山醫院的工人衝突，在中國網站上幾乎滅絕。 <text:line-break/>這種言論管理方式，在此次疫病之時算是被推到風口浪尖。 <text:line-break/>對於中國政府的評價，我這邊給出兩個方面的視角，我就不多談我的個人看法了： <text:line-break/>馬前卒工作室 <text:line-break/><text:a xlink:type="simple" xlink:href="https://space.bilibili.com/54992199/channel/detail?cid=82529"><text:span text:style-name="T2">https://space.bilibili.com/54992199/channel/detail?cid=82529</text:span></text:a><text:s/><text:line-break/>王剑财经观察 <text:line-break/><text:a xlink:type="simple" xlink:href="https://www.youtube.com/channel/UC8UCbiPrm2zN9nZHKdTevZA"><text:span text:style-name="T2">https://www.youtube.com/channel/UC8UCbiPrm2zN9nZHKdTevZA</text:span></text:a><text:s/><text:line-break/><text:line-break/>關於輿論爆發，我想提一下我個人認為比較接近中國民間真實輿情的網站，以及理由。 <text:line-break/>我先說結論，百度武漢吧的看貼，如果還沒被封鎖，裡面的言論大概最接近真實。 <text:line-break/><text:a xlink:type="simple" xlink:href="http://c.tieba.baidu.com/f?kw=%E6%AD%A6%E6%B1%89&amp;;ie=utf-8&amp;;tab=main"><text:span text:style-name="T2">http://c.tieba.baidu.com/f?kw=%E6%AD%A6%E6%B1%89&amp;;ie=utf-8&amp;;tab=main</text:span></text:a><text:s/><text:line-break/><text:line-break/>網路是現代中國的主要發生渠道，其實真正最爆炸的地方是微博，可以說是民怨四起。但在搞不懂生態的情形下，觀察微博有一定的難處，很多真假難辨的訊息最初的發源地就是微博，一旦有許多人關注就會變成熱搜。 <text:line-break/>然而中國政府處理熱搜也是很容易的，不符合政府觀點的文章很容易就被刪除。 <text:line-break/>要另闢蹊徑知乎、bilibili、抖音這樣的大平台其實受政府管制的很嚴，呈現一言堂；PTT、youtube這類網站又是另一層面的一言堂，而且距離中國也有現實上的距離。 <text:line-break/>在社交網站興起之前，百度的貼吧無疑是中國最大的論壇，至今也沒有易主的趨勢。貼吧的特色一樣是中國式管理，刪貼、封鎖、敏感詞的三板斧可謂樣樣不缺，裡面的言論也是良莠不齊，不建議使用。 <text:line-break/>不過正是因為使用者底端多於上層人士，如果發生這樣熱烈的議題，稍微花個十來分鐘，就能知道到底中國現在呈主導態勢的觀點是甚麼了。 <text:line-break/><text:line-break/>最後我想提一下，言論同溫層的問題。 <text:line-break/>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 <text:line-break/>而大數據算法的應用，自然遠不止於社群網站，GOOGLE的搜尋引擎、youtube的推薦影片也特別客製化，如果平常的觀影習慣已經被記錄住，就算刻意想找相左意見，也會顯得舉步維艱。 <text:line-break/>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 <text:line-break/><text:line-break/>關於陳真醫生提到基因病毒的論據，根據我的印象，discovery很早之前就曾經播放過關於基因武器的介紹，在理論範疇內，基因病毒甚至可以做到定位至個人的程度。不過我沒找到當年看到的影片，這個記憶真不真實要打個問號，比較接近的是discovery的2012末日專題影片第五十八分鐘的片段： <text:line-break/><text:a xlink:type="simple" xlink:href="https://www.bilibili.com/video/av374388/"><text:span text:style-name="T2">https://www.bilibili.com/video/av374388/</text:span></text:a><text:s/><text:line-break/><text:line-break/>只是就如同我前面放的關於流行病學研究的連結，如果是MADE IN AMERICA而美國政府又能做到連中國政府都不敢指責的隱密程度，那也顯得太不可思議了。 <text:line-break/><text:line-break/>針對個人人體的基因技術是存在的，運動場上基因禁藥已經被使用一段時間，在這次東京奧運進行基因檢測，很大程度上就是要防止這種藥物投放。 <text:line-break/>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 </text:p>
      <text:p text:style-name="P2">秉叡   |  2020.02.09 04:19   |   <text:a xlink:type="simple" xlink:href="http://palinfo.habago.org/Entry?Command=Information_PrintForum&amp;iPage=2#FORUM38672"><text:span text:style-name="T1">#</text:span></text:a></text:p>
      <text:p text:style-name="P3"><text:line-break/>傷腦筋，和台灣這邊說的完全不一樣，整件事情已經變成羅生門了。 <text:line-break/>==================================================== <text:line-break/>国台办：台当局停止狡辩和刁难，让在鄂台胞尽快返乡 <text:line-break/><text:line-break/><text:a xlink:type="simple" xlink:href="https://user.guancha.cn/main/content?id=239567&amp;;s=fwzxfbbt"><text:span text:style-name="T2">https://user.guancha.cn/main/content?id=239567&amp;;s=fwzxfbbt</text:span></text:a><text:s/><text:line-break/><text:line-break/>今晚打老虎 <text:line-break/>大战fà国赌神 <text:line-break/><text:line-break/>昨天 13:17 <text:line-break/>文章来源丨海外网 <text:line-break/><text:line-break/>国台办发言人马晓光7日接受记者采访时表示，当天上午民进党当局领导人继续狡辩，声称“必须落实弱势优先、检疫优先原则”，企图误导舆论、推卸责任，继续拖延阻碍在鄂台胞返乡。在此，必须予以驳斥和澄清，以正视听。 <text:line-break/><text:line-break/>第一，关于首批台胞返乡安排是否照顾“弱势者”的问题。湖北省台办在统计摸底的基础上，制定了运送台胞返乡的总体安排，台湾方面的诉求都在我们的考虑之内。由于武汉疫情严重，并考虑时间、地域等因素，首批运送的247位台胞都是在武汉滞留的，也都是台胞本人向当地台办提出协助请求，急需回台湾的。其中，临时来武汉人员、随行未满18岁少年儿童、已知慢性病患者和60岁以上老人，占一半以上。因此，所谓名单存在“不如预期”，“没有符合当初说好的顺序，弱势者及需要处理的人没有搭上第一班返台班机”等说法，完全是无视事实、强词夺理。如果后续运送工作能按原计划顺利进行，所有有需求的台胞，包括在湖北其他地区的台胞，现在应均已返台。相反，正是台湾方面不断以各种借口拖延阻挠，才导致近千名台胞返乡之途受阻，“弱势者”也不能幸免。台湾方面口口声声照顾弱势，就应该尽快配合我们完成后续运送作业，何需用“有先有后”作借口一再拖延。 <text:line-break/><text:line-break/><text:line-break/>第二，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3次体温检测无异常，并全程佩戴口罩，所有登机乘客均无发烧等情况，而且对前往机场车辆在乘客登车前进行了全面消毒，包括司机及陪同工作人员也都按防疫要求进行了体温检测，并全程佩戴口罩。上述情况在3日东航航班起飞前均已向台湾方面进行说明。借炒作247名台胞返台后出现1例发热症状，进而指称大陆“对检疫造成困扰”，是完全站不住脚的。 <text:line-break/><text:line-break/><text:line-break/>马晓光指出，现在湖北及武汉疫情仍十分严峻，我们对长期滞留此地的台胞生命健康十分关心。我们呼吁民进党当局不要再漠视有关台胞的利益，不要再以任何借口进行狡辩和刁难，确认配合东航运输安排，让在鄂台胞尽快返乡。 <text:line-break/><text:line-break/><text:line-break/>他还表示，我们为台胞服务是全心全意、尽心尽力的，绝不允许台湾政客造谣污蔑、无端攻击。 <text:line-break/><text:line-break/><text:line-break/>免责声明 <text:line-break/>以上内容为用户在观察者网风闻社区上传并发布，仅代表发帖用户观点。 <text:line-break/>＝＝＝＝＝＝＝＝＝＝＝＝＝＝＝＝＝＝＝＝＝＝＝＝＝＝＝＝＝＝＝＝＝＝＝＝＝＝＝＝</text:p>
      <text:p text:style-name="P2">Alex Wang   |  2020.02.09 03:05   |   <text:a xlink:type="simple" xlink:href="http://palinfo.habago.org/Entry?Command=Information_PrintForum&amp;iPage=2#FORUM38671"><text:span text:style-name="T1">#</text:span></text:a></text:p>
      <text:p text:style-name="P4">马意骏：我现在就在中国，那些歪曲中国疫情的听我说 <text:line-break/>http://www.guancha.cn/MarioCavolo/2020_02_08_535183_s.shtml <text:line-break/><text:line-break/>"Something's Not Right Here Folks" &amp;;#124; A Look at USA 2009 H1N1 Virus Compared to China 2020 Corona Virus <text:line-break/><text:a xlink:type="simple" xlink:href="http://www.linkedin.com/pulse/somethings-right-here-folks-look-usa-2009-h1n1-virus-compared-cavolo"><text:span text:style-name="T2">http://www.linkedin.com/pulse/somethings-right-here-folks-look-usa-2009-h1n1-virus-compared-cavolo</text:span></text:a><text:s/><text:line-break/><text:line-break/>一位定居沈阳的美国作家，《龙的吼声》 <text:line-break/><text:line-break/>加油中国！ <text:line-break/><text:line-break/>2009年美国爆发了H1N1猪流感疫情，那是一场全球性的瘟疫，全世界进入了紧急状态，那场瘟疫使全球6000万人受到感染，在当年就造成了至少18,449人死亡。然而那场H1N1猪流感疫情造成的最终损失比这个数字要严重得多。根据美国疾病控制与预防中心（CDC）2012年发布的报告，那场瘟疫造成的死亡人数最终达到了约30万。本文在下面对那场瘟疫会有更加详细的介绍。 <text:line-break/><text:line-break/>定居在辽宁省沈阳市的美国作家马意骏（Mario Cavolo）2020年2月5日在其领英个人主页发布评论文章：《我听到了一些怪异的声音，朋友们——把2009美国H1N1病毒与2020中国新型冠状病毒两场疫情进行对比》 <text:line-break/><text:line-break/>我之所以提到2009年在美国爆发的那场瘟疫，是因为我发现当中国正在抗击当下这场由新型冠状病毒引发的肺炎疫情时，有一股十分怪异的邪恶力量正在对中国政府和中国人民展开攻击。我不得不站出来提出几个问题并由我本人作出回答。 <text:line-break/><text:line-break/>当那场H1N1猪流感疫情2009年在美国爆发时，我记得没有任何国家因疫情的扩散发表反美言论。事实上，我记得当时美国花了整整6个月时间才宣布全国进入紧急状态。从2009年4月初到2010年4月末，有哪个国家警告其公民立即离开美国吗？没有。甚至在2009年6月世界卫生组织宣布全世界进入瘟疫大爆发紧急状态时，也没有哪个国家发出过这样的警告。美国游客在那期间一直可以自由进出任何国家，没有任何一个国家的大门向美国人关闭。 <text:line-break/><text:line-break/>正如我所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2009年美国爆发H1N1猪流感疫情时，感染人数也没有做到绝对准确，当时公布的人数大大少于三年后更新的统计数字。这一现象是瘟疫爆发事件的一种内在特征。 <text:line-break/><text:line-break/>缺乏足够的医疗人员、缺乏足够的检测试剂盒、缺乏足够的药品、缺乏足够的防护装备……中国并没有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 <text:line-break/><text:line-break/>当我们翻开美国疾病控制与预防中心2012年6月27日发布的后续研究报告会发现，此前公布的2009年爆发的那场H1N1猪流感瘟疫造成的死亡数字，18449人“远远少于真实的数字，主要原因在于很多死于H1N1猪流感相关疾病的人在死亡之前并没有获得病毒检测的机会”。2009年H1N1猪流感大爆发时，有人指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 <text:line-break/><text:line-break/>全世界都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 <text:line-break/><text:line-break/>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 <text:line-break/><text:line-break/>根据美国疾病控制与预防中心的最终统计结果，2009年那场H1N1猪流感疫情导致201,200人因呼吸系统衰竭而死亡，83,300人因心血管疾病而死亡，死亡总人数约为28.4万人。可是当时有国家针对美国发布旅行禁令了吗？中国、德国、日本或者哪个国家禁止美国人入境了吗？都没有。可是我今天注意到一条推送的新闻，美国国务院已经建议美国公民尽快离开中国，英国大使馆也向在华英国人给出了同样的建议。2009年，英国建议英国公民离开美国了吗？没有。2009年，世界上哪个国家把自己的国门对美国人关闭了吗？也没有。2009年，美国因为仇美情绪受到其他国家的攻击了吗？同样是没有。 <text:line-break/><text:line-break/>中国政府已经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 <text:line-break/><text:line-break/>点击查看大图 <text:line-break/><text:line-break/>2月7日，武汉市江岸区永清街道沈阳社区内，工作人员在核对居民信息。新华社记者 李贺 摄 <text:line-break/><text:line-break/>我有一个朋友住在美国亚利桑那州梅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 <text:line-break/><text:line-break/>下面我介绍一下武汉市爆发的这场新型冠状病毒导致的疫情，我在这里会尽量直接给出理性而准确的信息。首先，就像H1N1猪流感病毒不应被称为“美国病毒”一样，在武汉出现的新型冠状病毒2019-nCoV也不应被称为“中国病毒”。如同每一次流感季那样，此次中国的疫情无论持续两周还是两个月，它终将过去，春天一定会到来。不过，这里不要误会我的意思。这种新型冠状病毒也可能比2009年出现在美国的H1N1猪流感病毒更难对付，为了抑制病毒的传播，中国民众需要格外提高警惕，中国政府对各种情况作出极为快速的反应也是十分必要的。 <text:line-break/><text:line-break/>目前，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2%左右，这要比一般的流感死亡率0.1%高20倍。然而，与SARS（即Severe Acute Respiratory Syndrome，意为“严重急性呼吸综合征”——观察者网注）病毒9%的死亡率和MERS（即Middle East Respiratory Syndrome，意为“中东呼吸综合症”——观察者网注）病毒37%的死亡率比起来，这个数字还是小巫见大巫了。 <text:line-break/><text:line-break/>在受到感染的患者里面，有10%到15%会表现出比较严重的症状。80%到90%的死亡患者是有其他基础性疾病的老年人，年轻感染者的死亡率较低。这与2009年美国爆发的H1N1猪流感疫情正好相反，当时年轻人甚至青少年的死亡率比60岁以上的老年人要高。 <text:line-break/><text:line-break/>中国很快绘制出了该新型冠状病毒的基因图谱并立即与各国医疗卫生部门和各相关国际组织进行了分享。一些医学科研机构发现，现有的某些抗病毒药物似乎对这种新型病毒有抑制作用。 <text:line-break/><text:line-break/>中国各级政府很快进行了广泛的社会动员，城市公共交通、长途交通、商务活动等都已暂停，13亿中国人都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 <text:line-break/><text:line-break/>正如我在前面提到的，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 <text:line-break/><text:line-break/>我的家族来自意大利南部的巴西利卡塔地区，具体来说是山城波坦察和距离马泰拉不远的格罗特拉。我父母离开意大利后来到了美国，我就出生在纽约的扬克斯。美国已经是我父母的家，那里也一直是我的家，直到我20年前离开美国来到中国，如今我的家在中国。如果30年前你对我说10年后我会移居中国，我一定会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p>
      <text:p text:style-name="P2">陳真   |  2020.02.09 02:03   |   <text:a xlink:type="simple" xlink:href="http://palinfo.habago.org/Entry?Command=Information_PrintForum&amp;iPage=2#FORUM38670"><text:span text:style-name="T1">#</text:span></text:a></text:p>
      <text:p text:style-name="P3">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 <text:line-break/><text:line-break/>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 <text:line-break/><text:line-break/>陳真 2020. 02. 09. <text:line-break/><text:line-break/>============== <text:line-break/>WHO籲勿再叫武漢肺炎 遭他酸爆了 <text:line-break/><text:line-break/>三立新聞網 <text:line-break/><text:line-break/>2020年2月8日 <text:line-break/><text:line-break/>政治中心／台北報導 <text:line-break/><text:line-break/>中國新型冠狀病毒肺炎（簡稱武漢肺炎）持續延燒，世界衛生組織（WHO）在昨（7）日記者會上強調，不要再用「武漢」或「中國」來稱呼這種病毒。對此，資深媒體人黃創夏今（8）日表示，那就改叫做「CHO肺炎」或「譚德塞病毒」好了，揶揄WHO秘書長譚德塞一直挺中國。 <text:line-break/><text:line-break/>中國新型冠狀病毒肺炎因為爆發於武漢，所以被簡稱為武漢為肺炎，但武漢人、中國人甚至海外華人，在這次疫情中或多或少會遭到歧視。根據美國之音報導，WHO表示，已為病毒提供臨時命名為「2019-nCOV （novel coronavirus） acute respiratory disease」，也就是「2019-nCoV急性呼吸道疾病」。 <text:line-break/><text:line-break/>黃創夏今天上午在分享這則新聞時也酸說，如果不叫「武漢肺炎」或「中國人病毒」，可以就改叫做「CHO肺炎）」或「譚德塞病毒」好了。</text:p>
      <text:p text:style-name="P2">梁成功   |  2020.02.08 18:28   |   <text:a xlink:type="simple" xlink:href="http://palinfo.habago.org/Entry?Command=Information_PrintForum&amp;iPage=3#FORUM38669"><text:span text:style-name="T1">#</text:span></text:a></text:p>
      <text:p text:style-name="P3">登上了，谢谢怡静。</text:p>
      <text:p text:style-name="P2">怡靜   |  2020.02.08 16:27   |   <text:a xlink:type="simple" xlink:href="http://palinfo.habago.org/Entry?Command=Information_PrintForum&amp;iPage=3#FORUM38668"><text:span text:style-name="T1">#</text:span></text:a></text:p>
      <text:p text:style-name="P6"><text:span text:style-name="T3">成功， <text:line-break/>正確網址是 </text:span><text:a xlink:type="simple" xlink:href="http://kinship.habago.org/"><text:span text:style-name="T4">http://kinship.habago.org/</text:span></text:a><text:span text:style-name="T3"><text:s/></text:span></text:p>
      <text:p text:style-name="P2">梁成功   |  2020.02.08 16:05   |   <text:a xlink:type="simple" xlink:href="http://palinfo.habago.org/Entry?Command=Information_PrintForum&amp;iPage=3#FORUM38667"><text:span text:style-name="T1">#</text:span></text:a></text:p>
      <text:p text:style-name="P3">陈医师： <text:line-break/>我点进habago.kinship.org，网站告诉我“此域名可能正被出售”，偶尔会冒出一些别的条目，但点进去也找不到什么内容。大概两个月前我尝试访问，搜索引擎上怎么也查不到（只能找到转发内容），靠记忆写出网站就发现这种内容，当时我以为是自己记错了。求问这是怎么一回事</text:p>
      <text:p text:style-name="P2">王瑾晴   |  2020.02.08 15:08   |   <text:a xlink:type="simple" xlink:href="http://palinfo.habago.org/Entry?Command=Information_PrintForum&amp;iPage=3#FORUM38665"><text:span text:style-name="T1">#</text:span></text:a></text:p>
      <text:p text:style-name="P4">類發展科技，不是為了讓所有人過好日子，而是為了讓精英統治階層更有效的掠奪資源，控制百姓和消滅異己 <text:line-break/>很多科幻電影都有這麼一個場景，人類未來會被科技戰爭毀滅 <text:line-break/>當人類的科技越來越強大，但人性依舊貪婪和自私，並且熱衷於鬥爭與征服，那麼人類的結局恐怕早已注定 </text:p>
      <text:p text:style-name="P2">林炤育   |  2020.02.08 13:46   |   <text:a xlink:type="simple" xlink:href="http://palinfo.habago.org/Entry?Command=Information_PrintForum&amp;iPage=3#FORUM38664"><text:span text:style-name="T1">#</text:span></text:a></text:p>
      <text:p text:style-name="P3">武漢平安、人間有情 <text:line-break/>天下一家、何必自固 <text:line-break/>猜對了 <text:line-break/><text:line-break/>後面就矇了 <text:line-break/>----------------------- <text:line-break/><text:line-break/>謝謝 郭杰瑞 <text:line-break/><text:line-break/>实拍美国医疗物资捐赠过程，海外华人留学生让人感动！ <text:line-break/>https://youtu.be/_ZijOuFySgg <text:line-break/><text:line-break/><text:line-break/>謝謝 比爾．蓋茲與梅琳達 <text:line-break/>微軟創辦人比爾．蓋茲與妻子梅琳達共同創辦的基金會，5日宣布捐出1億美元。 <text:line-break/><text:line-break/>比尔盖茨2015年的TED讲述：未来能杀死上千万人的不是核战争，而是高度传染的病毒！！ <text:line-break/><text:a xlink:type="simple" xlink:href="https://youtu.be/3BEfIRMmDOQ"><text:span text:style-name="T2">https://youtu.be/3BEfIRMmDOQ</text:span></text:a><text:s/><text:line-break/>------------------------ <text:line-break/>相信疫情很快過去，下次呢? 如果年復一年呢? <text:line-break/>如果真是生物戰，被動是防不住的，國之大事，民族絕續，死生之地，存亡之道，不可不察也。 <text:line-break/>不能霸氣如普丁 <text:line-break/>不妨學學慕蓉世家。 <text:line-break/>看看對手如何拆招，可有解藥 ?</text:p>
      <text:p text:style-name="P2">王修亮   |  2020.02.08 12:34   |   <text:a xlink:type="simple" xlink:href="http://palinfo.habago.org/Entry?Command=Information_PrintForum&amp;iPage=3#FORUM38663"><text:span text:style-name="T1">#</text:span></text:a></text:p>
      <text:p text:style-name="P4">近日燈謎的謎底，未猜者可先不看。 <text:line-break/><text:line-break/>二月五日謎底： <text:line-break/>武漢平安、人間有情 <text:line-break/><text:line-break/>二月六日謎底： <text:line-break/>天下一家、何必自固 <text:line-break/><text:line-break/>元宵謎底： <text:line-break/><text:line-break/>甲→一片冰心 <text:line-break/>乙→二人同心 <text:line-break/>丙→三省吾身 <text:line-break/>丁→四方來朝 <text:line-break/>戊→五色目盲 <text:line-break/>己→六根清淨 <text:line-break/>庚→七日來復 <text:line-break/>辛→八方風雨 <text:line-break/>壬→九天之外</text:p>
      <text:p text:style-name="P2">王修亮   |  2020.02.08 10:02   |   <text:a xlink:type="simple" xlink:href="http://palinfo.habago.org/Entry?Command=Information_PrintForum&amp;iPage=3#FORUM38662"><text:span text:style-name="T1">#</text:span></text:a></text:p>
      <text:p text:style-name="P3">2020燈謎 <text:line-break/><text:line-break/>題數九，一題四字，一句射一字，意會、拆字皆有之，謎底甚簡而易射，無須深鑽巧研，與封關躲疫諸君破悶舒心。 <text:line-break/><text:line-break/>甲 <text:line-break/>此生放牛朝夕長 <text:line-break/>左偏右轉倚殘牆 <text:line-break/>人間豈有寒於水 <text:line-break/>執情棄色亦無妨 <text:line-break/><text:line-break/>乙 <text:line-break/>王者失中損其內 <text:line-break/>夫者失志兩肩廢 <text:line-break/>用者失心唯一嘴 <text:line-break/>思者失腦良可昧 <text:line-break/><text:line-break/>丙 <text:line-break/>春去人間雨淋漓 <text:line-break/>注目何故少其一 <text:line-break/>一家三子合幾口 <text:line-break/>此物不存命何棲 <text:line-break/><text:line-break/>丁 <text:line-break/>兩兩為倍問其名 <text:line-break/>天高為圓地何形 <text:line-break/>三人平撐十字立 <text:line-break/>破廟無邊早知情 <text:line-break/><text:line-break/>戊 <text:line-break/>二三其德居數中 <text:line-break/>豐姿難得艷彩虹 <text:line-break/>眉頭減卻明秋水 <text:line-break/>忘卻此心秋水同 <text:line-break/><text:line-break/>己 <text:line-break/>陰避陽九退而持 <text:line-break/>倚樹生恨心若失 <text:line-break/>一水澄色天雨後 <text:line-break/>一水奔騰爭若茲 <text:line-break/><text:line-break/>庚 <text:line-break/>花冠不整人下堂 <text:line-break/>后羿九射猶未傷 <text:line-break/>兩人依依共此木 <text:line-break/>覆蓋無端落夕陽 <text:line-break/><text:line-break/>辛 <text:line-break/>刀斬絲斷落紛紛 <text:line-break/>芳草飄零存此身 <text:line-break/>凡心一點似蟲嚙 <text:line-break/>流雲不語見淚痕 <text:line-break/><text:line-break/>壬 <text:line-break/>巡州鑄鼎幾威權 <text:line-break/>大哉同載成一圓 <text:line-break/>為首其誰乎者也 <text:line-break/>日暮得卜乃相全 </text:p>
      <text:p text:style-name="P2">林炤育   |  2020.02.08 01:34   |   <text:a xlink:type="simple" xlink:href="http://palinfo.habago.org/Entry?Command=Information_PrintForum&amp;iPage=3#FORUM38661"><text:span text:style-name="T1">#</text:span></text:a></text:p>
      <text:p text:style-name="P4">即將到來的對華戰爭 <text:line-break/><text:line-break/>蔡詩萍訪問林中斌將軍談這部紀錄片 上 下 <text:line-break/><text:a xlink:type="simple" xlink:href="https://youtu.be/DQkBl_deg4s"><text:span text:style-name="T2">https://youtu.be/DQkBl_deg4s</text:span></text:a><text:s/><text:line-break/><text:a xlink:type="simple" xlink:href="https://youtu.be/afpCYq0CUXI"><text:span text:style-name="T2">https://youtu.be/afpCYq0CUXI</text:span></text:a><text:s/><text:line-break/><text:line-break/>原片 <text:line-break/><text:a xlink:type="simple" xlink:href="https://youtu.be/0BvzWS9KqZk"><text:span text:style-name="T2">https://youtu.be/0BvzWS9KqZk</text:span></text:a><text:s/><text:line-break/><text:line-break/>本片導演約翰<text:span text:style-name="T5">・</text:span>皮爾格（John Pilger）是一位優秀的戰地記者、作家與導演，自1962年開始從事調查報導以及紀錄片製作，迄今已有55年時間，其作品囊括各方主題，報導真相並倡導人權，經常點出主流媒體遺忘或刻意忽略的議題。本片《即將到來的對華戰爭》是他的第60部片，片中橫跨廣大地域範圍與長遠歷史縱深，重新檢討了西方主流媒體對於中美角力的觀點，呼籲各界對於核子戰爭一觸即發的警覺與審慎思考。 <text:line-break/><text:line-break/>不過，本片故事的第一章，卻是從太平洋上，一個遙遠小島罕為人知的遭遇開始——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 <text:line-break/><text:line-break/>這一切都在1946年改變了，美國占領馬紹爾群島，作為託管領地，並肩負保護當地居民健康與福祉的義務。惡夢開始，小島變成測試核武的實驗區，居民則成為實驗品。1954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 <text:line-break/><text:line-break/>從馬紹爾群島的秘密，故事來到中國崛起，核子武器微妙牽起兩者間的關聯。馬紹爾群島只是核武試驗場，而最後經測試具有強大毀滅威力的核武成品，則得找個地方派上用場。21世紀的大國競技，是一種「永久戰爭」，美國每年挹注六千億美元的軍事開銷，對獨霸全球的美國軍工業來說，是一筆大生意。而投入數兆美元所發展的這些核武庫與太空作戰能力，必得有「用武之地」——這些錢需要一個敵人。 <text:line-break/><text:line-break/>剛剛崛起的中國，正是完美的敵人。 <text:line-break/><text:line-break/>&lt;公共電視紀錄片平台&gt;</text:p>
      <text:p text:style-name="P2">陳真   |  2020.02.08 00:32   |   <text:a xlink:type="simple" xlink:href="http://palinfo.habago.org/Entry?Command=Information_PrintForum&amp;iPage=3#FORUM38660"><text:span text:style-name="T1">#</text:span></text:a></text:p>
      <text:p text:style-name="P3">生物武器：一個更陰暗的未來(2) <text:line-break/><text:line-break/>陳真 2020. 02. 07. <text:line-break/><text:line-break/><text:line-break/>Francis Boyle 是世界著名的一位美國法律學者，起草美國的「生物武器法」，曾是阿拉法特的顧問，支持巴勒斯坦；也擔任過 AI (國際特赦組織) 的顧問，但也曾經強烈批評 AI 的缺乏公正性，過度傾向美國的利益。在我看來，Boyle是個好人，講話具有一定的公正性與可信度。 <text:line-break/><text:line-break/>前些天，他接受Geopolitics &amp;; Empire 的訪問，如下： <text:line-break/><text:line-break/><text:a xlink:type="simple" xlink:href="https://bit.ly/388BViq"><text:span text:style-name="T2">https://bit.ly/388BViq</text:span></text:a><text:s/><text:line-break/><text:line-break/>他認為，武漢肺炎之新冠病毒就是一種生物武器，在武漢的生物實驗室外洩。他並且說世界衛生組織也已充份了解這個事實。 <text:line-break/><text:line-break/>Boyle  並沒有提供任何證據，但我覺得，對於這樣一個非常「圈內」的人，他的話本身其實就已經是一種「證據」，或者說「證詞」(testimony)。我當然不是說他的看法一定正確，而是說具有某種參考價值。 <text:line-break/><text:line-break/>以下是八卦陰謀論，可以直接跳過不用看。 <text:line-break/><text:line-break/>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 <text:line-break/><text:line-break/>為什麼呢？因為如果是中國「不小心」外洩(他沒有「故意」外洩的理由，自己毒自己，又不是發神經)，應該會在第一時間就有警覺，而不會在疫情初期長達數周的延誤。 <text:line-break/><text:line-break/>我不是因為心向祖國所以才為他開脫，而是真的這麼相信。記得兩個月前第一次從學姐口中聽到疫情消息時，我的第一句話就是「一定是美國搞生物武器」。 <text:line-break/><text:line-break/>很多人以為，判斷一個新型病毒是否是生物武器，是從病毒的內在結構上去做分析。這是對的，但它不是全部。另一個判斷依據跟生物學無關，而是跟情資有關。為什麼呢？因為： <text:line-break/><text:line-break/>一，一種變異，既然有可能自然變異，當然也就有可能是人為變異。自然狀況下就能產生的結果，人為介入當然也可以讓它產生一樣的結果。 <text:line-break/><text:line-break/>二，就如我前一篇文章所提到的AI密件及BSAT計畫所指出，尖端生物武器都已經可以搞成木馬病毒了，來無影去無蹤，或是什麼二元病毒、定時病毒或禍延子孫的病毒了，搞到讓你連自己怎麼死的都不知道，這樣一些科技知識與技術，怎麼可能會初級到讓你根據病毒學的ABC基本教材就能判斷是否人為變種？連駭客都可以駭到讓你自己根本不知道曾經被駭，完全不留痕跡。你覺得這些極其尖端的生物科技之判別，只是透過一般學理就能揭露的嗎？ <text:line-break/><text:line-break/>我不認為這事情之真相在可預見的將來會水落石出，但我不用預見就已經清楚看見各個主要國家實際上至今都不排除新冠病毒是生物武器，並且好像都很擔心自己在這方面會落後。 <text:line-break/><text:line-break/>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p>
      <text:p text:style-name="P2">小芮   |  2020.02.07 23:30   |   <text:a xlink:type="simple" xlink:href="http://palinfo.habago.org/Entry?Command=Information_PrintForum&amp;iPage=3#FORUM38659"><text:span text:style-name="T1">#</text:span></text:a></text:p>
      <text:p text:style-name="P4">這個版上很多智者，謝謝你們的分享，獲益良多。 <text:line-break/>身為台灣人，我深深祝福也祈禱中國能挺過這次武漢肺炎，祈禱生病的同胞都能康復！ <text:line-break/>我堅定相信受中國文化陶冶的人民，有足夠厚實的底氣能渡過這一波挑戰。 </text:p>
      <text:p text:style-name="P2">林炤育   |  2020.02.07 17:09   |   <text:a xlink:type="simple" xlink:href="http://palinfo.habago.org/Entry?Command=Information_PrintForum&amp;iPage=3#FORUM38658"><text:span text:style-name="T1">#</text:span></text:a></text:p>
      <text:p text:style-name="P3">這幾天出現許多有關生物武器的文章或舊文新登，意有所指不言可喻 <text:line-break/><text:line-break/>下面是3個登在半官方媒體的文章 <text:line-break/><text:line-break/>美军增强生物威胁的六种途径和科学改善生物防御的六种方法 <text:line-break/>察网 2020-01-31 08:50:43 <text:line-break/><text:a xlink:type="simple" xlink:href="https://www.toutiao.com/a6787903080118616588/"><text:span text:style-name="T2">https://www.toutiao.com/a6787903080118616588/</text:span></text:a><text:s/><text:line-break/><text:line-break/>中国国防报：基因战争将以洗牌方式变革人类战争 <text:line-break/>察网 2020-01-28 12:48:48 <text:line-break/><text:a xlink:type="simple" xlink:href="https://www.toutiao.com/a6786851177557393931/"><text:span text:style-name="T6">https://www.toutiao.com/a6786851177557393931/</text:span></text:a><text:s/><text:line-break/><text:line-break/>中国国防报：让生物战争走进国防视野（2011年旧文） <text:line-break/>古文作家李燚淼 2020-01-27 08:44:21 <text:line-break/><text:a xlink:type="simple" xlink:href="https://www.toutiao.com/a6786416963934487044/"><text:span text:style-name="T2">https://www.toutiao.com/a6786416963934487044/</text:span></text:a><text:s/><text:line-break/><text:line-break/><text:line-break/>第一篇原文名稱《下一代生物武器——基因工程技術在生物戰和生物恐怖主義中的應用》。 <text:line-break/>作者：美國空軍上校Michael J Ainscough <text:line-break/><text:line-break/>原文共六節內容： <text:line-break/><text:line-break/>一、引言 <text:line-break/>二、前蘇聯的生物戰計劃 <text:line-break/>三、基因工程，生物恐怖主義與生物戰 <text:line-break/>四、增強生物威脅的六種途徑 <text:line-break/>五、科學改善生物防禦的六種方法 <text:line-break/>六、結論 <text:line-break/><text:line-break/>結論中指出， <text:line-break/>1、有證據表明，俄羅斯人已經進行了基因改造的生物戰劑。 <text:line-break/>2、這種武器似乎很可能會在我們的這一生中使用。不可避免地，在某個地方的某個時間，似乎有人會嘗試使用基因工程病原體。如果被釋放，它們將對醫療和政府反應構成不祥的挑戰。 <text:line-break/>3、生物技術使得僅使用小規模的特殊行動就可以造成大規模的人員傷亡，這些特殊行動可以逃避檢測，從而避免報復。在非對稱戰爭中，生物武器被視為一個很好的均衡器。 <text:line-break/>4、大都市區處於最高風險。 <text:line-break/>5、目前，全世界所有軍隊和平民人口都難以承受生物攻擊。我們仍未做好充分準備以應對由新型基因工程生物製劑引起的流行病。 <text:line-break/>6、20世紀以物理學為主導，但最近的突破表明，未來的100年可能是“生物世紀”。有人說：第二次世界大戰是核武器，而第三次世界大戰的上帝禁止的將是生物武器。 <text:line-break/><text:line-break/><text:line-break/></text:p>
      <text:p text:style-name="P2">陳真   |  2020.02.07 12:58   |   <text:a xlink:type="simple" xlink:href="http://palinfo.habago.org/Entry?Command=Information_PrintForum&amp;#FORUM38657"><text:span text:style-name="T1">#</text:span></text:a></text:p>
      <text:p text:style-name="P3">生物武器：一個更陰暗的未來(1) <text:line-break/><text:line-break/>陳真 2020. 02. 06. <text:line-break/><text:line-break/><text:line-break/>「生物武器：一個更陰暗的未來」(The Darker Bioweapons Future)，這個標題不是我取的，而是取自2003年11月3日美國中情局(CIA) 的一份解密文件： <text:line-break/><text:line-break/><text:a xlink:type="simple" xlink:href="https://fas.org/irp/cia/product/bw1103.pdf"><text:span text:style-name="T2">https://fas.org/irp/cia/product/bw1103.pdf</text:span></text:a><text:s/><text:line-break/><text:line-break/>解密的部份只有兩頁，不過內容已十分駭人聽聞。美國政府表示，解密這些內容主要是為了針對美國大眾進行教育，提高風險意識。 <text:line-break/><text:line-break/>最近有個朋友說，「針對中國人的病毒是不可能的」。我聽到這話有點訝異，人們對此似乎相當無知。基因武器不但是概念上可行的，而且恐怕已經成為事實；成本低廉，殺傷力無限，足以滅絕特定族群，因此各大強國(很可能包括中國)始終努力研發，並各自拼命保護自己各種族群的生物資料不使外洩。 <text:line-break/><text:line-break/>大陸幾年前著名的「德明康德新藥公司」事件便是一例，該公司派人以狗血之名，貍貓換太子，企圖偷偷運送五千多份華人血清樣本出境，結果被逮。相關例子還有很多，說不完。 <text:line-break/><text:line-break/>2003年10月，中國社會科學出版社罕見地出版了一本書，叫做「最後一道防線--中國人基因流失憂思錄」，闡述九零年代以來美國針對中國人種進行研究、收集DNA的各種案例，進而對生物與基因武器的潛在危險提出警告，結果卻招來一大堆所謂專家學者的訕笑與嘲諷，說是「科幻言情小說」，認為作者很腦殘。但我想，真正腦殘的是這些似乎仍活在上個世紀六零年代知識背景的半吊子專家。 <text:line-break/><text:line-break/>CIA 密件 <text:line-break/><text:line-break/>上述CIA文件，我摘要翻譯如下。它開宗明義寫著：「基因改造病原體所產生的傷害，將比過去所有人類已知的疾病都還更加可怕。」 <text:line-break/><text:line-break/>「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 <text:line-break/><text:line-break/>就如一位與會專家所說：『在生物科學方面，我們正處於猶如六零年代的資訊科學；遠勝於其它學科，生物科學將對 21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  <text:line-break/><text:line-break/>「目前已知已成功研發的生物武器及其原理，舉例如下： <text:line-break/><text:line-break/>澳洲幾位研究者近日不經意地透露，鼠痘病毒（mousepox virus）的毒性，將可透過嵌入免疫調節基因而明顯增強其毒性。這項技術同樣可應用於自然發生的病原體，例如炭疽桿菌與天花病毒，將可大大增強其致死率。 <text:line-break/><text:line-break/>另外一些生物學家則順利合成天花病毒的關鍵蛋白質，並且證明它能夠有效阻斷人類免疫反應的某些關鍵步驟。還有個生物醫學團隊，近日也成功在體外合成小兒痲痺病毒。」 <text:line-break/><text:line-break/>更可怕的是，「有一系列非傳統病原體的二元生物武器（binary BW agents），很可能在十年內（亦即2013年）研發成功。」 <text:line-break/><text:line-break/>據我的了解，它就像一種「定時生物炸彈」，攻擊者將可設定在若干條件下將其引爆，產生致病或致死效果。 <text:line-break/><text:line-break/>該 CIA 密件指出： <text:line-break/><text:line-break/>「二元生物武器就是當兩種（無害或微害的）成份碰在一起時，才會引發劇毒。某個極其陰險的（insidious）的例子是這樣：一種原本只是帶有輕微毒性的病原體，當它遇到解毒劑時，卻反而會產生劇毒。我們把這樣一種大規模毀滅性生物武器稱之為『設計者』（designer），它可以用來引發抗生素的抗藥性（亦即使敵人對於抗生素失去療效），或是用來壓制正常的免疫反應。 <text:line-break/><text:line-break/>『基因治療』武器化的相關研究，將可永久改變人們的基因組成，或是在對方體內植入隱身的『木馬病毒』（stealth virus），無聲無息地存在於人體內一段很長時間而不發病，待時間一到，才會被啟動而病發。 <text:line-break/><text:line-break/>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 <text:line-break/><text:line-break/>專家們強調，對於這樣一些極其多樣化而且應用範圍十分廣泛的新型病原體生物武器研究，它所產生的攻擊方式，事實上是完全無法預防與防範的；解方之研發，因此將會落後一段很長時間。」 <text:line-break/><text:line-break/>文件最後，CIA竟然還留下連絡電話，請撥打美國中情局「策略評估小組」（Strategic Assessments Group）主任辦公室電話 (703) 874-0527。 <text:line-break/><text:line-break/>末日武器與美軍擴建生武實驗室 <text:line-break/><text:line-break/>2017年10月，俄國總統普丁在一場人權會議上，更是首度公開挑明，說了這麼一段話： <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 <text:line-break/><text:line-break/>原始談話影片：<text:a xlink:type="simple" xlink:href="https://bit.ly/2uTtyZ9"><text:span text:style-name="T2">https://bit.ly/2uTtyZ9</text:span></text:a><text:s/><text:line-break/><text:line-break/>美軍收集俄國人遺傳資料的原始文件：<text:a xlink:type="simple" xlink:href="https://bit.ly/318ckn9"><text:span text:style-name="T2">https://bit.ly/318ckn9</text:span></text:a><text:s/><text:line-break/><text:line-break/>相關報導：<text:a xlink:type="simple" xlink:href="https://bit.ly/2u8djYd"><text:span text:style-name="T2">https://bit.ly/2u8djYd</text:span></text:a><text:s/><text:line-break/><text:line-break/>普丁並沒有說「他們」是誰，但是根據各家媒體報導，美國空軍最大的醫療部隊--第59支醫學側翼 (59th Medical Wing) 之「先進分子監測中心」(Center for Advanced Molecular Detection，簡稱 CAMD) 就是普丁所指控的對象。美國「空軍教育與訓練指揮部」(the US Air Education and Training Command，簡稱 AETC)發言人Bo Downey 稍後承認，美軍確實針對俄羅斯人的生物遺傳資料進行收集，但否認是為了研發生物武器。 <text:line-break/><text:line-break/>其實，早在 2015年普丁簽署新版(前一版是2009年) 的「俄國國家安全戰略報告」("About the Strategy of National Security of Russian Federation”) 中，便具體點名了美國對於俄羅斯之主要安全威脅之一就來自於「美國在俄羅斯國境周邊擴大部署『生物武器實驗室網絡』(network of military-biological laboratories）」。俄國媒體及官方科學研究單位幾年來並多次指控多種瘟疫很可能是美國的生物武器傑作，其中之一就是SARS。(註1)  <text:line-break/><text:line-break/>支持該說法的周邊證據之一是：根據世界衛生組織的資料，中國人感染SARS者，至少高達92%，而西方盎格魯撒克遜族群卻幾乎無一人罹患。質疑者認為，該病毒似乎鎖定漢民族特有的O-M175基因。 <text:line-break/><text:line-break/>大多數相關領域的專家認為，SARS是針對中國人研發的基因武器之說法依然缺乏足夠的科學根據。但這並不意味著該指控只是一種販夫走卒式的憑空猜測或所謂陰謀論。 <text:line-break/><text:line-break/>這項足以造成人類末日的生物與基因武器研究，比核彈更恐怖，更不道德。人類發展這類武器，無異自我毀滅。 <text:line-break/><text:line-break/>劍橋的警告 <text:line-break/><text:line-break/>2012年，劍橋大學成立了一個跨領域研究中心，叫做 Centre for the Study of Existential Risk(人類生存風險研究中心，簡稱 CSER)。我有訂閱它們的電子通訊，我注意到，去年（2019年）它發表了一份報告，標題是「Global Catastrophic Biological Risks」（全球毀滅性之生物武器災難），副標題則寫著：「生物科技的進展給人類帶來一種新型的威脅。一場流行疾病很可能殺害數百萬人，但是一場人為基因修改的疫病，卻足以殺害更多人，甚至危及整個人類文明的存在。」 <text:line-break/><text:line-break/>原文請見： <text:line-break/><text:line-break/><text:a xlink:type="simple" xlink:href="https://bit.ly/38fkH37"><text:span text:style-name="T2">https://bit.ly/38fkH37</text:span></text:a><text:s/><text:line-break/><text:line-break/>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 <text:line-break/><text:line-break/>該報告提問：「這究竟是一種研究上的錯誤（error），抑或出於一種恐怖主義（terror）？究竟是壞蟲（bad bugs）或壞蛋 (bad people)在暗中搞破壞？」報告給出的答案顯然是後者。 <text:line-break/><text:line-break/>報告指出：「一些突破性的基因修改工具，例如CRISPR-Cas9，大大增強了我們對於研發新藥的能力，或是改善農業收成，但它具有一種雙重性，亦即它同樣可以用來做為一種傷害性用途。人為基因改造的病原體有可能從實驗室外洩，也可能故意釋放，做為一種武器。」 <text:line-break/><text:line-break/>「在上個世紀，一些國家積極發展生物武器研究。據我們所知，同時也有一些團體企圖取得這些生物武器。時至今日，幾乎是單一個人，只要念過博士，就有能力在六個月內製造出馬痘病毒（horsepox），這是一種類似在二十世紀殺死了三億人的天花病毒。也就是說，過去由國家掌控的生物武器研發能力，很可能即將就會落到一般組織手裏。」  <text:line-break/><text:line-break/>根據一些媒體，例如英國The Telegraph(「每日電訊報」) 於去年2019年8月12日的報導，標題是「World must prepare for biological weapons that target ethnic groups based on genetics, says Cambridge University」（劍橋大學提出警告：全世界應準備好面對針對特定種族之特有基因的生物武器）。報導請見： <text:line-break/><text:line-break/><text:a xlink:type="simple" xlink:href="https://bit.ly/39fL74u"><text:span text:style-name="T2">https://bit.ly/39fL74u</text:span></text:a><text:s/><text:line-break/><text:line-break/>報導指出，劍橋大學「人類生存風險研究中心」發布了另一項報告，進一步提出警告說，隨著基因工程技術的快速成熟發展，成本也越來越低，大規模傷害他人的能力也很不幸地被「民主化」 了。 <text:line-break/><text:line-break/>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 <text:line-break/><text:line-break/>儘管生物武器早已在國際間禁止研發將近半個世紀，但美俄之間經常互相指控，雙方似乎都仍祕密從事相關研究，因為誰都無法相信對方，深怕自己要是慢人一步，將成為犧牲者。至於中國，我相信應該也很難置身事外。 <text:line-break/><text:line-break/>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 <text:line-break/><text:line-break/>在相關討論上常有一個邏輯誤區，亦即自以為理性的人們總喜歡宣稱所謂自然變異，好像只要存在自然變異的可能性，人為修改基因的可能性便可完全排除，這不是很荒唐嗎？人為介入難道不也一樣能夠創造出所謂自然變異？ <text:line-break/><text:line-break/>再說，生物武器科技的發展已經到了一種出神入化的地步，既能「定時引爆」，也能「二元致死」，甚至還能像電腦木馬程式那樣，在一定的條件下，不知不覺地發病或喪失某種生物能力(例如免疫系統)，讓你以為這只是一種生命的自然衰退病變過程；甚至鎖定種族特有的基因特徵，神鬼不知地毀滅特定族群，或是禍延子孫，削弱敵人後代之健康狀況。 <text:line-break/><text:line-break/>人們竟然把聰明才智運用在這方面，實在很可悲，但它卻是一種正在迅速發展的事實狀態。 <text:line-break/><text:line-break/>美國悄悄解除禁令 <text:line-break/><text:line-break/>凡是重要之事，通常都會被主流媒體所刻意淡化，故為一般大眾所忽略。比方說 2017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 <text:line-break/><text:line-break/>人類似乎始終不曾放棄研發生物武器，例如納粹及日本皇軍，積極以猶太人及華人從事病毒與細菌之人體實驗。根據英國一本專門報導軍事工業與國防裝備的著名期刊 Jane's Defence Weekly 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  <text:line-break/><text:line-break/>表面上，大家嘴裏承認 (只有美國不承認) 這些都是國際公約規範下的非法武器，但我看，凡有能力研發者照樣偷偷研發，似乎誰也不例外，而美國顯然是其中最為積極者。 <text:line-break/><text:line-break/>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 <text:line-break/><text:line-break/>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 <text:line-break/><text:line-break/>對於陰謀論的正反態度都很讓人受不了。前者凡事亂猜背後有著什麼陰謀，大概是好萊塢電影看太多；後者卻是對於明明不是陰謀論的東西，動輒擺出「不屑一顧」的高姿態。 <text:line-break/><text:line-break/>《science》的質疑 <text:line-break/><text:line-break/>念自然科學的人應該知道世界上有兩本科學期刊地位非常崇高，能夠在那上面發表文章，簡直像什麼榮耀似的，連祖墳都要冒青煙了，一本叫《nature》，一本叫《science》。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 <text:line-break/><text:line-break/>比方說，2018年10月5日《science》有篇論文叫做《Agricultural research, or a new bio-weapon system?》(是農業研究？抑或是新型的生物武器系統？)，全文在此： <text:line-break/><text:line-break/><text:a xlink:type="simple" xlink:href="https://bit.ly/2RLLmyC"><text:span text:style-name="T2">https://bit.ly/2RLLmyC</text:span></text:a><text:s/><text:line-break/><text:line-break/>這論文由法國與德國五位演化生物學與基因科學家共同發表，質疑美國國防部的「國防高等研究計劃署」(Defense Advanced Research Projects Agency，簡稱DARPA) 從2016年起，已投入大約九億台幣，並持續增加預算，從事一項叫做「昆蟲聯盟」（Insect Allies）的詭異研究，利用昆蟲傳播基因改造病毒，進行農作物基因編輯。 <text:line-break/><text:line-break/>這幾位科學家認為這項實驗看不出對於農業發展有何助益，卻具有生物武器的高度道德風險，違反《禁止生物武器公約》。該公約於1975年3月生效，全世界絕大部份國家都有簽署，包括美國在內 (註2)。論文作者們說，這項技術，與其說是一項農業改良工具，倒不如說它事實上更像是一種大規模破壞農作物的生物武器。 <text:line-break/><text:line-break/>DARPA 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 <text:line-break/><text:line-break/>就如著名的生物倫理中心The Hastings Center的主任Gregory Kaebnick 所指出，透過昆蟲散播病毒，藉以進行大規模基因改造，終究還是具有破壞性，因為此一技術毫無疑問可用來破壞敵國的糧食收成。 <text:line-break/><text:line-break/>其實，就連國中生理當也能看得出來這樣一種研究的正反用途，顯然攻擊性用途更為顯著。美國當然就是在裝蒜，因為，就在這項昆蟲研究計劃啟動的同一年，也就是2016年二月，美國情報部門就在當年度的《全球威脅評估報告》（Worldwide Threat Assessment of the US Intelligence Community）裏頭，把「基因編輯」列入「大規模殺傷性武器」的技術清單。 <text:line-break/>     <text:line-break/>《science》的這篇論文發表後的四個月，也就是2019年2月，《science》又發表了一篇「獨家報導」，提出另一項有關生物武器之指控。全文在此： <text:line-break/><text:line-break/><text:a xlink:type="simple" xlink:href="https://bit.ly/36O6WH5"><text:span text:style-name="T2">https://bit.ly/36O6WH5</text:span></text:a><text:s/><text:line-break/><text:line-break/>文章指出，美國政府「悄悄地」(quietly) 解除關於增強病原體毒性及其傳播能力的危險實驗禁令，投入大量資金於曾引發巨大爭議與全球公衛風險的禽流感病毒基因改造實驗，相關實驗足以把   H5N1 禽流感病毒基因改造為更具毒性與傳播力，甚至透過空氣在哺乳動物之間大規模傳播。 <text:line-break/><text:line-break/>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 <text:line-break/><text:line-break/>我能明白、並且也認同很多科學研究往往具有所謂雙重性，可藉之行善，也能用來使壞；我們很難在人類知識的「地圖」上「先驗地」找到一條足以迴避一切負面後果、光有好處而無害處的「皇家之路」。 <text:line-break/><text:line-break/>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 <text:line-break/><text:line-break/>2011年，世界衛生組織曾為美國此一「增強病毒毒性」研究之極高公衛風險召開會議，並提出警告，美國軍方之相關研究也因此暫停，但是不久之後便又重啟爐灶。兩年後，大約是2014年，美國政府生物實驗室接連爆發多起公衛事故，涉及炭疽桿菌、天花病毒與 H5N1 病毒等，於是又喊停實驗。2017年，美國政府旋即又悄悄地掩人耳目，捲土重來，並壓制、淡化質疑聲音，大量投入資金重啟危險實驗，《science》也因此發表獨家報導，提出嚴厲風險警告。 <text:line-break/><text:line-break/>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 <text:line-break/><text:line-break/>所謂民主，人們其實就像掌權者所圈養的一群雞鴨，糊里糊塗地吃喝拉撒噴口水，對己身命運，對世界種種，對真實的政治，似乎一無所知；彷彿一群火雞，歡天喜地投票支持聖誕節的到來。 <text:line-break/><text:line-break/>DARPA 的角色與諸多疫情 <text:line-break/><text:line-break/>言歸正傳，回到上面所說的美國國防部「國防高等研究計劃署」(Defense Advanced Research Projects Agency，簡稱DARPA)，一般人可能不太清楚或甚至沒聽過這機構，其實這個軍方神祕機構身負重任，往往從事一些極具關鍵性的戰略研究，它並不是一般研究機構，而是身負所謂國家安全任務。 <text:line-break/><text:line-break/>2017年，英國《衛報》收到一份很可能來自DARPA圈內人的密件，為了保護消息來源，《衛報》援引資訊自由法條掩蓋洩密者真實身份： <text:line-break/><text:line-break/><text:a xlink:type="simple" xlink:href="https://bit.ly/2vCp61m"><text:span text:style-name="T2">https://bit.ly/2vCp61m</text:span></text:a><text:s/><text:line-break/><text:line-break/>該密件指出，近幾年，DARPA在「基因滅絕技術」(genetic extinction technologies) 領域投資了一億美元，這使得美國國防部竟然成為全球最大的基因驅動技術研究機構，倘若用於生物武器研發，將是一場人類浩劫。聯合國專家亦認為，這類技術很可能會被用於軍事攻擊目的。 <text:line-break/><text:line-break/>美國國防部對此則出面回應說，該技術只是為了消滅傳播瘧疾的蚊子以及一些侵入性齧齒動物而已。各位，請問你相信這些鬼話嗎？美國國防部的祕密研究機構耗費鉅資，只是想幫忙殺蚊子？ <text:line-break/><text:line-break/>但是，DARPA 的發言人倒也一度坦承，基因編輯技術對於美國國防確實至關重要。他說，因為研究成本大幅下降，帶有敵意者很可能也從事該類研究，因此美國必須趕在他們前面，掌握關鍵技術。 <text:line-break/><text:line-break/>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 <text:line-break/><text:line-break/>就在美國國防部 DARPA 的發言人出面否認美軍打算拿昆蟲當生物武器的同一天(2018年10月4日)，俄國「防核生化部隊」總司令(the head of Russian military’s radiation, chemical, and biological protection troops)Igor Kirillov，在一項會議上公布衛星圖，再度指控美國沿著鄰近中、俄邊境國家，部署至少30多個生物實驗室，以醫學研究為名，祕密進行大規模生物戰研究，並獲得鉅額經費，不斷迅速升級實驗室規模與數量。 <text:line-break/><text:line-break/>相關報導請見： <text:line-break/><text:line-break/><text:a xlink:type="simple" xlink:href="https://bit.ly/31iZzWH"><text:span text:style-name="T2">https://bit.ly/31iZzWH</text:span></text:a><text:s/><text:line-break/><text:line-break/>Igor Kirillov 將軍表示：「美國正逐步增強其生物科技能力，並持續擴增在中國與俄國接壤地帶的病原體實驗室。據聯合國公開數據顯示，該地區目前已經有超過30個美國生物實驗室...在鉅額經費的支持下，針對特別危險的傳染病病原體進行全方位的深入研究。」 <text:line-break/>   <text:line-break/>Igor Kirillov強調：「我們相信，這些實驗室位置的分布並非偶然，其中多數位於與中、俄邊境地區，對我們的國家構成生物攻擊之直接威脅。」 <text:line-break/><text:line-break/>早在 2015年，俄國外交部就曾根據喬治亞共和國前「國家安全部」部長Igor Giorgadze 所提供的厚達數千頁機密文件，具體指控與俄羅斯接壤的喬治亞境內之盧加爾公衛實驗室(Lugar Center for Public Health Research)，表面上隸屬喬治亞，事實上完全由美國政府出資，屬於美國陸軍的醫學研究機構，祕密從事細菌戰實驗。Igor Kirillov 並根據喬治亞情治單位提供的文件，明確指控該美軍實驗室竟然以治療為幌子，欺騙喬治亞當地民眾進行毒物測試，進行「致死人體實驗」，殺害了73位喬治亞民眾。 <text:line-break/><text:line-break/>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 <text:line-break/><text:line-break/>2016年 9 月 1 日的俄羅斯《觀點報》，引述俄羅斯軍事醫學專家指出，他們有充份理由相信，擴散至俄羅斯的非洲豬瘟、非典型肺炎及新型流感等傳染病，與美國在烏克蘭、喬治亞和哈薩克斯坦的祕密生物實驗基地有關。 <text:line-break/><text:line-break/>俄方懷疑，美國在該地區研發並散播生物武器。其中，以致死率百分之百的非洲豬瘟 (ASF)之異常性爆發最為驚人，它始於2014年的立陶宛，迅速從波羅的海地區往東歐擴散，包括烏克蘭、波蘭、摩爾多瓦等國，俄羅斯和喬治亞也隨即相繼淪陷，導致大量豬隻死亡。 <text:line-break/><text:line-break/>俄國官方多次指控，此次疫情十分詭異反常，似乎惟有在實驗室條件下才有可能發生該種病毒變異。而且，就在疫情爆發之前，美國五角大廈進一步擴編東歐地區的生物實驗室網絡。 <text:line-break/><text:line-break/>中國在中美貿易戰的壓力下，向俄羅斯尋求結盟，礙於俄方壓力，大量進口俄國豬肉，因而也淪為疫區；亞洲國家並相繼淪陷，東亞目前僅剩台、日為非疫區。 <text:line-break/><text:line-break/>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 <text:line-break/><text:line-break/>去年(2019年)11月13日，聯合國糧農組織（FAO）首席獸醫官Juan Lubroth，對於非州豬瘟疫情感到極度悲觀，他並特別提到中國的養豬業勢必整個崩盤，造成巨大傷害，而且將會是一場長達數十年的抗戰。他建議中國，務必採取跟作戰無異的強硬措施，嚴格查核管制，才有可能根除疫情。 <text:line-break/><text:line-break/>2018年8月12日，俄國媒體(俄羅斯衛星通訊社)再度指控美國針對俄羅斯，在波羅的海地區及東歐從事一系列生物武器實驗測試，並將實驗數據祕密運回美國本土之生物實驗室。 <text:line-break/><text:line-break/>早在 2016年，俄羅斯外交部長拉夫羅夫(Серге́й Ви́кторович Лавро́в)，在莫斯科國際關係學院發表演講時指稱： <text:line-break/><text:line-break/>「我們始終都很清楚，美國擁有一系列完整的生物武器研究項目，其拒絕執行《禁止生物武器公約》，拒絕建立監督機制，都已一再表明其相關研究並非出於和平目的。」 <text:line-break/><text:line-break/>在同年五月，俄羅斯外交部副部長里亞布科夫（Sergueï Riabkov）亦曾指出，美國不斷削弱禁止研發生物武器的國際公約，並持續加強自身軍事生物方面的基礎設施，包括在俄羅斯邊境沿線國家部署大量生物實驗室。 <text:line-break/><text:line-break/>俄羅斯科學院院士及首席醫學防疫師奧尼申科（Геннадий Онищенко）進一步說明這些生物實驗室之軍事屬性。比方說，其美方成員竟然全部來自美軍生物醫學部隊，歸屬美國陸軍管轄。 <text:line-break/><text:line-break/>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 <text:line-break/><text:line-break/>奧尼申科認為，美國建立這些祕密生物實驗室的目的是，希冀通過研究俄羅斯和高加索地區病毒的爆發及其擴散途徑，進一步研擬相關經濟與政治影響之對策方案。 <text:line-break/><text:line-break/>德國之聲(Deutsche Welle，簡稱 DW)和以色列時報(The Times of Israel)也分別對此做了一些報導： <text:line-break/><text:line-break/>DW： <text:line-break/><text:line-break/><text:a xlink:type="simple" xlink:href="https://bit.ly/2vHlmvz"><text:span text:style-name="T2">https://bit.ly/2vHlmvz</text:span></text:a><text:s/><text:line-break/><text:line-break/>The Times of Israel： <text:line-break/><text:line-break/><text:a xlink:type="simple" xlink:href="https://bit.ly/2OkbbDB"><text:span text:style-name="T2">https://bit.ly/2OkbbDB</text:span></text:a>   <text:line-break/><text:line-break/>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 <text:line-break/><text:line-break/>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 <text:line-break/><text:line-break/>美、日之細菌戰與活體實驗 <text:line-break/><text:line-break/>講到生物武器，大家第一個想到的應該是日本鬼子的731部隊： <text:line-break/><text:line-break/><text:a xlink:type="simple" xlink:href="https://bit.ly/2OlfDSu"><text:span text:style-name="T2">https://bit.ly/2OlfDSu</text:span></text:a><text:s/><text:line-break/><text:line-break/>二戰期間，日軍把數萬名中國男女老幼活生生開膛剖肚挖腦抽肝，進行各種毫無人性的人體實驗，把數萬名中國男女老幼活生生切割成一團團肉醬，並且在哈爾濱，建造731部隊細菌戰研究中心，以一萬多名中國男女老幼做活體生物武器實驗，包括炭疽桿菌、鼠疫和天花病毒，在中國許多省份發動細菌戰。 <text:line-break/><text:line-break/>日本之外，其次就是美國，比方說在韓戰期間，美軍對北韓和中國東北以飛機散佈鼠疫桿菌、霍亂弧菌、炭疽桿菌及傷寒桿菌等等等，製造鼠疫與霍亂的大流行。1952年，「國際科學委員會」進行調查，寫成一份厚達五、六百頁的報告書，揭露美軍罪行： <text:line-break/><text:line-break/><text:a xlink:type="simple" xlink:href="https://bit.ly/2On2GYv"><text:span text:style-name="T2">https://bit.ly/2On2GYv</text:span></text:a><text:s/><text:line-break/><text:line-break/>我看不到全書內容，只能拜託各位用《調查在朝鮮和中國的細菌戰事實國際科學委員會報告及附件》的關鍵字去搜尋，就能找到一部份文字內容： <text:line-break/><text:line-break/><text:a xlink:type="simple" xlink:href="https://bit.ly/2Ulgt5x"><text:span text:style-name="T2">https://bit.ly/2Ulgt5x</text:span></text:a><text:s/><text:line-break/><text:line-break/>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 <text:line-break/><text:line-break/>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 <text:line-break/><text:line-break/>「至於我，還有什麼意見沒有？……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 <text:line-break/><text:line-break/>文學、藝術給了這個世界一種難以言喻的勇氣、希望與溫暖，但我明白，光是懷著希望是不夠的，光是往夢裡去是找不著出路的，我們依舊需要冷酷單調的理性，面對現實的種種陰暗與複雜。 <text:line-break/><text:line-break/>生物武器不但不是陰謀論，而是既成事實，由來已久，於今尤烈，跡近喪心病狂。 <text:line-break/><text:line-break/>去年(2019年)七月，美國眾議院多名議員，懷疑美國國防部在1950年至1975年之間進行蜱蟲和其他昆蟲的生物武器實驗，因此由Chris Smith 領銜，聯名要求在2020年的美國國防預算中，列入一個修訂案，要求美國國防部總檢察長，調查關於美國人每年大約30萬人感染的萊姆病是否就是美軍研發生物武器的後果，是否在馬里蘭州的動物疾病中心，企圖把蜱蟲和其他昆蟲變成生物武器，並以社會大眾進行活體實驗，罹病者將會有神經系統及心臟與關節之病變。 <text:line-break/><text:line-break/>該國會提案並特別要求查明，究竟美國政府是刻意釋放病原體，以社會大眾做為實驗測試對象，抑或是疏忽所導致的災難。相關報導請見： <text:line-break/><text:line-break/><text:a xlink:type="simple" xlink:href="https://bit.ly/3b7KL1F"><text:span text:style-name="T2">https://bit.ly/3b7KL1F</text:span></text:a><text:s/><text:line-break/><text:line-break/>這些事，例子眾多，不勝枚舉。舉個例，2011年8月29日，歐巴馬所成立的生物倫理總統委員會公布一項調查報告，承認美國在1946至1948年之間，在杜魯門總統的授意下，故意使一千三百多名瓜地馬拉人感染梅毒等各種性病，以進行研究。瓜地馬拉醫學協會主席出面指控，具體受害者數字應當超過兩千五百人。 <text:line-break/><text:line-break/>結論 <text:line-break/><text:line-break/>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 <text:line-break/><text:line-break/>寫這東西，別無它意，目的只是希望人們或多或少調整一下思維，別太「單純」；就如劍橋大學去年八月所提出的全球警告：人們應當試著去面對並理解當下正在迅速發展的毀滅性風險，儘可能阻止它的到來。 <text:line-break/><text:line-break/>================ <text:line-break/><text:line-break/>(註1) 關於SARS是生物武器的說法「似乎」是錯的，不是有效指控。但我只能說「似乎」，畢竟我是外行人，也沒有更多資料，更不懂俄文。而且，更根本的是，沒有一個生物武器專家或情治單位，在做出指控時會蠢到把自己手上的資料或相關知識公開。 <text:line-break/><text:line-break/>比方說，如內文所述，2015年，俄國外交部根據喬治亞共和國前「國家安全部」部長Igor Giorgadze 具體指控與俄羅斯接壤的喬治亞境內之盧加爾公衛實驗室(Lugar Center for Public Health Research)，表面上隸屬喬治亞，事實上完全由美國政府出資，屬於美國陸軍的醫學研究機構，祕密從事細菌戰實驗。Igor Kirillov 更明確指控該美軍實驗室以治療為幌子，欺騙喬治亞當地民眾進行毒物測試，殺害了73位喬治亞民眾。 <text:line-break/><text:line-break/>記者會上，俄國如此簡短的幾句指控，其所依據的喬治亞政府機密文件，卻厚達數千頁。請問你有可能完整閱讀這些文件嗎？俄國或喬治亞有可能全數公開嗎？當然不可能。 <text:line-break/><text:line-break/>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 <text:line-break/><text:line-break/>我們在媒體上能看到的報導是這麼說的：俄羅斯科學院傳染病專家及莫斯科流行病學部門主管 Nikolai Filatov，首先提出SARS有可能是人為製造的說法。俄羅斯醫學科學院及軍事醫學研究院院士的Sergei Kolesnikov 亦認為，SARS是腮腺炎與麻疹的混合體，這種結合在自然狀態下不可能發生，只能在實驗室裡合成。   <text:line-break/><text:line-break/>美國 George Mason 大學的醫學生物學家Ken Alibek也附和俄國的看法，認為無法排除SARS是生物武器的可能性。Ken Alibek 曾擔任蘇聯時期的高階細菌戰軍官，著有Biohazard(生物危機)一書。他說，「SARS 是很不自然的病疫爆發，究竟是人為還是自然發生？很難說。」 <text:line-break/><text:line-break/>但是，俄國的說法顯然和我們目前所知道的資訊不一樣。SARS是冠狀病毒，怎麼會扯到腮腺炎與麻疹病毒的人工合體變種？後者應該是副黏液病毒(Paramyxoviridae)，和冠狀病毒的結構截然不同。為什麼會這樣呢？ <text:line-break/><text:line-break/>也許那是因為，俄國的這個說法出現在2003年的四月初，也就是SARS剛發生大約一個月時，那時候，香港中文大學及台灣的研究都指出SARS是副黏液病毒的變種。但是，很奇怪，在德國及加拿大所採集到的病毒卻是冠狀病毒。世界衛生組織表示，不排除同時感染兩種病毒的可能。 <text:line-break/><text:line-break/>一直到今天，17年過去了，SARS病毒究竟來自何方，仍無定論，但一般認為就是冠狀病毒。也就是說，它是經過一段很漫長的研究，才稍微有個共識。藉著這反例，我只是想說明一種傲慢態度之荒唐無稽及其理性能力之嚴重匱乏。 <text:line-break/><text:line-break/>Sergei Kolesnikov 等人畢竟是著名學者，而且曾經肩負相關研究之國家重責；Ken Alibek 過去在蘇聯更研發出第一個兔熱病(Tularemia) 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 <text:line-break/><text:line-break/>隨便找就一堆，比方說： <text:line-break/><text:line-break/><text:a xlink:type="simple" xlink:href="https://bit.ly/2vT1PbJ"><text:span text:style-name="T2">https://bit.ly/2vT1PbJ</text:span></text:a><text:s/><text:line-break/><text:line-break/>你看，這個匿名蠢蛋，裝腔作勢講一堆自以為很專業的低能蠢話，還罵說那些「狗屁都不懂的什麼俄羅斯醫學科學院院士」，「若非糞青的杜撰，就是個不學無術的白痴」。 <text:line-break/><text:line-break/>(註2) 儘管美國是《禁止生物武器公約》的主要締約國之一，依據該條約，必須立即銷毀所有生物武器，並不再從事任何相關研究。但是，2001年1月，美國小布希擔任總統的第一件事，居然是宣佈拒絕支持《禁止生物武器公約》，並開始大量增加研究經費，從事生物武器的研發。為什麼呢？因為，據媒體報導，情治單位交給布希一份報告，強調生物與基因武器的絕對重要性。 <text:line-break/><text:line-break/>2010年7月2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 <text:line-break/><text:line-break/>所謂「布薩特」計劃，是英文簡稱「BSAT」的音譯，原文是「Biological Select Agents and Toxins」。美國國土安全部與中情局曾分別對此做了部份說明如下： <text:line-break/><text:line-break/>「生物武器」是原子彈發明以來，另一個大規模殺傷武器，其殺傷力遠超過核彈，其內在生物性及對外使用手段的複雜性，同樣遠遠超過原子武器，因而防治手段也更加艱難。2001年911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 <text:line-break/><text:line-break/>美國國土安全部及中情局的一些報告同時還表明：    <text:line-break/><text:line-break/>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p>
      <text:p text:style-name="P2">老羊   |  2020.02.07 12:30   |   <text:a xlink:type="simple" xlink:href="http://palinfo.habago.org/Entry?Command=Information_PrintForum&amp;#FORUM38656"><text:span text:style-name="T1">#</text:span></text:a></text:p>
      <text:p text:style-name="P4">火鍋大王最新視頻在此：<text:a xlink:type="simple" xlink:href="https://youtu.be/L5rhyBKJXb4"><text:span text:style-name="T2">https://youtu.be/L5rhyBKJXb4</text:span></text:a><text:s/><text:line-break/><text:line-break/>對比了美國的 H1N1 處理方式，也簡短的提到了台灣。</text:p>
      <text:p text:style-name="P2">老羊   |  2020.02.07 10:36   |   <text:a xlink:type="simple" xlink:href="http://palinfo.habago.org/Entry?Command=Information_PrintForum&amp;#FORUM38655"><text:span text:style-name="T1">#</text:span></text:a></text:p>
      <text:p text:style-name="P3">如果大家看了豐遠介紹的那個談蝙蝠的視頻，就會看到幾秒鐘的鏡頭蔡英文談她在帛琉喝蝙蝠湯，吃蝙蝠肉的經驗。 <text:line-break/><text:line-break/>最近台灣當然少不了拼命數落大陸人吃蝙蝠的野蠻與骯髒。但是就在去年三立還在節目裡介紹帛琉美味的蝙蝠湯，標題：「沒喝過蝙蝠湯就別說來過帛琉！」 <text:line-break/>https://youtu.be/Q4Feiev0zko <text:line-break/><text:line-break/>這雙標玩得真溜。 <text:line-break/></text:p>
      <text:p text:style-name="P2">鄭豐遠   |  2020.02.07 08:01   |   <text:a xlink:type="simple" xlink:href="http://palinfo.habago.org/Entry?Command=Information_PrintForum&amp;#FORUM38654"><text:span text:style-name="T1">#</text:span></text:a></text:p>
      <text:p text:style-name="P3"><text:a xlink:type="simple" xlink:href="https://www.youtube.com/watch?v=3IiO5KlAiNU"><text:span text:style-name="T2">https://www.youtube.com/watch?v=3IiO5KlAiNU</text:span></text:a><text:s/><text:line-break/><text:line-break/>分享一則和這病毒稱得上有點關係的一則影片，來自"科技袁人"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 <text:line-break/><text:line-break/>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影音震撼"，那種美，非親身體驗絕難想像。許多時候我都會想，世上怎麼可能沒有神? 神蹟如此明明白白。但神蹟同樣也讓人啞口無言，因為這種體驗和連結如此親密、如此私人，除了自己，不會再有第二人能感同身受。 <text:line-break/><text:line-break/>這位蝙蝠研究員的生涯，看了挺羨慕，因為那幾乎就是我年少時的一種理想的人生追求: 和動物為伍，走入自然也走入教室，單純享受研究科學知識的辛勞和快樂。我也確實曾過上一兩年這樣的日子，和一位學長上山下海，抓昆蟲，採集植物，進實驗室。那種單純和快樂，也許也只有心性雷同的人才能體會。 <text:line-break/><text:line-break/>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 <text:line-break/></text:p>
      <text:p text:style-name="P2">陳真   |  2020.02.07 03:31   |   <text:a xlink:type="simple" xlink:href="http://palinfo.habago.org/Entry?Command=Information_PrintForum&amp;#FORUM38653"><text:span text:style-name="T1">#</text:span></text:a></text:p>
      <text:p text:style-name="P4">武漢大學中南醫院感染科醫師桂希恩，是我這輩子最仰慕的一位醫師，20幾年來，我的電腦桌面經常就是他的這張照片： <text:line-break/><text:line-break/><text:a xlink:type="simple" xlink:href="https://bit.ly/3bgLmyf"><text:span text:style-name="T2">https://bit.ly/3bgLmyf</text:span></text:a><text:s/><text:line-break/><text:line-break/>想到他，我就打心底感到一股溫暖。人心的善良與感情，應該是這世界上最美麗的東西。 <text:line-break/><text:line-break/>我之所以知道桂希恩醫師，是因為1997年河南愛滋村的事。雖然當時我人在英國，但仍一直關注這件事，從而也認識了李丹。「生命親系譜」(<text:a xlink:type="simple" xlink:href="http://kinship.habago.org/"><text:span text:style-name="T2">http://kinship.habago.org/</text:span></text:a>) 左上角那隻長得有點像小白兔的小可愛，就是李丹創辦的東珍小學裏頭一位小朋友所畫。 <text:line-break/><text:line-break/>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 (中國，台灣)。依照人渣黨的固有台詞，這就是我「賣台」的鐵證了吧。 <text:line-break/><text:line-break/>其實，那時候我還很綠，腦子還沒完全清醒，依舊是個台獨份子。但是，就算做為一個台獨份子，難道我就應該忘記良善、失去人性而只認得顏色？ <text:line-break/><text:line-break/>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 <text:line-break/><text:line-break/>陳真 2020. 02. 07. <text:line-break/><text:line-break/>==================== <text:line-break/><text:line-break/><text:a xlink:type="simple" xlink:href="https://www.ettoday.net/news/20200126/1632942.htm"><text:span text:style-name="T2">https://www.ettoday.net/news/20200126/1632942.htm</text:span></text:a>  <text:line-break/><text:line-break/>ETtoday <text:line-break/><text:line-break/>2020年01月26日  <text:line-break/><text:line-break/>會控制得比SARS快！大陸專家：預計武漢疫情元宵節前「轉彎」回落 <text:line-break/><text:line-break/>▲大陸知名傳染病專家、武漢大學中南醫院感染科教授桂希恩。（圖／翻攝自人民日報） <text:line-break/><text:line-break/>▲桂希恩。（圖／翻攝自人民日報） <text:line-break/><text:line-break/>記者劉亭／綜合報導 <text:line-break/><text:line-break/>大陸知名傳染病專家、武漢大學中南醫院感染科教授桂希恩認為，這次武漢肺炎的死亡率比SARS低，大部分患者是輕症、可以治癒的，預計可以控制的比SARS快，預計元宵節前武漢市的疫情可能出現「轉彎」回落。 <text:line-break/><text:line-break/>根據「人民日報」報導，桂希恩表示，「我們在10多年前能控制了SARS，今天我們也能控制新型冠狀病毒」，雖然要提高警惕不能麻痺大意，但也不必過於恐懼，新型肺炎患者中，大部分是輕症，而且是可以治癒的，因此應該要保持信心。 <text:line-break/><text:line-break/>「我們控制SARS病毒花了6個月，我預計新型冠狀病毒完全能控制而且比控制SARS快！」桂希恩也指出，目前新確診患者一天比一天多，但從頂峰下降應該不需要太長時間。他估計，發病率「轉彎」可以周計算，在正月十五前武漢疫情可能出現回落。 <text:line-break/><text:line-break/>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p>
      <text:p text:style-name="P2">陳真   |  2020.02.07 00:07   |   <text:a xlink:type="simple" xlink:href="http://palinfo.habago.org/Entry?Command=Information_PrintForum&amp;#FORUM38652"><text:span text:style-name="T1">#</text:span></text:a></text:p>
      <text:p text:style-name="P3">好的，阿忠。我明天再打電話跟她傳達。 <text:line-break/><text:line-break/>我每天會打電話跟小可愛說我用千里眼看到她旁邊有什麼，用順風耳聽到她說了什麼。其實全是我打聽來的，但她卻一概相信。 <text:line-break/><text:line-break/>她也常問我什麼時候要帶她用魔法飛上月球。我說，等她再長大一些才行。將來等她十多歲，我再讓她看"亞歷桑那夢遊"，她就知道怎麼飛上月球了。 <text:line-break/><text:line-break/>我還教她很多魔術。我告訴她，魔術有三種，第一種最簡單，就是依靠道具，其次較難，靠手法，第三種最厲害，那才是真正的魔法，不靠道具，也不靠手法，而是透過想像力，就像 "賣火柴的小女孩" 那樣，在僅剩的火柴一點光芒中，居然能看到很多美麗的東西。只要學會了這個魔法，不管如何風雨，生命就還值得活。</text:p>
      <text:p text:style-name="P2">柳春春阿忠   |  2020.02.06 21:58   |   <text:a xlink:type="simple" xlink:href="http://palinfo.habago.org/Entry?Command=Information_PrintForum&amp;#FORUM38651"><text:span text:style-name="T1">#</text:span></text:a></text:p>
      <text:p text:style-name="P4">......浮上水面了，我，沒事！麻煩陳真代我向小可愛問好～～～ <text:line-break/>......繼續在水面下。</text:p>
      <text:p text:style-name="P2">陳真   |  2020.02.06 21:16   |   <text:a xlink:type="simple" xlink:href="http://palinfo.habago.org/Entry?Command=Information_PrintForum&amp;#FORUM38650"><text:span text:style-name="T1">#</text:span></text:a></text:p>
      <text:p text:style-name="P3">華爾街日報的那篇文章--《中國是亞洲真正的病夫》，顯然蓄意為之，絕非偶然，但它只是整個鬥爭大戲的一個小例子。 <text:line-break/><text:line-break/>不管病毒來源為何，可以確定的是：在成功地經濟封鎖中國之後，緊接著，以美國為首的部份西方國家，開始有系統地藉此挑起新一波的政治攻擊，主要目的是煽動全球性的反華，污名化甚至妖魔化華人。 <text:line-break/><text:line-break/>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 <text:line-break/><text:line-break/>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 <text:line-break/><text:line-break/>個案無法談，但我有能力談大範圍的東西。我決定趁小可愛今天不在家，等一下吃飽飯之後，就來寫一篇生物武器的文章，請大家看看我所言是否可信，看看這一切是否真的只是一種毫無疑問的「偶然」。</text:p>
      <text:p text:style-name="P2">王修亮   |  2020.02.06 19:19   |   <text:a xlink:type="simple" xlink:href="http://palinfo.habago.org/Entry?Command=Information_PrintForum&amp;#FORUM38649"><text:span text:style-name="T1">#</text:span></text:a></text:p>
      <text:p text:style-name="P4">人性是天賦的嗎？還是一種後天教養的文化？ <text:line-break/><text:line-break/>如果沒有群體的存在，會不會有人性問題？ <text:line-break/>群的狀態越大，人需要顧慮得越多，受到的拘束越多，失去的自由也越多。 <text:line-break/>但是得到的安全與保障也越多。 <text:line-break/>如何取捨？取捨之前，是否需要先學習：我有取，所以必有捨，我不可能全拿。 <text:line-break/>教養和政令教育了嗎？ <text:line-break/><text:line-break/>在群體中的個人，是否「有權」只要保障，不接受限制與拘束？ <text:line-break/>我想只要權力但不盡義務，我想免費吃飯但我不肯買菜做飯洗碗，那，誰有「權力」決定這一切？ <text:line-break/>法律和道德於焉產生。 <text:line-break/><text:line-break/>死刑廢除？死刑必存？ <text:line-break/>罪犯的資料應該昭告天下保護群眾？罪犯的資料應該隱匿深藏尊重個人？ <text:line-break/>傳染病者一定要隔離以護眾？傳染病者一定要尊重他行動的自由？ <text:line-break/><text:line-break/>我無法從空洞的口號判決是非，每一個人不同，每一種疾病與藥物、每一種罪惡與善良，在不同的情境、不同人身上都不同。 <text:line-break/>每．一．個．都．不．同！ <text:line-break/><text:line-break/>法律價值求取相異之同「共識」，道德價值求取相同之異「多元」。「人文人性」的功能，就是在相同相異中體諒互助。 <text:line-break/><text:line-break/>說起話來簡單幾句，做起事來一向繁瑣不堪，就例如：台灣預估會有多少病患？隔離病房目前準備了多少間？那不是該和口罩一起開始增建的事務嗎？還有傳染病專用的救護車呢？ <text:line-break/>台灣的火神山醫院在怎樣的臨界點下會需要？如果需要該蓋在何處？範圍多大？廢棄排泄物如何妥善處理？ <text:line-break/>政府做事的錢從哪裡來？ <text:line-break/><text:line-break/>找不到地方安置病患，因為居民會抗議？ <text:line-break/>不該接自己的國民回來，台灣沒有處理病患的能力？ <text:line-break/><text:line-break/>從法律說，國民回國是「憲法人權」，不論有沒有傳染病。 <text:line-break/>從道德說，我可能生病了，就不想再去傳染給他人，但是我當然希望外界能提供足夠的醫療資源，使我有康復的希望。 <text:line-break/>法律是絕對的，但道德從來都是相對的，不是只有病人才需要擁有體諒互助的道德行為。 <text:line-break/><text:line-break/>即使漠視他人，台灣有盡力提供武漢台胞醫療資源嗎？台灣有多少人想過武漢以及其他地區有多少台胞的艱困嗎？也沒有支援，也不准回來，不就是讓他等死嗎？ <text:line-break/>這是政府的職責嗎？這是人嗎？ <text:line-break/><text:line-break/>正常的政府平日不就應該對這些議題，進行「體諒互助，兼顧法律與道德的人性教育」嗎？為甚麼只會哭自己沒有能力？行政能力並非天賦，而是努力學習而來，台灣政府努力學了哪些？ <text:line-break/><text:line-break/>履霜堅冰至，當我們以撕裂的方式，得意於取得一大半人的支持時，卻已經同時失去所有人彼此的互信互助！ <text:line-break/>最笨的治國方法。 <text:line-break/>人民跟隨著故步自封嗎？ <text:line-break/><text:line-break/>我是國小教師，沒有政治解方，我只能認真教好我的學生。 <text:line-break/>歲月總還是撲面而來，不論是元宵還是病毒。 <text:line-break/><text:line-break/>如前，謎分兩段，射兩句八字，一句射一字，有解字，有意會，謎不甚巧，聊以娛之。 <text:line-break/>其一 <text:line-break/>小頭銳面非匹夫 <text:line-break/>欲卡難卡損頭顱 <text:line-break/>天高見頂橫當世 <text:line-break/>官室無心只養豬 <text:line-break/>其二 <text:line-break/>立人乃可貫西東 <text:line-break/>烈火熊熊一場空 <text:line-break/>逐臭小犬難尋覓 <text:line-break/>圈內得失古來同</text:p>
      <text:p text:style-name="P2">林炤育   |  2020.02.06 18:09   |   <text:a xlink:type="simple" xlink:href="http://palinfo.habago.org/Entry?Command=Information_PrintForum&amp;#FORUM38648"><text:span text:style-name="T1">#</text:span></text:a></text:p>
      <text:p text:style-name="P3">美媒稱中國為“真正的亞洲病夫” 華春瑩：作者應為其傲慢、偏見和無知感到羞愧 <text:line-break/>2020-02-06 15:40 <text:line-break/>【環球時報-環球網報導記者白雲怡】近日，美國《華爾街日報》發表一篇題為《中國是亞洲真正的病夫》的文章，借中國正在遭受的疫情對中國進行種族主義色彩的攻擊。對此，中國外交部發言人華春瑩6日表示，“這位叫作Walter Russell Mead的作者，你應該為自己的言論、你的傲慢、偏見和無知感到羞愧。” <text:line-break/><text:line-break/>“我想提請Mead先生注意以下幾組數字：2009年美國爆發的H1N1禽流感死亡率高達17.4%。另外，根據美國疾病控制與預防中心1月底公佈的報告，2019-2020年美國流感季已經導致1900萬人感染，至少1萬人死亡。對比這次中國肺炎疫情的實際情況，請問Mead先生，你又作何評論呢？”華春瑩這樣反問稱。 <text:line-break/><text:line-break/>郭杰瑞也提到此事 <text:line-break/>https://youtu.be/7DUkWy0D1cs <text:line-break/>-------------------------------------- <text:line-break/>華春盈是淮安人，我剛從那而旅遊歸來。 <text:line-break/>接待我們的台商不知道華春盈是淮安人，他以為我說的大人物是周恩來總理。隔天他就帶我們去參觀周恩來故居。 <text:line-break/>因為疫情，所有景點關了，我們只能沿著故居的小湖走了一趟。 <text:line-break/><text:line-break/>改機票、退酒店提前回來後，同行的人說，對岸表面上很進步，但看細節就知道，其實做得並不好。他舉例如電梯裡按鍵顏色反差小看不清楚、餐廳服務員當著我們的面收拾桌子、大賣場電梯不能直達停車場要接一段電扶梯等。 <text:line-break/><text:line-break/>我說我們要求打包，對服務員而言或許是表示可以收拾桌子的信號，再說我們來得有點晚(主要還是疫情的緣故)，當時店裡空無一人，廚師都已經休息，店準備打烊，因與台商熟識才重新出來掌廚。我們是唯一的一桌，早點收拾，服務員也可以早點回家過年。 <text:line-break/>大賣場一定有電梯能直達停車場，只是我們沒有問賣場服務員，想想沒有電梯上下貨難道要走樓梯嗎? <text:line-break/>按鍵不清楚要改善很容易。 <text:line-break/><text:line-break/>他停頓片刻，接著說，你不覺得那裡的建築物很沒有溫度嗎? <text:line-break/><text:line-break/>我很驚訝他這樣說，基礎建設、綠化完善，樓房整齊方正，街道一塵不染，在他眼裡竟成了沒有溫度。 <text:line-break/>建築物本來就無所謂溫度，有溫度的是人。 <text:line-break/><text:line-break/>我說，淮安只是大陸的三、四線城市，相比台灣就是石碇、坪林，石碇、坪林能比嗎? 要比，連台中也比不過，台中差遠了。 <text:line-break/>他還是覺得台中比較美。我問旁人，大家都不同意。 <text:line-break/><text:line-break/>我與他的印象相反，出乎意料的滿意。這幾天，我只看到兩個人抽菸，一個是沖沖路過的外賣小哥，一個是台商。 <text:line-break/>沒有聽到一回汽車喇叭，沒有亂丟的垃圾。更重要的是遇到的每個人都很客氣，服務周到。 <text:line-break/><text:line-break/>也有不足的地方，祖國雖然大力推動打貪與法制化，但還是有人可以靠關係享特權。或許這就是江湖，古今中外舉世皆然。</text:p>
      <text:p text:style-name="P2">陳真   |  2020.02.06 15:37   |   <text:a xlink:type="simple" xlink:href="http://palinfo.habago.org/Entry?Command=Information_PrintForum&amp;#FORUM38647"><text:span text:style-name="T1">#</text:span></text:a></text:p>
      <text:p text:style-name="P3">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 <text:line-break/><text:line-break/>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 <text:line-break/><text:line-break/>但我現在不想住英國了，也許是老了，生命彷彿也變得更為厚重，難以忍受輕薄短小以及文化的疏離與蒼白；就如維根斯坦所說，英國始終是一個 “沒有氧氣的地方”，彷彿跟藝術有著深仇大恨的蒼白國度。 <text:line-break/><text:line-break/>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 <text:line-break/><text:line-break/>甘地就是因為這樣才決心對抗大英帝國。在這之前，雖然他也是留英（倫敦大學），但他沒想太多，之前仍然想生活在西方社會裏，甚至學習英國人的種種生活調調，想 “融入” 洋人社會，結果卻被可怕的仇外意識與族人之痛苦處境給燃燒起熊熊烈火，對英國展開鬥爭。 <text:line-break/><text:line-break/>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 <text:line-break/><text:line-break/>不過，就如怡靜所說，我很感動於對岸人民的態度。 <text:line-break/><text:line-break/>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 <text:line-break/><text:line-break/>也許是我自作多情想太多，也許那是因為這個民族幾百年來遭受太多苦難，老早把苦難視為生命的一種常態而少言語，畢竟再大的苦難都嚐過，病毒這一點事相信應該撐得過。 <text:line-break/><text:line-break/>我相信，中國是不會倒下的，要倒早就倒了。東風興起，西風消散，勝利終究會屬於能夠默默承受痛苦、無辜的一方。要是能有來生，但願蒼天再讓我再當一回中國人，共享她的悲歡與榮耀。 <text:line-break/><text:line-break/>陳真 <text:line-break/><text:line-break/>2020.02.06. <text:line-break/><text:line-break/>（寫於帕莎蒂娜麵包店，喝咖啡，想事情。小可愛因為去祖國，被幼兒園禁止上學一周，今天不在家，馬麻帶去花蓮找世主阿姨，而我也難得偷得浮生半日閒。）</text:p>
      <text:p text:style-name="P2">林炤育   |  2020.02.06 13:01   |   <text:a xlink:type="simple" xlink:href="http://palinfo.habago.org/Entry?Command=Information_PrintForum&amp;#FORUM38646"><text:span text:style-name="T1">#</text:span></text:a></text:p>
      <text:p text:style-name="P3">谢谢 高佑思 <text:line-break/><text:line-break/>10万口罩从海外送到中国有多难？1吨医疗物资送往黄冈全记录 <text:line-break/>https://youtu.be/UXj7OWHpl9o <text:line-break/><text:line-break/>從以色列找到10萬隻口罩直接送到湖北，湖北加油！ <text:line-break/>https://youtu.be/wyRuCWyv2vo </text:p>
      <text:p text:style-name="P2">怡靜   |  2020.02.06 12:10   |   <text:a xlink:type="simple" xlink:href="http://palinfo.habago.org/Entry?Command=Information_PrintForum&amp;#FORUM38645"><text:span text:style-name="T1">#</text:span></text:a></text:p>
      <text:p text:style-name="P4">西班牙教育部官方推特2/4貼文 <text:line-break/><text:line-break/>人不是病毒，但排外是，最好的疫苗是教育。 <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英文翻譯 <text:line-break/>People are not virus, xenophobia is. Misinformation and prejudice against #coronavirus or any other disease are not only dangerous but also generate discrimination and racism. <text:line-break/>The best vaccine: Education. <text:line-break/>======================= <text:line-break/>一位住德國的網友說，上星期六，一位在德國的中國女孩在公共場合被人攻擊並 <text:line-break/>辱罵她是中國病毒。類似的情形也發生在英國，一位中國留學生因佩戴口罩在街頭遭人攻擊。 <text:line-break/>發文者說他自己現在在外頭都覺得不安全。 <text:line-break/><text:line-break/>不只是這樣，我在網路上看了兩段視頻。 <text:line-break/><text:line-break/>一位帶著大行李的年輕亞洲女孩(沒有戴口罩)坐在壅擠的車廂，雙人對坐的位子上， <text:line-break/>對面兩位西方人士帶著口罩(西方人不是生病才帶口罩嗎?)，雙眼盯著她。底下一堆人回應說這不是種族歧視，他們只想保護自己。 <text:line-break/><text:line-break/>羅馬捷運車廂座位上坐著一位可愛的中國小男孩，帶著他的滑板車，哼著歌曲， <text:line-break/>心情看起來不錯。 <text:line-break/>手機鏡頭稍微拉遠一些，車廂另一邊擠著一堆人，男孩面前空無一人。 <text:line-break/>https://twitter.com/EnfrmraSaturada/status/1224429695095230465 <text:line-break/><text:line-break/>前陣子讀了王孟源部落格的一篇文章 <text:line-break/><text:line-break/>現代英美的假新聞體系 <text:line-break/>http://blog.udn.com/MengyuanWang/131371444 <text:line-break/><text:line-break/>摘錄其中一段文字 <text:line-break/><text:line-break/>"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RT》在美國是過街老鼠，根本不敢公開辦事處的電話號碼和電郵信箱），年久日深，自然接受其為正確的常識。一旦成爲常識，群衆的愚昧性就會對這些洗腦信條做自我加强，不但有心人可以簡單地使用它來推進私利（Advance Their Agenda），即使是沒有利益關係的第三者，如藝術家，也會主動引用發揮，進一步落實它在社會裏被接受的程度" <text:line-break/><text:line-break/>我在Twitter 只追蹤兩個新聞帳號，一個是Russian Today(RT)， <text:line-break/>一個是中國環球電視網的英語頻道CGTN， 他們每每發表某些推特內容， <text:line-break/>總會引來一群反中反華的腦殘網軍(東西方人士皆有)叫囂。我有時候會跟他們對幹幾句， <text:line-break/>大部分則是向Twitter檢舉仇恨言論(儘管那是狗吠火車) <text:line-break/><text:line-break/>看看底下的這段短片 <text:line-break/>https://twitter.com/CGTNOfficial/status/1225041382756245506 <text:line-break/><text:line-break/>去年原本已經排定今年中的海外旅遊假期，看來得視疫情狀況才能決定是否成行。 <text:line-break/>妹妹擔心的問我，我們會不會被歧視? 民宿老闆會不會拒絕我們入住? <text:line-break/>我說我不知道。 <text:line-break/><text:line-break/>每天晚上睡覺前，總會上網看看有關祖國對抗新冠狀病毒的相關報導影片， <text:line-break/>我為大陸同胞們所做的努力和堅強感動。 <text:line-break/>當災難來臨，儘管可以看到人性醜惡的一面，但也看到人性的光輝。 </text:p>
      <text:p text:style-name="P2">陳真   |  2020.02.06 11:31   |   <text:a xlink:type="simple" xlink:href="http://palinfo.habago.org/Entry?Command=Information_PrintForum&amp;#FORUM38644"><text:span text:style-name="T1">#</text:span></text:a></text:p>
      <text:p text:style-name="P3">上班不是一種偶然 <text:line-break/><text:line-break/>陳真 2020. 02. 06. <text:line-break/><text:line-break/><text:line-break/>去年 (2019年) 三月二十五號，美國真正掌權的黑暗集團正式啟動睽違四十年之久的恐怖 CPDC (Committee on the Present Danger:China)，這日子是個分水嶺，並非僅僅意味著中美鬥爭展開新的一頁，而是展開最後一章。接下來，你將可預期各式各樣不可思議的事情將會凶猛地接連發生，直到摧毀中國。 <text:line-break/><text:line-break/>兩三個月後，香港就開始動亂，保送蔡英文及綠色政權展開新一輪的一黨獨大統治，進一步加強仇中反華的攻擊力道，啟動台灣做為下一個威力更猛的人肉炸彈計畫。 <text:line-break/><text:line-break/>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 <text:line-break/><text:line-break/>我們可以百分之一百肯定地說，香港動亂100%就是美國CIA的傑作 (其實我很不願意這樣表達，因為那就好像說我百分之百確定川普是男性一樣矯情)，但卻很難說明從非洲豬瘟到新冠病毒一波一波的災難似乎就像按表操課那樣地接連發生，痛擊中國與俄國。 <text:line-break/><text:line-break/>這真的只是一種意外或偶然？我不信。 <text:line-break/><text:line-break/>自以為理性的人，輕蔑人們的「懷疑」之前，自己卻似乎反而特別喜歡相信那機率更低的所謂「偶然」，一個一個又一個的偶然與湊巧？ <text:line-break/><text:line-break/>亂猜一通的陰謀論是有害的，但懷疑精神卻是一切知識與除魅的理性基礎。 <text:line-break/><text:line-break/>(寫於等麵端來之際)</text:p>
      <text:p text:style-name="P2">穎芝   |  2020.02.06 10:25   |   <text:a xlink:type="simple" xlink:href="http://palinfo.habago.org/Entry?Command=Information_PrintForum&amp;#FORUM38643"><text:span text:style-name="T1">#</text:span></text:a></text:p>
      <text:p text:style-name="P3">疫情會過去，兩岸回不去～ <text:line-break/>https://reurl.cc/EKxEyk <text:line-break/><text:line-break/>這幾天媒體炒得沸沸揚揚、政治口水噴得滿天飛的「第二批台商無法回台」事件，究其原因原來是「陸配」太多？鬼島的綠媒、網軍相繼炒作，仿佛是把陸配不當人看似的⋯ <text:line-break/><text:line-break/>https://reurl.cc/L1yR3e <text:line-break/><text:line-break/>我知道人渣黨及其側翼仇視陸配、陸生由來已久，當年菜啥洨還想把陸配取得身分證的年限延長，因為這些人永遠不是他們的「選票」，「非我族類，其心必異」的「仇中反華」氛圍在此次的疫情中徹底發酵，讓台灣瞬成人間鬼島⋯ <text:line-break/><text:line-break/>https://reurl.cc/EKxE7v <text:line-break/><text:line-break/>https://reurl.cc/9ze2Ej <text:line-break/><text:line-break/>https://reurl.cc/md8EnW <text:line-break/><text:line-break/>https://reurl.cc/e5R1XK <text:line-break/></text:p>
      <text:p text:style-name="P2">陳真   |  2020.02.06 10:10   |   <text:a xlink:type="simple" xlink:href="http://palinfo.habago.org/Entry?Command=Information_PrintForum&amp;#FORUM38642"><text:span text:style-name="T1">#</text:span></text:a></text:p>
      <text:p text:style-name="P4">同學傳這報導給我看： <text:line-break/><text:line-break/>https://bit.ly/374bFnS <text:line-break/><text:line-break/>裏面說美國從2013年就暫停這類高風險研究，這真是睜眼說瞎話，完全說顛倒了。美國從20年前小布希上台就公開表明不鳥禁止生化武器公約，並且開始瘋狂研發，一再解除各種禁令，並由軍方最高等級的生武單位帶頭，瘋狂加碼進行研發如何增強病毒毒性及傳播力的研究。我會找時間寫篇文章談這些事。 <text:line-break/><text:line-break/>報導中這篇論文在此： <text:line-break/><text:line-break/>https://www.nature.com/articles/nm.3985 <text:line-break/><text:line-break/>15位作者之中，石正麗排名第14，位階很低，參與度不高。而且，15位之中有12位美國人，1位瑞士人，2位華人。12位美國人之中有10位是美國北卡羅萊納大學，一位是美國FDA，一位是哈佛。生武研發一定是絕對機密，不會公開發表，又不是白癡。而且，如果要怪，應該要怪美國人，因為這是美國人領導的研究。 <text:line-break/><text:line-break/>SARS的來源，至今不明，何況新冠病毒。這些事，短期內都不會有確定性的答案。 <text:line-break/><text:line-break/>你從上面的論文網址，按一下作者名字，就會出現他們的所屬單位。生武研發怎麼可能還中美合作？那不是搞笑嗎？媒體報導事情總是力求聳動與抹黑，根本不管常識，隨口就能瞎掰出一堆故事，而且X它媽的從不更正，好像散播謠言就是記者的天職似的。散播謠言就跟散播病毒一樣可惡。 <text:line-break/><text:line-break/>新冠病毒有可能是生武，有可能是單純的實驗意外，有可能是自然產生。若是前者，那它是誰做的，誰散發的，誰外洩或誰 "被" 外洩等等等，這些事現在都不會有答案。 <text:line-break/><text:line-break/>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 <text:line-break/><text:line-break/>相關細節得找出資料，花時間寫，可我實在找不出時間回到電腦前，只能空口白話先簡單說幾句。</text:p>
      <text:p text:style-name="P2">林炤育   |  2020.02.06 08:12   |   <text:a xlink:type="simple" xlink:href="http://palinfo.habago.org/Entry?Command=Information_PrintForum&amp;#FORUM38641"><text:span text:style-name="T1">#</text:span></text:a></text:p>
      <text:p text:style-name="P3">人間有情 <text:line-break/><text:line-break/>嶺南惠州有一方清麗秀美的湖泊，風景極似杭州西湖，當地人也把它叫做西湖。一座小山依傍湖邊，也叫孤山。孤山南麓棲禪寺大聖塔下可見一片蒼翠的松樹林，林中寂立著一座小亭——六如亭。亭柱上鐫有一副楹聯，出自北宋著名文人蘇東坡之手，聯是這樣的： <text:line-break/><text:line-break/>不合時宜，惟有朝雲能識我； <text:line-break/>獨彈古調，每逢暮雨倍思卿。 <text:line-break/><text:line-break/>蘇軾一日飯後拍著肚皮，問左右侍婢肚中所裝何物？一婢說是文章，一婢說是見識，蘇軾皆不以為然。獨有朝雲朗聲道：［學士一肚皮不合時宜。］蘇軾大笑曰：「知我者，唯有朝雲也。」從此對王朝雲更加愛憐。 <text:line-break/><text:line-break/>紹聖三年七月，當時被貶惠州的蘇軾，有一次要朝雲把《蝶戀花·花褪殘紅青杏小》唱一遍。朝雲流著涙說道：［妾平生最不忍唱者：枝上柳綿吹又少，天涯何處無芳草 二句也。］不料幾天之後，朝雲竟死在惠州，時年三十四歳。 <text:line-break/><text:line-break/>彌留之際口誦《金剛經》六如偈：「一切為有法，如夢幻泡影。如露亦如電，應作如是觀。」 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 <text:line-break/><text:line-break/>武漢平安 <text:line-break/></text:p>
      <text:p text:style-name="P2">林炤育   |  2020.02.06 00:54   |   <text:a xlink:type="simple" xlink:href="http://palinfo.habago.org/Entry?Command=Information_PrintForum&amp;#FORUM38640"><text:span text:style-name="T1">#</text:span></text:a></text:p>
      <text:p text:style-name="P4">郭杰瑞從來不談涉及政治、體制的問題，他喜歡談生活談文化差異談中國美好的事物，這次他忍不住，說出西方媒體對中國的歧視。 <text:line-break/>Just got back from China, let me tell you about the Coronavirus! <text:line-break/>https://youtu.be/7DUkWy0D1cs <text:line-break/><text:line-break/>武漢加油 <text:line-break/><text:line-break/>======= <text:line-break/>聊天兩事 <text:line-break/>======= <text:line-break/>-02- <text:line-break/><text:line-break/>之前看过一段柴静采访周星驰的视频，在采访中柴静问，明知会被人说成是抄袭以前的自己，为什么在新电影中还是坚持要用多年前的几句话。 <text:line-break/><text:line-break/>周星驰回答：“可能我对这几句话，有情意结。” <text:line-break/><text:line-break/>然后柴静笑着说：“我可不可以理解为就是一个不由分说的想法，我就是想在这个时候，说出我人生中想说的这句话。” <text:line-break/><text:line-break/>星爷追问：“你有这个感觉吗？” <text:line-break/><text:line-break/>说这句话的时候，他的眼睛里，有很真诚的动容。 <text:line-break/><text:line-break/>之后，他连着说了两句“谢谢你啊”、“谢谢”。 <text:line-break/><text:line-break/><text:line-break/><text:line-break/>这种感觉很微妙，在某个刹那遇到懂了自己心意的人，这种知交感，真的会温暖一个人很久很久。 <text:line-break/><text:line-break/>以至于这段采访结束好多天后，周星驰提出能不能重新录一次采访，原封不动地把这些问题再来一遍，因为他觉得自己国语不好，最近有认真在苦练。 <text:line-break/><text:line-break/>你看，所谓“聊得来”，其实并不需要低头不见抬头见，也不一定需要你们之间有多深的交流和交情。 <text:line-break/><text:line-break/>在彼此尊重的前提下，能够做到互相理解，在某个点中，触到了“感同身受”的边缘，这已是人生中莫大的幸事。 <text:line-break/><text:line-break/>因为每个你我，其实都像一座孤岛，没有人可以完全站在我们的角度用我们的思维方式去考虑一件事或者认识一个人， <text:line-break/><text:line-break/>但在和某个人的聊天当中，你能够由衷地感受到一种“惺惺相惜”，一种把孤单和绝望排离在外的感觉。这种状态，真的很舒服。 <text:line-break/><text:line-break/>而这，也应该是一种命定的、难得的缘分。 <text:line-break/><text:line-break/>所以如果你也遇到了真正能够读懂你，能够了解你，能够聊得来的人，一定一定，一定要珍惜。 <text:line-break/><text:line-break/>-03- <text:line-break/><text:line-break/>有人说，我们这一生大约会遇到2920万人，两个人相爱的概率只有0.000049，所以你不爱我，我不怪你。 <text:line-break/><text:line-break/>同样的，遇到一个能够和你聊得来人的概率，也是微乎其微，所以，你不懂我，我不怪你。 <text:line-break/><text:line-break/>所以有时候不想说话，只想一个人沉默；不想敷衍着寒暄，就低着头匆匆路过，不是因为我变得冷漠，变得现实了， <text:line-break/><text:line-break/>而是，我更喜欢踏实和心安的感觉，更喜欢看得见摸得着的东西，喜欢处得来聊得来的人，其他那些有的没的，没那么在意了。 <text:line-break/><text:line-break/><text:line-break/><text:line-break/>“每个人心里都有一团火，路过的人只看到烟。” <text:line-break/><text:line-break/>聊不来的人，只会问你在寻求什么。而聊得来的人，却知道你在忧愁什么。 <text:line-break/><text:line-break/>时间有限，知己难得，所以，就不要把时间浪费在喋喋不休的解释和无可奈何的冷航尴尬中了。 <text:line-break/><text:line-break/>你只要珍惜那些，能够看到你的火焰，然后朝着你走过来的人，就足够了。 <text:line-break/><text:line-break/>愿你，能够有“聊得来”的人，可以“无话不说”，也能“无话可说”。 <text:line-break/><text:line-break/>愿你们，长久相伴，从初始到更迭，从夏花到冬雪，畅聊世间趣事，共赏人间风华。 <text:line-break/><text:line-break/>-End- <text:line-break/><text:line-break/>“ 我也有自己的傲气 <text:line-break/><text:line-break/>因为对方是你 <text:line-break/><text:line-break/>才迁就这份嚣张” <text:line-break/><text:line-break/>—— 《嚣张》网易云热评 <text:line-break/><text:line-break/>http://www.sohu.com/a/367137893_120509441 <text:line-break/><text:line-break/>----------- <text:line-break/>說到林允，大家都知道她也是「星女郎」一員，她一直以來都是被大家說成是「傻白甜」的對象，但是自從她出演了星爺的《美人魚》之後，也是讓很多人刮目相看。 <text:line-break/><text:line-break/>而正是因為這部電影，讓這個看起來傻乎乎的小姑娘和性格比較高冷的星爺成為了好友，他們成了忘年交！林允曾經在節目上談到星爺的時候也是公開表示過「他多孤獨啊，都沒有人敢和他聊天！所以他就經常找我聊天。」 <text:line-break/><text:line-break/>就是這麼一句話其實恰恰說中了星爺的內心，也讓無數影迷粉絲們心疼星爺，如今已經56歲的星爺依舊是孤身一人，但也許是因為林允比較單純，從小也是由媽媽一個人撫養長大的，所以才會很理解彼此感受吧。 <text:line-break/><text:line-break/>不得不說，在很多人眼裡，星爺都是一個不好說話的人，但是林允卻是少數能常和周星馳聊天的人，而且是很放鬆的那種，這樣毫無顧忌的星爺也是讓網友們覺得很是欣慰。</text:p>
      <text:p text:style-name="P2">王修亮   |  2020.02.05 22:31   |   <text:a xlink:type="simple" xlink:href="http://palinfo.habago.org/Entry?Command=Information_PrintForum&amp;#FORUM38639"><text:span text:style-name="T1">#</text:span></text:a></text:p>
      <text:p text:style-name="P3">看著這些天從「禁止出口、口罩夠用、必戴口罩」到「超商限購三片、提升產能、口罩需要才戴」到「徵用全國口罩工廠、降價六元、一般學生無須戴口罩」到「健保卡購買、七天兩片，健康者不要戴口罩」。 <text:line-break/>變化真大。 <text:line-break/>我從第一天買不到之後就不買了，家裡還有十幾個就夠了，少出門，天天定時運動維持身體健康。 <text:line-break/><text:line-break/>海外慈濟捐個資源給武漢，台灣慈濟被罵翻。 <text:line-break/>說是對岸扣押了武漢的台胞，有人幫忙接回來又禁止。 <text:line-break/>我是被搞糊塗，也就不多想了。 <text:line-break/><text:line-break/>人和人之間，除了地理距離，從惻隱到殘酷的兩端，還隔閡了多少虛無的意念？ <text:line-break/><text:line-break/>沒什麼能做的事，讀過書的人就只能寫寫文字，快元宵節了，開始陸續寫寫燈謎吧！隔閡了太多虛無意念的人就不必猜了，謎底你不會喜歡，怕引起你精神不適。 <text:line-break/><text:line-break/>謎分兩段，射兩句八字，一句射一字，有解字，有意會，學淺識薄，謎不甚巧，聊以娛之。 <text:line-break/><text:line-break/>其一 <text:line-break/>長戈斜倚靜飛塵 <text:line-break/>艱難左顧水依身 <text:line-break/>評而不語有餘意 <text:line-break/>家室之下女自珍 <text:line-break/><text:line-break/>其二 <text:line-break/>一字從茲不二夫 <text:line-break/>有閒日月偷換乎 <text:line-break/>左右上位得食肉 <text:line-break/>東風勻色心自孤</text:p>
      <text:p text:style-name="P2">陳真   |  2020.02.05 15:44   |   <text:a xlink:type="simple" xlink:href="http://palinfo.habago.org/Entry?Command=Information_PrintForum&amp;#FORUM38638"><text:span text:style-name="T1">#</text:span></text:a></text:p>
      <text:p text:style-name="P4">我沒法判斷個案，但我清楚了解各國對於生武或化武乃至基因武器的積極研發態度。 <text:line-break/><text:line-break/>我沒法給個案做結論，但是，排除SARS或新冠病毒是生物武器的說法，實在很反智。 <text:line-break/><text:line-break/>我的看法是這樣： <text:line-break/><text:line-break/>如果來到2020年的今天，如果人們對於迫在眉睫的生物武器或基因武器之毀滅性災難，依然還以為那只是一種科幻電影的題材或所謂陰謀論，那意味著他從來不曾關心過這方面的真實發展，等於是還在睡夢之中，不知今夕何夕。</text:p>
      <text:p text:style-name="P2">王瑾晴   |  2020.02.05 13:12   |   <text:a xlink:type="simple" xlink:href="http://palinfo.habago.org/Entry?Command=Information_PrintForum&amp;iPage=1#FORUM38637"><text:span text:style-name="T1">#</text:span></text:a></text:p>
      <text:p text:style-name="P3">反對「Sars和武漢肺炎可能是生物武器」的人，理由大概都是這些說法純屬陰謀論，是毫無根據的幻想，並且覺得相信這類陰謀論的人都是白痴 <text:line-break/>不知道什麼時候開始，陰謀論成了一個負面的標簽，用來阻止人們往主流說法以外的方向去想</text:p>
      <text:p text:style-name="P2">老羊   |  2020.02.05 05:03   |   <text:a xlink:type="simple" xlink:href="http://palinfo.habago.org/Entry?Command=Information_PrintForum&amp;iPage=1#FORUM38636"><text:span text:style-name="T1">#</text:span></text:a></text:p>
      <text:p text:style-name="P4">這位住在大陸的德國人「阿福」平常的視頻都是些吃吃喝喝的輕鬆 vlog，所以沒什麼特別值得分享的；昨天他特別製作了個視頻呼籲「外界」不要因為新冠病毒歧視中國人：https://youtu.be/4H7Kl2EjAuY <text:line-break/><text:line-break/>阿福的太太是大陸人，夫婦倆看來都很和善開朗；或許正因為阿福的善良所以他不了解病毒只不過是讓許多想要公開歧視中國人甚至亞洲人卻「積壓已久」的西方人終於有了名正言順的藉口。 <text:line-break/><text:line-break/>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 <text:line-break/><text:line-break/>沒民主？沙烏地阿拉伯的王位現在都還是世襲的，沒人權？沙烏地阿拉伯的女人到 2018 才終於被允許開車，但是現在女人出外旅行還有許多限制，必須要有「監護人」等等；美國不但沒有在那裡散佈民主、宣導人權，還把沙烏地視為中東「最堅強的盟友」。 <text:line-break/><text:line-break/>要罵隨他罵，要恨隨他恨，中國人沒有第二條路，必須自強不息，只能自強不息。尊嚴不是靠嘴要來的。 <text:line-break/></text:p>
      <text:p text:style-name="P7"><text:span text:style-name="T7">張萬康</text:span><text:span text:style-name="T8"><text:s/>  |  2020.02.04 23:15   |   </text:span><text:a xlink:type="simple" xlink:href="http://palinfo.habago.org/Entry?Command=Information_PrintForum&amp;iPage=1#FORUM38635"><text:span text:style-name="T9">#</text:span></text:a></text:p>
      <text:p text:style-name="P8"><text:span text:style-name="T7">前幾天貼的視頻，封城日記</text:span><text:span text:style-name="T8">6</text:span><text:span text:style-name="T7">集，這幾天出了</text:span><text:span text:style-name="T8">7</text:span><text:span text:style-name="T7">、</text:span><text:span text:style-name="T8">8</text:span><text:span text:style-name="T7">兩集。作者說此系列改叫「武漢日記</text:span><text:span text:style-name="T8">2020</text:span><text:span text:style-name="T7">」。</text:span><text:span text:style-name="T8"><text:line-break/></text:span><text:span text:style-name="T7">第八集是今晚的（很英勇趕著送藥）：</text:span><text:span text:style-name="T8"><text:line-break/>https://www.weibo.com/1722782045/IsGfrEgju?type=repost<text:line-break/><text:line-break/></text:span><text:span text:style-name="T7">第七集我也補上（怕看到動物犧牲畫面的朋友可看到</text:span><text:span text:style-name="T8">4</text:span><text:span text:style-name="T7">分鐘打住）：</text:span><text:span text:style-name="T8"><text:line-break/>https://www.weibo.com/jackass?profile_ftype=1&amp;;is_video=1#_0<text:line-break/><text:line-break/></text:span><text:span text:style-name="T7">熱心勇敢的武漢人，作者、姓計的騎手（外賣員）、捐贈藥物的人，了不起。</text:span></text:p>
      <text:p text:style-name="P7"><text:span text:style-name="T7">陳真</text:span><text:span text:style-name="T8"><text:s/>  |  2020.02.04 20:50   |   </text:span><text:a xlink:type="simple" xlink:href="http://palinfo.habago.org/Entry?Command=Information_PrintForum&amp;iPage=1#FORUM38634"><text:span text:style-name="T9">#</text:span></text:a></text:p>
      <text:p text:style-name="P9"><text:span text:style-name="T8">隆誌，</text:span><text:span text:style-name="T10"><text:line-break/><text:line-break/></text:span><text:span text:style-name="T8">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10"><text:line-break/><text:line-break/></text:span><text:span text:style-name="T8">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10"><text:line-break/><text:line-break/></text:span><text:span text:style-name="T8">今天不要說如此具有可能性的一道命題，就算是研究鬼魂或超自然現象之存在，一切可能性依舊無法排除，即便它明顯違反了現有的物理學知識。</text:span><text:span text:style-name="T10"><text:line-break/><text:line-break/></text:span><text:span text:style-name="T8">十幾年前，我還在劍橋時，有位物理學諾貝爾得獎主，據說是個天才，名字我忘了，他的主要研究之一就是想用現有的物理化學知識來抓鬼及解釋超自然現象，例如心電感應。</text:span><text:span text:style-name="T10"><text:line-break/><text:line-break/></text:span><text:span text:style-name="T8">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10"><text:line-break/><text:line-break/></text:span><text:span text:style-name="T8">你可以說他們或我們還沒做出什麼驚人的研究或發現，但你沒法說我們這些人全是腦殘。腦不腦殘是看你所使用的研究方法之理性內涵，而不是看你的研究標的。</text:span><text:span text:style-name="T10"><text:line-break/><text:line-break/></text:span><text:span text:style-name="T8">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10"><text:line-break/><text:line-break/></text:span><text:span text:style-name="T8">他問我唸哲學主要是在研究什麼，我說我在研究「為何一等於一」。他聽了之後說，「哇！聽起來很難」。</text:span><text:span text:style-name="T10"><text:line-break/><text:line-break/></text:span><text:span text:style-name="T8">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10"><text:line-break/><text:line-break/></text:span><text:span text:style-name="T8">另一個重點就是有關「個案」</text:span><text:span text:style-name="T10">(INDIVIDUAL CASE)</text:span><text:span text:style-name="T8">。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10"><text:line-break/><text:line-break/></text:span><text:span text:style-name="T8">我關心生物武器或基因武器由來已久，我沒法判斷武漢病毒這個「個案」是否人為變異</text:span><text:span text:style-name="T10"><text:s/>(</text:span><text:span text:style-name="T8">證據不足</text:span><text:span text:style-name="T10">)</text:span><text:span text:style-name="T8">，但我明確知道各國</text:span><text:span text:style-name="T10"><text:s/>(</text:span><text:span text:style-name="T8">尤其是美國</text:span><text:span text:style-name="T10">) </text:span><text:span text:style-name="T8">相關研究一百多年來不曾停止，而且越演越烈。</text:span></text:p>
      <text:p text:style-name="P7"><text:span text:style-name="T7">隆誌</text:span><text:span text:style-name="T8"><text:s/>  |  2020.02.04 17:30   |   </text:span><text:a xlink:type="simple" xlink:href="http://palinfo.habago.org/Entry?Command=Information_PrintForum&amp;iPage=1#FORUM38633"><text:span text:style-name="T9">#</text:span></text:a></text:p>
      <text:p text:style-name="P10"><text:span text:style-name="T8">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10"><text:line-break/></text:span><text:span text:style-name="T8">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10">HIV</text:span><text:span text:style-name="T8">。刻意挑出</text:span><text:span text:style-name="T10">HIV</text:span><text:span text:style-name="T8">，再暗喻可能人工修飾產生，根本就是過度推論。</text:span><text:span text:style-name="T10"><text:line-break/></text:span><text:span text:style-name="T8">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10"><text:line-break/></text:span><text:span text:style-name="T8">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7"><text:span text:style-name="T7">鄭豐遠</text:span><text:span text:style-name="T8"><text:s/>  |  2020.02.04 16:46   |   </text:span><text:a xlink:type="simple" xlink:href="http://palinfo.habago.org/Entry?Command=Information_PrintForum&amp;iPage=1#FORUM38632"><text:span text:style-name="T9">#</text:span></text:a></text:p>
      <text:p text:style-name="P9"><text:span text:style-name="T10">https://www.youtube.com/watch?v=30v5-ocFm3g<text:line-break/><text:line-break/></text:span><text:span text:style-name="T8">這是火鍋大王的新影片，第一次看到他</text:span><text:span text:style-name="T10">”</text:span><text:span text:style-name="T8">出外景</text:span><text:span text:style-name="T10">”</text:span><text:span text:style-name="T8">，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10"><text:line-break/><text:line-break/></text:span><text:span text:style-name="T8">活在西方，難免遭遇一些鳥事，讓我對西方的評價江河日下，但能看到一個西方人活在中國，被中國人和中國精神所激勵和感動，讓我不禁為之一振，從心底獲得許多安慰和勇氣。</text:span></text:p>
      <text:p text:style-name="P2">林炤育   |  2020.02.04 14:33   |   <text:a xlink:type="simple" xlink:href="http://palinfo.habago.org/Entry?Command=Information_PrintForum&amp;iPage=1#FORUM38631"><text:span text:style-name="T1">#</text:span></text:a></text:p>
      <text:p text:style-name="P3">我關注兩岸的論壇多年，只是看看，很少留言。 <text:line-break/>對岸對台灣的態度，由和統、一家親轉為武統、要地不要人。 <text:line-break/>台灣對大陸的態度，由鄙視、取笑、妖魔化轉為仇視、造謠、抹黑。 <text:line-break/><text:line-break/>還好您不看台灣的論壇。 <text:line-break/>裡面一堆沒有人性的人渣，看了會吐。 <text:line-break/><text:line-break/>比如這個 <text:line-break/>------------------ <text:line-break/>突然間 <text:line-break/>有一種心情放鬆感覺 <text:line-break/><text:line-break/>這種武漢肺炎 專挑 <text:line-break/>1.男性 <text:line-break/>2. 50歲以上 有 <text:line-break/>3.高血壓 或糖尿病老人 <text:line-break/><text:line-break/><text:line-break/>武漢肺炎對女人 年輕人 小孩幾乎無害 <text:line-break/>身體強壯老人幾乎無害 <text:line-break/><text:line-break/>這種大自然天擇 <text:line-break/>能大幅降低台灣 18%退休金 和健保支出 <text:line-break/>------------------ <text:line-break/>我回它 <text:line-break/><text:line-break/>你是台灣最美的風景 !</text:p>
      <text:p text:style-name="P2">陳真   |  2020.02.04 12:24   |   <text:a xlink:type="simple" xlink:href="http://palinfo.habago.org/Entry?Command=Information_PrintForum&amp;iPage=1#FORUM38630"><text:span text:style-name="T1">#</text:span></text:a></text:p>
      <text:p text:style-name="P3">剛才送小孩出門，在左營站出口看到一幅佛教布條，闡揚孝道，上頭寫說，孝順是中國人社會的一個美德。其中「中國人」這三個字就被不知道哪個路人塗掉，打叉叉，改成「台灣人」。 <text:line-break/><text:line-break/>我也常想發動基因戰，看能不能透過某種微生物散播於空氣中，給腦殘們進行遠端基因編輯，免費提高他們的智商。如果我能順利研發出這項武器，相信世界和平很快就會到來。</text:p>
      <text:p text:style-name="P2">小魚   |  2020.02.04 07:28   |   <text:a xlink:type="simple" xlink:href="http://palinfo.habago.org/Entry?Command=Information_PrintForum&amp;iPage=1#FORUM38629"><text:span text:style-name="T1">#</text:span></text:a></text:p>
      <text:p text:style-name="P3">我前兩天才發現有一個YOUTUBER叫做Leonard <text:line-break/>https://www.youtube.com/results?search_query=leonard <text:line-break/>更驚訝發現他自稱是大陸人，但往往他所有說的話都是迎合境外媒體或港台 <text:line-break/>看來這些反華的還真不少，特別是他針對台灣口罩事件還一副覺得是對的 <text:line-break/><text:line-break/>其實我覺得可悲的不是這個人，是底下的留言 <text:line-break/>近來非常多的台灣人喜歡看這些反中反華的文章，其實裡面夾雜的不一定是反共，更有很多歧視 <text:line-break/>這些港台人的可悲，有如當我們小的時候，如果我們討厭誰，假設是A君好了 <text:line-break/>我們就會不停的去跟別人說A君好爛，，或是愛聽別人說A君不對，如果有人認同我們就覺得我們又拉了一票還是什麼的，或是社會上有正義什麼的 <text:line-break/>但這對於解決我們自身與A君的相處，以及在學校或社會的環境，沒有任何幫助，現在想想這些純粹就是自慰 <text:line-break/>但是，台灣人就是愛這套啊！ <text:line-break/><text:line-break/>現在的渲染，就是這肺炎很恐怖，你們幹嘛要回大陸工作，甚至昨天我同事還針對一位來辦事的台商坐過的椅子拼命噴消毒水，雖然人家對著他說，他工作的地方與病例特多的某個城市距離比台北到高雄還遠....無言 <text:line-break/>只能說，台灣人一直活在，『想像中的中國』中... </text:p>
      <text:p text:style-name="P2">陳真   |  2020.02.04 02:34   |   <text:a xlink:type="simple" xlink:href="http://palinfo.habago.org/Entry?Command=Information_PrintForum&amp;iPage=1#FORUM38628"><text:span text:style-name="T1">#</text:span></text:a></text:p>
      <text:p text:style-name="P4">我在第一時間就把那位"蔡菜子"刪了，是他才走錯地方。 <text:line-break/><text:line-break/>罵了共產黨，不代表捧了誰。這道理很難嗎？就算是幼兒園也不該這麼 "夾纏" (吾友柏楊先生慣用語)吧，人渣黨及其走狗們才會故意這樣談事情。這就像現在誰要是同情大陸人民處境，說幾句鼓勵的話，人渣走狗們馬上就會來找你哭爸哭母，叫你滾回中國，或是罵你怎麼不去武漢當志工？ <text:line-break/><text:line-break/>它媽的，台灣不就是中國嗎？是人渣們該滾回日本鬼子或洋鬼子那邊去找主人吧。 <text:line-break/><text:line-break/>說到志工，大陸要是真的有我可以幫得上忙的地方，別說當志工，當烈士我都樂意。 <text:line-break/><text:line-break/>人可以有各種難堪之處，但還是得像樣，得像個人，不能沒出息，不能窩窩囊囊沒半點人味。今天即便是美國人有難或遭受不白之冤，我也願意以命相挺。 <text:line-break/><text:line-break/>這十一年來，我常想起一個女孩叫陳靜，記得她在母校紀念冊上留下的一些話，一字一句我都記得，帶給我許多鼓舞。十一年前，我寫過有關她的一篇短文，題目就叫做 "陳靜"，登在 "立報" 上的專欄 (哈巴狗電台)，如下。 <text:line-break/><text:line-break/>文章登出後，一大堆綠色人渣竟然馬上寫信來哭爸哭母，又要我滾回中國去，說我美化中國人。這些人渣，真是病得不輕。 <text:line-break/><text:line-break/>另外，我很想寫一篇有關生物武器的文章，可我每天真是忙到爆炸，看看明後天能不能找到一點時間。有小孩之後，幾乎什麼個人的時間也沒了。現在寫東西就像嚴重便祕似的，只能利用非常零碎的時間，利用手機的記事簿，每次 "大" 幾個字；一個便，分好幾十次 "大"，才能寫出一點東西。這樣子柔腸寸斷地寫東西，其實是沒法寫好的。 <text:line-break/><text:line-break/>儘管我寫字比講話還快，但時間實在太少，有時只能利用半夜，硬撐著疲憊不堪的身子，神志恍惚地寫東西，才能一氣呵成。 <text:line-break/><text:line-break/>=============== <text:line-break/>陳靜 <text:line-break/><text:line-break/>陳真 <text:line-break/>立報《哈巴狗電台》 <text:line-break/>2009. 02. 09. <text:line-break/><text:line-break/><text:line-break/>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 <text:line-break/><text:line-break/>陳靜來自鹽城鄉下，家中務農，2003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 <text:line-break/><text:line-break/>不可思議的是，2006年3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 <text:line-break/><text:line-break/>陳靜與丁玉蘭後來各自休學回家療養，雖相隔兩地，但姐妹情深。病榻中，丁玉蘭若心情不好，就會叫陳靜傳些笑話讓她開心。直到有一天，陳靜發現同學傳回的簡訊口氣有點怪，才知她已離世，對方父母不忍告之，故冒充代傳。 <text:line-break/><text:line-break/>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 <text:line-break/><text:line-break/>後來，終於找到合適的骨髓配對，捐髓者寄來一張心形卡片，上頭寫著：「親愛的陳靜妹妹，生命真的好奇怪，以後我們就是一個人了。姐姐我希望妳能快點好起來，幸福生活下去。」 <text:line-break/><text:line-break/>稍後，眾人前往南京機場為陳靜送行，前往北京進行骨髓移植。大夥綁著黃絲帶，希望她早日平安歸來。 <text:line-break/><text:line-break/>如果一條黃絲帶代表著一個希望，滿城飛舞的黃絲帶理應連時光都能留住，然而，最後卻沒能留住陳靜，死於2008年11月29號。 <text:line-break/><text:line-break/>陳靜生前這麼說：「萬事萬物都有其自身規律，死不可怕。我並不為自己難過，只怕父母傷心。」在送給母校的紀念冊上，她抄了首詩，娟秀的字體寫著： <text:line-break/><text:line-break/>「給每一條河每一座山起個名字，陌生人，我為你祝福，願你在塵世獲得幸福，而我也願面朝大海，春暖花開。」</text:p>
      <text:p text:style-name="P7"><text:span text:style-name="T7">鄭豐遠</text:span><text:span text:style-name="T8"><text:s/>  |  2020.02.03 21:11   |   </text:span><text:a xlink:type="simple" xlink:href="http://palinfo.habago.org/Entry?Command=Information_PrintForum&amp;iPage=1#FORUM38627"><text:span text:style-name="T9">#</text:span></text:a></text:p>
      <text:p text:style-name="P10"><text:span text:style-name="T8">亦鳴，</text:span><text:span text:style-name="T10"><text:line-break/><text:line-break/></text:span><text:span text:style-name="T8">這個版面只有一條規矩，尊重人，不談那些不能談的。至於其他愛講什麼就講什麼，沒什麼不能批評的，包括共產黨。我不明白為什麼不能批評共產黨，如果批評得有道理的話。</text:span><text:span text:style-name="T10"><text:line-break/><text:line-break/></text:span><text:span text:style-name="T8">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10"><text:line-break/><text:line-break/></text:span><text:span text:style-name="T8">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10"><text:line-break/><text:line-break/></text:span><text:span text:style-name="T8">我去過中國多次，而且我個人事業慢慢開始與中國緊密結合，我並非只是一個講中國風涼話的吃瓜群眾。中國不完美，問題很多，有批評才有進步。</text:span><text:span text:style-name="T10"><text:line-break/><text:line-break/></text:span><text:span text:style-name="T8">我自己也是一個體弱多病之人，活在澳洲這種不把防疫當一回事的國家其實非常危險，說來話長，有空再說。總之祝你身體早日康復，生活都能步上正軌。</text:span><text:span text:style-name="T10"><text:line-break/><text:line-break/></text:span><text:span text:style-name="T8">豐遠</text:span></text:p>
      <text:p text:style-name="P7"><text:span text:style-name="T7">林炤育</text:span><text:span text:style-name="T8"><text:s/>  |  2020.02.03 20:48   |   </text:span><text:a xlink:type="simple" xlink:href="http://palinfo.habago.org/Entry?Command=Information_PrintForum&amp;iPage=1#FORUM38626"><text:span text:style-name="T9">#</text:span></text:a></text:p>
      <text:p text:style-name="P11"><text:span text:style-name="T7">城市生了病不可怕，我</text:span><text:span text:style-name="T11">们的心不能生病。</text:span><text:span text:style-name="T8"><text:line-break/>https://youtu.be/ExBW_FHGHjk<text:line-break/><text:line-break/></text:span><text:span text:style-name="T7">美国</text:span><text:span text:style-name="T11">细菌战黑历史</text:span><text:span text:style-name="T8"><text:line-break/>https://youtu.be/C-GF6fSuqxk<text:line-break/>https://youtu.be/LTYyhkNfyDE<text:line-break/><text:line-break/></text:span><text:span text:style-name="T7">美国陷阱</text:span><text:span text:style-name="T8"><text:line-break/>https://youtu.be/Ye6WlroO9NY</text:span></text:p>
      <text:p text:style-name="P7"><text:span text:style-name="T7">秉叡</text:span><text:span text:style-name="T8"><text:s/>  |  2020.02.03 18:20   |   </text:span><text:a xlink:type="simple" xlink:href="http://palinfo.habago.org/Entry?Command=Information_PrintForum&amp;iPage=1#FORUM38625"><text:span text:style-name="T9">#</text:span></text:a></text:p>
      <text:p text:style-name="P10"><text:span text:style-name="T8">劉燕婷觀點：被反中消費的新疆，被外行出征的學者</text:span><text:span text:style-name="T10"><text:line-break/><text:line-break/></text:span><text:span text:style-name="T8">劉燕婷</text:span><text:span text:style-name="T10"><text:s/>+ </text:span><text:span text:style-name="T8">追蹤</text:span><text:span text:style-name="T10"><text:s/>2020-02-02 07:10<text:line-break/><text:line-break/>2020</text:span><text:span text:style-name="T8">年</text:span><text:span text:style-name="T10">1</text:span><text:span text:style-name="T8">月</text:span><text:span text:style-name="T10">17</text:span><text:span text:style-name="T8">日，公視《主題之夜》於晚間首播紀錄片《新疆再教育營》（</text:span><text:span text:style-name="T10">Tell the World</text:span><text:span text:style-name="T8">），節目總長約</text:span><text:span text:style-name="T10">80</text:span><text:span text:style-name="T8">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10"><text:line-break/><text:line-break/></text:span><text:span text:style-name="T8">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10"><text:line-break/><text:line-break/></text:span><text:span text:style-name="T8">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10"><text:line-break/><text:line-break/><text:line-break/></text:span><text:span text:style-name="T8">遠在天邊的伊斯蘭與新疆</text:span><text:span text:style-name="T10"><text:line-break/><text:line-break/></text:span><text:span text:style-name="T8">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10"><text:line-break/><text:line-break/></text:span><text:span text:style-name="T8">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10"><text:line-break/><text:line-break/></text:span><text:span text:style-name="T8">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10"><text:line-break/><text:line-break/></text:span><text:span text:style-name="T8">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10"><text:line-break/><text:line-break/></text:span><text:span text:style-name="T8">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10"><text:line-break/><text:line-break/></text:span><text:span text:style-name="T8">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10"><text:line-break/><text:line-break/><text:line-break/><text:line-break/></text:span><text:span text:style-name="T8">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10">10%</text:span><text:span text:style-name="T8">，另外以</text:span><text:span text:style-name="T10">1944</text:span><text:span text:style-name="T8">－</text:span><text:span text:style-name="T10">49</text:span><text:span text:style-name="T8">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10"><text:line-break/><text:line-break/></text:span><text:span text:style-name="T8">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10">TIP</text:span><text:span text:style-name="T8">、</text:span><text:span text:style-name="T10">ETLO</text:span><text:span text:style-name="T8">等激進派劃清界線。美國介入之果，就是削弱其團結，並孤立東突運動中的恐怖勢力，致使「反恐」一詞為中共維穩所用。</text:span><text:span text:style-name="T10"><text:line-break/><text:line-break/></text:span><text:span text:style-name="T8">反中氛圍下的「謎之自信」</text:span><text:span text:style-name="T10"><text:line-break/><text:line-break/></text:span><text:span text:style-name="T8">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10">F=ma</text:span><text:span text:style-name="T8">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10"><text:line-break/><text:line-break/></text:span><text:span text:style-name="T8">且吳教授真為中共說話了嗎？公視現下雖已下架訪談，但筆者當日全程收看完整版的紀錄片與訪談，且詳實記錄全部內容，平心而論，多數網友的攻擊，已非知識水平不足，而是理解能力有問題，例如：</text:span><text:span text:style-name="T10"><text:line-break/><text:line-break/>1.</text:span><text:span text:style-name="T8">談新疆清真寺拆除事件</text:span><text:span text:style-name="T10"><text:line-break/><text:line-break/></text:span><text:span text:style-name="T8">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10"><text:line-break/><text:line-break/></text:span><text:span text:style-name="T8">結果網友聽後，便發出以下怒吼：</text:span><text:span text:style-name="T10"><text:line-break/><text:line-break/></text:span><text:span text:style-name="T8">「就算清真寺是違章建築，就該被官方拆除嗎？」</text:span><text:span text:style-name="T10"><text:line-break/><text:line-break/></text:span><text:span text:style-name="T8">「所以對這位吳教授來說，中共禁絕所有宗教，不單單禁止伊斯蘭教，就沒問題？我看他根本就想說這些宗教既然不支持共產黨統治，就是邪教吧？」</text:span><text:span text:style-name="T10"><text:line-break/><text:line-break/></text:span><text:span text:style-name="T8">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10"><text:line-break/><text:line-break/>2. </text:span><text:span text:style-name="T8">對再教育營的看法</text:span><text:span text:style-name="T10"><text:line-break/><text:line-break/></text:span><text:span text:style-name="T8">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10"><text:line-break/><text:line-break/></text:span><text:span text:style-name="T8">結果網友聽了之後，完全略過吳教授原話前半段對中共統治傳統的介紹、對此政策效用的不肯定，而是緊扣最後那句，大肆攻伐：</text:span><text:span text:style-name="T10"><text:line-break/><text:line-break/></text:span><text:span text:style-name="T8">「他竟說再教育營不是集中營！」</text:span><text:span text:style-name="T10"><text:line-break/><text:line-break/></text:span><text:span text:style-name="T8">「他竟幫中共暴政擦脂抹粉！」</text:span><text:span text:style-name="T10"><text:line-break/><text:line-break/></text:span><text:span text:style-name="T8">接著就是起底吳教授過去寫的族群政治專業學術文章，作為其替中共說話的鐵證，進而瘋狂跳針質疑：</text:span><text:span text:style-name="T10"><text:line-break/><text:line-break/></text:span><text:span text:style-name="T8">「台灣不是沒有維吾爾人，應該也不可能找不到對新疆更熟悉的學者專家，為什麼找一個只知道過去歷史、卻對近期發展完全一無所知的人？」</text:span><text:span text:style-name="T10"><text:line-break/><text:line-break/></text:span><text:span text:style-name="T8">「這種震撼彈般的影片，卻找了這種立場的學者對談，是要造成什麼效果？」</text:span><text:span text:style-name="T10"><text:line-break/><text:line-break/></text:span><text:span text:style-name="T8">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10"><text:line-break/><text:line-break/></text:span><text:span text:style-name="T8">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10"><text:line-break/><text:line-break/></text:span><text:span text:style-name="T8">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10"><text:line-break/></text:span><text:span text:style-name="T8">不會在意。</text:span><text:span text:style-name="T10"><text:line-break/><text:line-break/></text:span><text:span text:style-name="T8">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10"><text:line-break/><text:line-break/><text:line-break/><text:line-break/></text:span><text:span text:style-name="T8">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10"><text:line-break/><text:line-break/><text:line-break/></text:span><text:span text:style-name="T8">公視應該改名</text:span><text:span text:style-name="T10"><text:line-break/><text:line-break/><text:line-break/></text:span><text:span text:style-name="T8">新疆研究相當難做</text:span><text:span text:style-name="T10"><text:s/></text:span><text:span text:style-name="T8">，現下美中學界相互對峙，遂讓不願一味遵循「自古以來」、「中國殖民」兩大範式的學者處境日趨艱辛，倘若觀眾真把吳教授過往的新疆研究作品與訪談看過一遍</text:span><text:span text:style-name="T10"><text:s/></text:span><text:span text:style-name="T8">，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10"><text:line-break/><text:line-break/></text:span><text:span text:style-name="T8">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10"><text:line-break/><text:line-break/></text:span><text:span text:style-name="T8">在常識失落的年代，學者與媒體更該守住底線，但公視不幸做了最壞示範。</text:span><text:span text:style-name="T10">1</text:span><text:span text:style-name="T8">月</text:span><text:span text:style-name="T10">17</text:span><text:span text:style-name="T8">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10"><text:line-break/><text:line-break/></text:span><text:span text:style-name="T8">＊作者為《中東研究通訊》專欄主筆與《端傳媒》特約撰稿人，曾負笈科威特</text:span><text:span text:style-name="T10"><text:line-break/>https://www.storm.mg/article/2234333</text:span></text:p>
      <text:p text:style-name="P7"><text:span text:style-name="T7">蔡亦</text:span><text:span text:style-name="T11">鸣</text:span><text:span text:style-name="T8"><text:s/>  |  2020.02.03 16:34   |   </text:span><text:a xlink:type="simple" xlink:href="http://palinfo.habago.org/Entry?Command=Information_PrintForum&amp;iPage=1#FORUM38624"><text:span text:style-name="T9">#</text:span></text:a></text:p>
      <text:p text:style-name="P12"><text:span text:style-name="T7">老羊，我也是江西人，对你那位大</text:span><text:span text:style-name="T8">陆朋友。我与有荣焉。</text:span><text:span text:style-name="T10"><text:line-break/></text:span><text:span text:style-name="T7">今天看到的一段</text:span><text:span text:style-name="T8">话。</text:span><text:span text:style-name="T10"><text:line-break/></text:span><text:span text:style-name="T7">病毒太小了，看不见。所以要用</text:span><text:span text:style-name="T8">试剂盒。试剂盒是怎么检测的呢？先用聚合酶链式反应，把病毒核酸的数量放大。然后用荧光染料染色，让病毒核酸变得鲜艳耀眼。</text:span><text:span text:style-name="T10"><text:s/></text:span><text:span text:style-name="T7">灾</text:span><text:span text:style-name="T8">难就像试剂盒，会让一切放大，变得更鲜艳耀眼。于是我们看到了前所未见的美好和善良，以及难以置信的愚蠢和丑恶。其实这些平时也在那里。</text:span><text:span text:style-name="T10"><text:s/><text:line-break/></text:span></text:p>
      <text:p text:style-name="P7"><text:span text:style-name="T7">蔡亦</text:span><text:span text:style-name="T11">鸣</text:span><text:span text:style-name="T8"><text:s/>  |  2020.02.03 15:10   |   </text:span><text:a xlink:type="simple" xlink:href="http://palinfo.habago.org/Entry?Command=Information_PrintForum&amp;iPage=1#FORUM38623"><text:span text:style-name="T9">#</text:span></text:a></text:p>
      <text:p text:style-name="P13"><text:span text:style-name="T7">秀慧，我</text:span><text:span text:style-name="T8">为你难过，因为台湾的现状实在太糟。</text:span><text:span text:style-name="T10">817</text:span><text:span text:style-name="T7">万的蠢蛋统治了台湾，</text:span><text:span text:style-name="T8">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10">90%</text:span><text:span text:style-name="T7">，只用交一千。）可</text:span><text:span text:style-name="T8">问题是连做的差的也要自豪？湖北省在我心里的印象一直不佳，韩国瑜的高雄满是坑洞</text:span><text:span text:style-name="T10"><text:s/></text:span><text:span text:style-name="T7">高雄又老又</text:span><text:span text:style-name="T8">穷</text:span><text:span text:style-name="T10"><text:s/></text:span><text:span text:style-name="T7">言</text:span><text:span text:style-name="T8">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10">23</text:span><text:span text:style-name="T7">日当天湖北省</text:span><text:span text:style-name="T8">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10"><text:line-break/><text:line-break/><text:line-break/></text:span><text:span text:style-name="T7">另外吹捧台湾民主？这位？？？同学（我不信你</text:span><text:span text:style-name="T8">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10">‘</text:span><text:span text:style-name="T7">我</text:span><text:span text:style-name="T8">们台湾郎都是好人</text:span><text:span text:style-name="T10">’</text:span><text:span text:style-name="T7">的</text:span><text:span text:style-name="T8">绝对性宣称开始的，当时那句话的画外音就是大陆人都坏。我只是为台湾难过，不难过难道要和大陆众多网友一样纷纷庆贺蔡英文当选，台湾人越苦哈哈，就越高兴越爽？</text:span><text:span text:style-name="T10"><text:line-break/></text:span><text:span text:style-name="T7">人恒过，然后能改；困于心，衡于</text:span><text:span text:style-name="T8">虑，而后作；征于色，发于声，而后喻。入则无法家拂士，出则无敌国外患者，国恒亡。</text:span><text:span text:style-name="T10"><text:line-break/></text:span><text:span text:style-name="T7">　　然后知生于忧患，而死于安</text:span><text:span text:style-name="T8">乐也。</text:span><text:span text:style-name="T10"><text:line-break/></text:span><text:span text:style-name="T7">我只是在</text:span><text:span text:style-name="T8">说台湾越烂对大陆自身也同样不好，我学历不高说不出上面这样的话，这就变成我在吹嘘台湾民主了</text:span><text:span text:style-name="T10">?</text:span><text:span text:style-name="T7">。</text:span><text:span text:style-name="T10"><text:line-break/><text:line-break/></text:span><text:span text:style-name="T7">亲者痛而仇者快，</text:span><text:span text:style-name="T8">为这场瘟疫而高兴的大有人在，但我不是。我</text:span><text:span text:style-name="T10">29</text:span><text:span text:style-name="T7">日才出院，不过短短四天，因</text:span><text:span text:style-name="T8">为气愤，昨日膀胱炎复发了。本地有一位昨日被确诊的新冠肺炎患者，透露的行程是</text:span><text:span text:style-name="T10">28</text:span><text:span text:style-name="T7">日的下午他正是我住的那所医院发</text:span><text:span text:style-name="T8">热门诊。我身体极差，常年服用抗生素，去年大年初二又倒霉的大腿骨折（我瘫痪那年正是</text:span><text:span text:style-name="T10">1999</text:span><text:span text:style-name="T7">年的大年初二，</text:span><text:span text:style-name="T10">2019</text:span><text:span text:style-name="T7">年在医院听我父亲提起时，倍感唏嘘），至今未愈，之后生病就是更大的折磨了，每次犯病都只能呼叫救护车。</text:span><text:span text:style-name="T8">现在医院隔离了，医生开了些药物让我在家熬着，等疫情过去在住院治疗。</text:span><text:span text:style-name="T10"><text:line-break/><text:line-break/></text:span></text:p>
      <text:p text:style-name="P2">老羊   |  2020.02.03 14:38   |   <text:a xlink:type="simple" xlink:href="http://palinfo.habago.org/Entry?Command=Information_PrintForum&amp;iPage=1#FORUM38622"><text:span text:style-name="T1">#</text:span></text:a></text:p>
      <text:p text:style-name="P3">這個時候能「在家避禍」的人，真的該謝天；因為你該感謝的人實在太多。 <text:line-break/><text:line-break/>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 <text:line-break/><text:line-break/>「能让这个党清醒一些么」。別動不動就上綱上線到整個政府整個體制，好嗎？你需要先讓自己清醒一些。如果你所謂的真相掀起的是無謂的仇恨，無謂的恐慌，別欺騙自己你在乎真相，你在乎的是「我獨醒」的虛榮。 <text:line-break/><text:line-break/>沒錯的事情可未必是對的。 <text:line-break/><text:line-break/><text:line-break/><text:line-break/></text:p>
      <text:p text:style-name="P2">蘇秀慧   |  2020.02.03 12:43   |   <text:a xlink:type="simple" xlink:href="http://palinfo.habago.org/Entry?Command=Information_PrintForum&amp;iPage=1#FORUM38621"><text:span text:style-name="T1">#</text:span></text:a></text:p>
      <text:p text:style-name="P4">之前到對岸工作，學到一句俚語：站著說話不腰疼。我相信蔡亦鳴留言中有許多的場景，就是真實的故事的一幕，但，同樣的事件發生在台灣、在美國、在英國、或在印度，會有什麼不同？有那些悲劇就不會發生？ <text:line-break/><text:line-break/>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 <text:line-break/><text:line-break/>我想問，你會相信這個說法嗎？如果相信，我更想知道你怎麼看待台灣目前許多民眾、包括我自己與身邊的人，連配給數量的口罩都買不到的情形？？？</text:p>
      <text:p text:style-name="P2">蔡菜梓   |  2020.02.03 11:54   |   <text:a xlink:type="simple" xlink:href="http://palinfo.habago.org/Entry?Command=Information_PrintForum&amp;iPage=1#FORUM38620"><text:span text:style-name="T1">#</text:span></text:a></text:p>
      <text:p text:style-name="P3">蔡亦鸣，都这个样子了还在吹嘘台湾皿煮，笑死人了。你渴望的囼湾皿煮就是操弄网军无所不用其极，泯灭人性的黑？来陈医师这吹嘘台式皿煮你恐怕是找错地方了</text:p>
      <text:p text:style-name="P2">林炤育   |  2020.02.02 17:09   |   <text:a xlink:type="simple" xlink:href="http://palinfo.habago.org/Entry?Command=Information_PrintForum&amp;iPage=1#FORUM38619"><text:span text:style-name="T1">#</text:span></text:a></text:p>
      <text:p text:style-name="P3">潘维廉的来信 <text:line-break/><text:line-break/>亲爱的新航道大家庭： <text:line-break/><text:line-break/>I just returned to the U．S． to help my 90－year－old mother－in－law only a couple of days before the world realized the coronavirus was so serious． On the one hand， I should feel lucky， as many foreigners are scrambling frantically to leave． Yet on the other hand， I regret that I am not there in China to help． Had I realized the situation was so dire， I would have preferred to stay． <text:line-break/><text:line-break/>就在新型冠状病毒的危急性为世界所知晓的前几天，我回到了美国去探望我90岁高龄的岳母。对比许多争相离开这片土地的在华外籍人士，我应该感到幸运，但我也后悔此时未能在中国同大家并肩作战。如果我能更早意识到事态的严重性，我更希望此时是身在中国。 <text:line-break/><text:line-break/>But I see two reasons that the world is lucky this happened in China and not elsewhere： 1） the Chinese government， and 2）， the Chinese people． No other government would have had the ability， resolve or courage to act so decisively or quickly． Within two weeks of seeing an unknown virus， Chinese scientists had isolated and published the virus’ genetic sequence needed to make a vaccine！ While China’s reaction to SARS in 2003 was slower， the nation has certainly learned a lot since then—which is not surprising． Never before in history has there been such a large nation with so many people， and so many lives have improved so quickly． With no historical precedent， China must of course learn as it goes． But this present challenge underscores that China is using what it learns to help not only China but the rest of the world as well． <text:line-break/><text:line-break/>对于此次疫情发生在自中国而非别的地方，我有两点理由相信世界应该感到幸运：1．中国政府；2．中国人民。因为其他没有一个政府有这样的能力、决心和勇气，能如此果断迅速地采取行动。在发现新型冠状病毒的两周内，中国的科学家就已成功地将病毒进行分离，并公布了它的基因序列用以疫苗的研制。尽管2003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中国以往的经验不仅帮助了本国此次疫情的抗击，也给其他国家提供了借鉴。 <text:line-break/><text:line-break/>But what really moves me is the Chinese people’s response to the virus． While the rest of the world is panicking （and I don’t blame them）， Chinese are stoically dealing with the situation． People the world over are amazed at media reports of how， even in the virus’ epicenter of Wuhan， people shout from windows to people on the streets， “Jiāyóu！” 加油！” “Press forward！” My WeChat messages from Chinese friends are not fearful but positive． “Our government and our people will overcome this！” one said， and another wrote， “We are careful but not afraid！” <text:line-break/><text:line-break/>但真正打动我的是中国人民对疫情的响应。此时，尽管外界心存恐慌（我并无指责之意），但中国人民却展现了极具坚忍的一面。当世界通过媒体听到身处疫情中心的武汉人民透过窗户对街上的同胞大喊“加油”时，为此深为震惊！而从中国朋友发来的微信中，我感受到的也非恐惧，而是满满的正能量。其中一位用微信说道：“我们的政府和人民定会赢取这场战役！”另一位则写道：“我们并非害怕只是谨慎待之！” <text:line-break/><text:line-break/>They remind me of the Chinese that an English author， Ann MacKenzie－Grieves， encountered when she lived in Amoy （Xiamen） in the 1920s． She felt Chinese，’ “immense vitality the moment I first set foot in Amoy …It was a life， at times， frightening in its force． It needed to be strong to survive such human miseries as it daily faced．” <text:line-break/><text:line-break/>他们让我想起了英国作家安·麦肯兹·格丽芙笔下的中国人。那时是19世纪20年代，她正居住在厦门。一到厦门，她就感受到中国人民“充满着巨大的活力……那是一种生命力，有时，它所折射的力量甚至令人震撼。因为只有拥有强大的生命力，才能在充满着苦难的生活里得以生存。” <text:line-break/><text:line-break/>This frighteningly powerful Chinese spirit is why China has survived not just centuries but millennia， and today it will carry not just China but the rest of the world through this present crisis． <text:line-break/><text:line-break/>这种强大的中国精神也正是中华文明得以流传几千年而仅非几个世纪的原因，到了今天，它也将引领中国以及全世界穿越当下的这场危机…… <text:line-break/><text:line-break/>Our hearts are with all of you， and we hope to see you all again soon！ 加油！ <text:line-break/><text:line-break/>我们的心与你们同在，希望能尽快再次见到大家！加油！ <text:line-break/><text:line-break/>William N．Brown <text:line-break/><text:line-break/>潘维廉 <text:line-break/><text:line-break/>January 31， 2020 <text:line-break/><text:line-break/>2020年01月31日 <text:line-break/><text:line-break/><text:line-break/>不仅是老潘，新航道中国故事研究院英国籍专家斯明诚（David Symington）老师，在英航全面停飞往返中国航班的情况下，辗转从伦敦改签到巴黎再返回中国，坚定地与中国同事一起积极应对疫情；新航道武汉学校的美国外教Chris回美国后被隔离14天，解除隔离后立即投入到线上教学中……这些外国友人们无不用行动向我们传递出一种信心：中国加油！中国人民一定能战胜病毒，迎来最终的胜利！ <text:line-break/><text:line-break/>CHN Stories 邀您共读中国故事 <text:line-break/><text:line-break/>一起让世界更了解中国！ <text:line-break/><text:line-break/>（CHN Stories公众号供稿）</text:p>
      <text:p text:style-name="P2">林炤育   |  2020.02.02 17:05   |   <text:a xlink:type="simple" xlink:href="http://palinfo.habago.org/Entry?Command=Information_PrintForum&amp;iPage=1#FORUM38618"><text:span text:style-name="T1">#</text:span></text:a></text:p>
      <text:p text:style-name="P4">潘維廉的來信 <text:line-break/><text:line-break/>親愛的新航道大家庭： <text:line-break/><text:line-break/>我剛回到美國。在全世界意識到冠狀病毒如此嚴重的幾天前，就幫助我90歲的岳母。一方面，我應該感到幸運，因為許多外國人瘋狂地爭先恐後地離開。但另一方面，我很遺憾沒有在中國提供幫助。如果我意識到情況是如此的嚴峻，我寧願留下。 <text:line-break/><text:line-break/>就在新型冠狀病毒的危急性為世界所知曉的前幾天，我回到了美國去探望我90歲高齡的岳母。對比許多爭相離開這片土地的在華外籍人士，我應該感到幸運，但我也後悔此時未能在中國同大家並肩作戰。如果我能更早意識到事態的嚴重性，我更希望此時是身在中國。 <text:line-break/><text:line-break/>但是我看到世界幸運的是，發生在中國而不是其他地方的兩個原因：1）中國政府，以及2）中國人民。沒有其他政府有能力，決心或勇氣如此果斷或迅速地採取行動。在看到未知病毒的兩週之內，中國科學家分離並公佈了製備疫苗所需的病毒基因序列！儘管2003年中國對SARS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 <text:line-break/><text:line-break/>對於此次疫情發生在自中國而非別的地方，我有兩點理由相信世界應該感到幸運：1．中國政府；2．中國人民。因為其他沒有一個政府有這樣的能力、決心和勇氣，能如此果斷迅速地採取行動。在發現新型冠狀病毒的兩週內，中國的科學家就已成功地將病毒進行分離，並公佈了它的基因序列用以疫苗的研製。儘管200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中國以往的經驗不僅幫助了本國此次疫情的抗擊，也給其他國家提供了借鑒。 <text:line-break/><text:line-break/>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加油！！加油！”“向前推！”我從中國朋友那裡獲得的微信信息是不懼怕，但積極。一個人說：“我們的政府和人民將克服這一挑戰！”另一人寫道，“我們很謹慎，但不要害怕！” <text:line-break/><text:line-break/>但真正打動我的是中國人民對疫情的響應。此時，儘管外界心存恐慌（我並無指責之意），但中國人民卻展現了極具堅忍的一面。當世界通過媒體聽到身處疫情中心的武漢人民透過窗戶對街上的同胞大喊“加油”時，為此深為震驚！而從中國朋友發來的微信中，我感受到的也非恐懼，而是滿滿的正能量。其中一位用微信說道：“我們的政府和人民定會贏取這場戰役！”另一位則寫道：“我們並非害怕只是謹慎待之！” <text:line-break/><text:line-break/>他們讓我想起了中國人，一位英國作家安·麥肯齊·格里夫斯（Ann MacKenzie-Grieves）在1920年代住在廈門的廈門時遇到了她。她感覺到了中國人的神情，“我剛踏入淘寶網的那一刻就充滿了活力……這是一種生活，有時，它的力量令人恐懼。它必須強大起來，才能克服每天面臨的人類苦難。” <text:line-break/><text:line-break/>他們讓我想起了英國作家安·麥肯茲·格麗芙筆下的中國人。那時是19世紀20年代，她正居住在廈門。一到廈門，她就感受到中國人民“充滿著巨大的活力……那是一種生命力，有時，它所折射的力量甚至令人震撼。因為只有擁有強大的生命力，才能在充滿著苦難的生活裡得以生存。” <text:line-break/><text:line-break/>這種令人恐懼的強大中國精神是為什麼中國不僅存活了數百年，而且已經存活了幾千年。今天，它將通過這場當前的危機，不僅運載中國，而且運載世界其他地方。 <text:line-break/><text:line-break/>這種強大的中國精神也正是中華文明得以流傳幾千年而僅非幾個世紀的原因，到了今天，它也將引領中國以及全世界穿越當下的這場危機…… <text:line-break/><text:line-break/>我們的心與你們所有人同在，我們希望很快再見到你們！加油！ <text:line-break/><text:line-break/>我們的心與你們同在，希望能盡快再次見到大家！加油！ <text:line-break/><text:line-break/>威廉·布朗 <text:line-break/><text:line-break/>潘維廉 <text:line-break/><text:line-break/>2020年1月31日 <text:line-break/><text:line-break/><text:line-break/>不僅是老潘，新航道中國故事研究院英國籍專家斯明誠（David Symington）老師，在英航全面停飛往返中國航班的情況下，輾轉從倫敦改簽到巴黎再返回中國，堅定地與中國同事一起積極應對疫情；新航道武漢學校的美國外教Chris回美國後被隔離14天，解除隔離後立即投入到線上教學中……這些外國友人們無不用行動向我們傳遞出一種信心：中國加油！中國人民一定能戰勝病毒，迎來最終的勝利！ <text:line-break/><text:line-break/>CHN Stories 邀您共讀中國故事 <text:line-break/><text:line-break/>一起讓世界更了解中國！ <text:line-break/><text:line-break/>（CHN Stories公眾號供稿）</text:p>
      <text:p text:style-name="P2">蔡亦鸣   |  2020.02.02 15:01   |   <text:a xlink:type="simple" xlink:href="http://palinfo.habago.org/Entry?Command=Information_PrintForum&amp;iPage=1#FORUM38617"><text:span text:style-name="T1">#</text:span></text:a></text:p>
      <text:p text:style-name="P3">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 <text:line-break/>一场瘟疫，紧随而来的是荒腔走板的官场现形记，内心充斥着愤怒和痛苦，身为一个普通人除了在家中避祸对这一切无能为力什么也做不了，难道只能指望党在事后能给出一个交代么？这交代会有用么，能让这个党清醒一些么。 <text:line-break/>秦人不暇自哀,而后人哀之,后人哀之而不鉴之,亦使后人而复哀后人也. <text:line-break/><text:line-break/>http://weekly.caixin.com/2020-02-01/101510146.html <text:line-break/>封面报道之二&amp;;#124;疑似病人难题：谁来关心“移动的传染源”？ <text:line-break/>因为网页限制无法复制文章，请自行打开观看吧 <text:line-break/><text:line-break/>http://www.sohu.com/a/370032279_120094087?qq-pf-to=pcqq.group <text:line-break/>统计数字之外的人：他们死于“普通肺炎”？ <text:line-break/>2020-02-02 00:41 <text:line-break/>来源：财经杂志 <text:line-break/><text:line-break/>《财经》采访的10余位病患家庭，多数全家感染。他们还搀扶着病危的老人、孕妇辗转在各家医院，他们的家人们处于生死一线 <text:line-break/><text:line-break/><text:line-break/><text:line-break/>1月31日，武汉武昌医院内，发热病人在排队输液 <text:line-break/><text:line-break/>《财经》记者 房宫一柳 黎诗韵 刘以秦 信娜 实习生马可欣 &amp;;#124; 文 <text:line-break/><text:line-break/>宋玮 &amp;;#124; 编辑 <text:line-break/><text:line-break/>2020年1月26日，刘梅一家接到了一张火化单。她的婆婆、73岁的老人在家中没了呼吸，送去医院抢救无效后死亡。 <text:line-break/><text:line-break/>刘梅告诉《财经》记者，老人在1月21日出现疑似新型冠状病毒肺炎的症状，在武汉市第四医院检查后诊断结果显示肺部高度感染。但老人辗转数家医院仍未被住院收治，只能在家自我隔离，直至病危。 <text:line-break/><text:line-break/>老人被送上救护车后，家人再没见过她。他们最后收到的只有一张火化单，显示老人的死亡原因是：病毒性肺炎。但据家人说，老人的离世并未被计入新冠肺炎的确诊死亡数字中——因为直到去世，她也没有得到住院资格，也没有被确诊为新冠肺炎，只能被算作因“普通肺炎”而去世的不幸者。 <text:line-break/><text:line-break/>老人仓促离世，没有体面的收拾、没有家属的送别，至今骨灰还在殡仪馆里。 <text:line-break/><text:line-break/>刘梅家得不到救治而离世的亲人并非孤例。《财经》记者多方调查了解到，尽管目前武汉各大定点医院发热门诊的就医人数比1月23日刚“封城”时有所下降，定点医院也已开至第三批，但一床难求的情况并没有完全得到缓解。确诊、疑似数字攀升的同时，仍有很多疫情统计数字之外的人命悬一线。 <text:line-break/><text:line-break/>一位定点医院的科室主任告诉《财经》记者，这两天医院门诊一天有120名左右发热病人，其中大约80名有肺部感染，但只有5名可能最终被收住院。 <text:line-break/><text:line-break/>“我们只能让剩下75名收不进来的病患，回到家里去。患者没办法，我们也没办法。”该主任告诉《财经》记者。 <text:line-break/><text:line-break/>这名主任说，一般来说，双肺CT呈毛玻璃状病灶，基本可算作疑似，但只有被收治入院的患者才能统计为疑似，才有资格做核酸试纸检查。做完核酸试纸检查的患者其中至少80%能被确诊，之后即被转去其他定点医院。 <text:line-break/><text:line-break/>《财经》了解到，该医院已有至少5起死亡疑似病例是未被确诊的，因此也不计入确诊死亡人数中。这意味着，目前人们所能看到的确诊、死亡病例数字，并不能完全反映这次疫情的全貌。 <text:line-break/><text:line-break/><text:line-break/><text:line-break/><text:line-break/>（点击可查看大图 武汉各大定点医院现状，信息经《财经》记者及志愿者反复核查） <text:line-break/><text:line-break/>从目前的调查来看，患者主要有两条路径可以入院。一是靠社区排队：1月24日武汉社区分流政策实施后，病人需要拿着住院单入院——病患先去社区交CT、血常规报告，社区上报街道，再根据轻重缓急对接医院的新开床位；二是去有核酸试纸的定点医院，48小时拿结果，确诊后就不能被医院拒收。 <text:line-break/><text:line-break/>要走通这两条路径并不容易，每一条都可能是无尽的等待。但对于重症患者来说，每一分钟都可能是生与死的煎熬。 <text:line-break/><text:line-break/>《财经》近日先后采访的10多位病患家庭，多数家庭全家感染，他们还搀扶着病危的老人、孕妇辗转在各家医院。“医院告诉我们只能自救。”多位患者家属告诉《财经》记者，他们的家人正处于生死一线。 <text:line-break/><text:line-break/>截至2020年1月31日24时，湖北省累计报告新型冠状病毒感染的肺炎病例7153例。其中武汉市3215例。 <text:line-break/><text:line-break/>WHO（世界卫生组织）的Twitter主页上有一句话：记住，这些都不是数字，而是真正的人。不幸的是，还有一些未被囊括进去的人，他们的生死故事都在统计之外。 <text:line-break/><text:line-break/>艰难求生路 <text:line-break/><text:line-break/>“父亲不停说，自己没有死在70年前的战场，却可能死在医疗资源调配失控的现在。” <text:line-break/><text:line-break/>“医生明确说了，父亲是新型冠状病毒，但因为没有检测盒无法确诊。“孙晨告诉《财经》记者。 <text:line-break/><text:line-break/>孙晨说，1月26日，在家自我隔离的父亲突然咳血。孙晨慌忙将父亲送去华中科技大学同济医院做了检查，检查结果显示：肺部中重度感染。但这份CT检查并没能让父亲得以入院治疗，因为没有经过完整的确诊流程。 <text:line-break/><text:line-break/>医院让孙晨父亲在家里隔离、吃药，但孙晨意识到，“我身边的例子都很严重了，我一定要把父亲送到隔离病床上去。” <text:line-break/><text:line-break/>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 <text:line-break/><text:line-break/>家在武汉的铁路职工陈力的奶奶，也因为没有病床，在汉口医院的门诊大厅坐了三天，最后没有撑住，抢救无效去世。奶奶同样没有经过确诊流程，也不计入统计数据。 <text:line-break/><text:line-break/>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 <text:line-break/><text:line-break/>“医生建议我和爸爸都想办法去住院，特别是我爸爸不能拖下去了，随时可能有生命危险。”从1月27日开始，杜红利的父亲开始吃不下饭、说不出话。 <text:line-break/><text:line-break/>武汉梨园医院检查结果显示，杜红利的父亲双肺毛玻璃状病灶严重，肺部斑点明显，血氧只有90，表明患者出现严重缺氧的症状。 <text:line-break/><text:line-break/>杜红利带着父亲，把所有方法都试了一遍。1月27日，他去社区做了登记，一直没有消息。他自己也是肺部感染，还发着低烧。他向朋友借了一辆面包车，强撑着带父亲到处寻找医院收治。 <text:line-break/><text:line-break/>有300多个床位的武汉672医院，没有住院单不让进；新开放的有700个床位的武汉协和医院汉阳分院也告诉他：要等。 <text:line-break/><text:line-break/>1月28日，杜红利赶到区政府信访办，得到的答复还是没有床位；找卫健委，对方回复称没有办法解决，只能等。因为没有办法跨区域协调病人，只能等所在区域的对口医院收治。 <text:line-break/><text:line-break/>杜红利的父亲曾参军15年，上过抗美援朝的战场，曾是两位高级将领的贴身警卫。杜红利告诉《财经》记者，现在全家被感染，自己头晕胸闷的症状也越来越厉害，不知道还能带着父亲扛多久。 <text:line-break/><text:line-break/><text:line-break/><text:line-break/>杜红利的父亲曾参军15年 上过抗美援朝的战场 <text:line-break/><text:line-break/>他父亲不停对他说，自己没有死在几十年前的战场，却可能死在医疗资源调配失控的现在。“每天看见医院门口除了120的车，就是殡仪馆的车，只剩绝望和无助。” <text:line-break/><text:line-break/>父亲不便挪动，杜红利每天带着父亲在协和医院汉阳分院门诊打针，睡在医院旁的宾馆。或是一早就去武汉同济医院、协和医院排队领试纸，但是每天协和试纸限量100份，往往一过去已经没了。直到记者发稿，杜红利的父亲也没能住进医院，因为仍然没机会经历完整的确诊流程。 <text:line-break/><text:line-break/>武汉市民王女士告诉《财经》记者，母亲已经在家休克过两回了。母亲年前开始一直在社区打针吃药。1月23日母亲感到身体异常难受，便和父亲一起骑车去了汉口医院，排队12个小时才做完CT，结果显示：双肺感染。 <text:line-break/><text:line-break/>王女士说，当时医院没有点滴可打，就连抵制流感的药物“奥司他韦”也不够了，只能给母亲开了儿童剂量的药。之后母亲只能回家自我隔离，靠着家里的吸氧机度日。“有一次我妈妈休克了，我爸爸就抱着我妈妈哭，以为她过去了。” <text:line-break/><text:line-break/>之前，两位老人家“能自己解决的事绝不麻烦别人”，但接连两次晕厥，让他们不得不拨通女儿的电话。 <text:line-break/><text:line-break/>但此时，王女士和丈夫也都感染了，她要照顾高烧不退的丈夫，自己的双肺也出现了毛玻璃状症状。过不去已经被封路的父母家，王女士为父母拨打了120，但是前面排队将近500人。“当时120说前两天打的人都没有送进医院去，没什么希望。” <text:line-break/><text:line-break/>熬到当天下午三、四点，两位老人已经全身乏力，但还是挣扎着骑上自行车去医院。 <text:line-break/><text:line-break/>王女士继续拨打市长热线。第二天，市长热线反馈：“你要找你的社区上报，社区给街道反映，街道给指挥部反映。如果有床位了，指挥部会通知医院安排，然后再安排你们去。“ <text:line-break/><text:line-break/>华中科技大学中国基本医疗保障研究中心副主任姚岚教授对《财经》记者表示，发挥基层卫生服务体系的作用，实行真正的分级诊疗，是避免人群扎堆医院、防止交叉感染的有效措施。 <text:line-break/><text:line-break/>但是对于重症者来说，每一分钟都是生与死的煎熬，他们不知道社区的上报和等待需要多久。“从头到尾社区我们都有上报，他们都表示说没有办法，只是说在反映，但什么时候是个头？”王女士说。 <text:line-break/><text:line-break/>在这期间，他们试了所有能拨的电话、能找的关系，王女士甚至还打了110，最后110给了她一个固定电话，打过去对方说必须要跟社区联系。 <text:line-break/><text:line-break/>1月29日，王女士感到爸妈已经撑不下去了，王女士不得已再次求助120。120明确说，只有联系好医院的床位，才能派车过来。 <text:line-break/><text:line-break/>王女士想起在网上看到的，华中科技大学协和西院区加了700张床位，于是劝说120带着父母去了协和西院。到医院已是晚上9点，120急救人员说，“（医院）人非常多，急诊室外面都躺满了人，而且并没有急救设备，排队有可能会排不上你。” <text:line-break/><text:line-break/>关于那700多张床位，据说因为医生的防护服不够，暂时不能全部开放，“因为一旦开放了，医生没有设备上去也会感染。” <text:line-break/><text:line-break/>120急救人员让王女士赶紧选第二家医院，她恳求救护车把父母拉到武昌医院。她也拿着被子、暖手宝过去，到了医院，王女士自1月20日之后第一次见到了父母。 <text:line-break/><text:line-break/>他们脸色苍白，父亲高烧39度多，站都站不稳，母亲躺在救护车里吸氧。没有床位，医院不收。120的人在旁边催促，他们已经在这家人身上花了三小时。 <text:line-break/><text:line-break/>这时，她的母亲做出决定。她双手合十对急救人员说：“我死也要死在家里，我不再出门了，已经没有希望了，求求你们把我抬回去吧。”120让王女士签完字，重新把她母亲带上车，关上了车门。 <text:line-break/><text:line-break/>看着救护车驶离，王女士再也忍不住。她蹲下身子，坐在被子上嚎啕大哭。 <text:line-break/><text:line-break/>漫长的收治流程 <text:line-break/><text:line-break/>武汉某定点医院一位医生称，该院收了600位重症病人，但无一确诊。“缺试纸，但我们也搞不懂为什么会缺。” <text:line-break/><text:line-break/>《财经》记者了解到，目前只有两种路径可被收治入院。一是靠社区排队，病患先去社区交肺部CT、血常规报告，社区上报街道，再根据轻重缓急对接医院的新开床位，病人需要拿着住院单入院；二是去有核酸试纸的定点医院排队，48小时拿结果，确诊后就不能被医院拒收。 <text:line-break/><text:line-break/>1月24号，武汉市新冠病毒疫情防控指挥部发布7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 <text:line-break/><text:line-break/>作为武汉花桥街某社区的一名社工，王木从除夕开始，连轴转了8天。他们每天会跟踪发热居民的状况。4点前，王木需上报社区内发热病人的名单，其中单独一份为发热重症病人名单。这份名单将上传至街道及所在区，评估后，社区能够得到通知，“哪位病人，什么时间，可以到哪家医院治疗”。 <text:line-break/><text:line-break/>根据《财经》在武汉一线的记者获取的社区上报标准如下： <text:line-break/><text:line-break/>发热人员的标准是：1.发烧37.5度以上；2.咳嗽；3.乏力。 <text:line-break/><text:line-break/>疑似人员的标准是：1.CT检查结果为双肺毛玻璃样改变；2.血常规检查白细胞异常；3. 含发热人员标准。 <text:line-break/><text:line-break/>重症人员的标准是：1. 血氧饱和度降低；2.呼吸困难；3.有基础疾病；4.年龄偏大、体质弱者；5.含发热和疑似人员标准。 <text:line-break/><text:line-break/>事实上，很多病患家属告诉《财经》记者，就算社区和医院都建议患者立马住院，仍不保证有床位可以住进去。 <text:line-break/><text:line-break/>传染病对隔离的要求，使得医疗资源空前紧张。以往有着上千床位的医院，设置隔离单间以后，床位可能只剩下原来的三分之一甚至不到。 <text:line-break/><text:line-break/>武汉某定点医院一位医生告诉《财经》记者，该定点医院就有大量拿着住院单排队等候，但因为床位紧张无法住进来的病例。 <text:line-break/><text:line-break/>王木所在社区的负责人告诉《财经》记者，仅30日一天，他就有100多条通话记录。电话那头，会突然传来痛哭，或者呼喊，“我只能尽量安慰他们，每天心情好点，免疫力提升，身体也会好起来”，该负责人说。 <text:line-break/><text:line-break/>另一条住院路径——病患去定点医院排队确诊之路，也颇为漫长。 <text:line-break/><text:line-break/>刘梅说，她的婆婆去世后，她的大哥、二哥和自己老公也被感染，病情加重，急需住院。他们2月1日去同济医院排队领核酸试纸，被告知一天只有10份。 <text:line-break/><text:line-break/>截至发稿前，武汉市共10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 <text:line-break/><text:line-break/>武汉某定点医院一位医生告诉《财经》记者，该院收了600位重症病人，但无一确诊。“缺试纸，但我们也搞不懂为什么会缺。” <text:line-break/><text:line-break/>什么样的患者才能用上核酸试纸？武汉市第三医院的医生称，医院进行检查后，如果医生认为需要住院治疗，患者才能住院并做核酸检测。 <text:line-break/><text:line-break/>中南医院一员工表示：“申请做核酸检查只能让医生开疑似病例报告卡，但只有很紧急的情况才会填写这个报告卡。” <text:line-break/><text:line-break/>但什么才算“很紧急情况”，《财经》记者询问多处，并未获得准确答案。 <text:line-break/><text:line-break/>不少患者和医生的困惑是：1.武汉卫健委在27号称，原则上每天可检测样本近2000份，但为什么总是缺少核酸试纸？2.做了检测也无法第一时间出具确诊报告。 <text:line-break/><text:line-break/>据第一医院的医生说，检测需要一天的时间，“今天做了，明天能知道一个大概的结果”，但问题是第一医院无法发出确诊报告，而目前定点医院只能凭报告才能接收病人入院。 <text:line-break/><text:line-break/>当记者问到哪些机构能出确诊报告时，该医生表示：“这我也不清楚，也许同济、协和可以。患者病情越来越重，也是因为拿不到这个确诊报告，就没有床位。” <text:line-break/><text:line-break/>对于疑似病患数据的统计，医生的判断标准是“低热、咳嗽、肺部CT结果”。上述定点医院医生说，他会上报给科室，但后面的统计过程他并不了解。而另一家定点医院的主任告诉《财经》记者，被收入的重症病患才能算疑似，需要确诊进一步治疗。 <text:line-break/><text:line-break/>1月30日，武汉某定点医院开始上报需要确诊检测的疑似病患人数，从科室、到医院、到区再到市里层层上报。该医院一位医生表示，如果没有确诊就去世，不会被计算为确诊死亡人数，只能算“肺部感染死亡”。 <text:line-break/><text:line-break/>“就我自己所在的科室，死亡率比出院率高很多。同时，很多治愈出院的病例不能算真正的治愈，还需要长期观察。”上述医生说。 <text:line-break/><text:line-break/>这也意味着，有大量的病患在确诊流程和统计数字之外，只能自我求生。 <text:line-break/><text:line-break/>市民李莉告诉《财经》记者，经过社区人员联系，她的父亲终于住进了武汉第八医院。但第八医院不是定点医院，此前是专门的肛肠医院。 <text:line-break/><text:line-break/>医院诊断说，父亲双肺已经感染坏死，氧气已经打到最高限度，需要让他尽快转到定点医院，但因为第八医院没有测试盒，所以病人一直无法确诊，而无法确诊也就无法转院。 <text:line-break/><text:line-break/>“第八医院已经上报好多天了都没有任何回复，”李莉说，她拨打120，120的回复是，只能通过社区上报转去定点医院，但之前的第八医院就是社区千辛万苦才安排住上的。 <text:line-break/><text:line-break/>李莉父亲的遭遇，似乎构成了一个无解的痛苦循环。 <text:line-break/><text:line-break/>截至发稿，记者逐一拨打了武汉市定点医院的电话，接通的7家医院均表示“暂时没有床位”。 <text:line-break/><text:line-break/>谁能住进去？ <text:line-break/><text:line-break/>“如果有可能的话，把轻症患者集中起来隔离和治疗，这样可以更有效控制疫情” <text:line-break/><text:line-break/>在无数患者家属眼里，武汉在快速建设的火神山、雷神山医院是他们仅存的希望。 <text:line-break/><text:line-break/>《财经》记者采访得知，2月3日，设置1000个床位的火神山医院按照计划必须竣工，但具体开放时间需要物业、电力、医药设备等配合。目前《财经》记者采访的多数医院尚未收到转移病患的通知。 <text:line-break/><text:line-break/>等待火神山、雷神山医院开门的这几天，就是一些重症病人的生死关。据《财经》记者了解，即使确诊并获得社区住院单，也不一定就能第一时间住进医院。 <text:line-break/><text:line-break/>两个火神山、雷神山医院加起来也就2000个病床，还不够湖北省两天的新增病例使用。 <text:line-break/><text:line-break/>微博公开求助，成为一些人最后的尝试。一位住在武汉市江夏区纸坊机关幼儿园附近的孕妇家属告诉《财经》记者，家中孕妇怀孕8个月，最新诊断结果显示：双肺重度感染。 <text:line-break/><text:line-break/>但定点发热门诊不收孕妇，门诊也没有胎心监护，区妇幼和省妇幼则不收发热病人。家人发微博求助几天后，1月31日他们得到了社区和区政府的关注，被社区车辆载着往返跑了几家医院，2月1日上午总算住进了武汉大学人民医院东院。 <text:line-break/><text:line-break/>对这个家庭来说，这是好消息。但对于另一些家庭，这个消息让他们心情复杂。“已经到了谁喊得响亮，谁才能活下去的时候了吗？”一位病患家属对《财经》记者说。 <text:line-break/><text:line-break/>能找到床位的，都被称作“幸运儿”。刘小青一家有六人患病，只有三位住到了医院，“更多是靠自己托关系、找渠道。” <text:line-break/><text:line-break/>刘小青一家可能在一次家庭聚会上被感染。1月18日疫情还被认为不会“人传人”，他们一起在外面吃了年饭。之后不久家人陆续发烧，从父母、小姑妈到90岁的奶奶，再到已回的大姑妈和大姑爹。1月21日，刘小青的母亲去做了CT，显示双肺病毒性感染。 <text:line-break/><text:line-break/>这之后，母亲连续高烧了四天，几近晕厥，“我们联系了很多人，才找到汉口医院那边，有一个床位让她住进去了。” <text:line-break/><text:line-break/>到了1月28日，她的奶奶开始发病，辗转汉南医院、协和西院，未能住成院。奶奶排了一天门诊，终于打了上针，结果却“立刻浑身颤抖像癫痫一样，无法正常行走和说话”。医生留她在留观病房吸氧，但回家后，奶奶仍然呼吸困难。 <text:line-break/><text:line-break/>“我们找了很多人才能够住到第六医院的ICU。当时我们也是一直在催社区，催协和医院那边，但是没有得到反馈和消息。” <text:line-break/><text:line-break/>她的父亲也在打完针后呼吸困难，用上了吸氧机。刘小青把情况发到了微博，等到第二天七点起来，接到了一些有用的信息，让父亲住上了ICU。 <text:line-break/><text:line-break/>父亲说，别人可能会觉得他们发微博求救，最后能住院是一种医疗不公，“但毕竟生命要紧。”后来，她把微博删了。 <text:line-break/><text:line-break/>1月29日凌晨4点，家住武汉市江汉区万松街商一社区的陈晓薇，拖着病体去医院排队，终于在协和医院排上了试纸。2月1日试纸结果送达，显示陈晓薇是“双阳（确诊）”，但当她和家人前往社区准备领取住院单时，他们看到商一社区服务点里明明有人，就是不给开门。家人只能选择报警。 <text:line-break/><text:line-break/>警察没到，是社区所属的街道办找到了解决办法。陈晓薇说，就在今天下午，街道办帮他们在协和找到了一张床位。“终于有救了。”她说。 <text:line-break/><text:line-break/>晚间，当陈晓薇和丈夫抵达协和西院准备住院时，被告知需要转去红十字会医院。截止发稿，他们仍然在红会医院观察室等候床位。 <text:line-break/><text:line-break/>华中科技大学保障中心副主任姚岚教授说，她看到澳门征用了离人群较远、相对独立的酒店，作为有湖北接触史的人群隔离集中管理区。她建议湖北及其它地区也可采取类似举措，有效控制好疑似病例。 <text:line-break/><text:line-break/>中南医院急救中心主任助理、急诊外科主任沈俊告诉《财经》记者，中南医院都是收治很重的病人，“属于生命体征很不稳定的患者（氧合差、心率快，呼吸频率快，发生呼吸窘迫综合征的病人）”。床位短缺，疑似或轻症的都在家隔离。 <text:line-break/><text:line-break/><text:line-break/><text:line-break/>沈俊所在的中南医院团队用ECMO（移动心肺仪）成功救治一名重症患者 为全省首例 <text:line-break/><text:line-break/>据悉，医院基本没有床位了，急诊科也用来收治病毒肺的病人，急诊留观室也满了，“基本上病房空出来一个，留观室就进一个到病房。“ <text:line-break/><text:line-break/>沈俊说，床位分配并不能满足社区的要求，而是评估病人的情况，“比方说有的病人自己被家人送到医院了，病很重了，留观室有空床了，就先留观，我不可能让他回去排队，等社区报上来我再安排。或者我不收他，然后把社区上报上来的比较轻的病人收住院，肯定不可能的。” <text:line-break/><text:line-break/>关于检测盒，他表示中南医院发热门诊可以做核酸检测，大概2小时就可以出结果，但因试剂盒有限，需要肺CT有病毒性肺炎表现的患者才能做。 <text:line-break/><text:line-break/>沈俊建议，如果有可能的话，把轻症患者集中起来隔离和治疗，这样可以有效的控制疫情。他还建议在家的患者服用两种药，抗病毒的以及抗感染的，发烧超过38.5℃就退热，“因为目前没有特效药物去治疗这个疾病，不能网上跟风，说什么药就买来吃，住院治疗也是对重症患者提供支持治疗，如果能够扛过这个时间的话，就过去了，就是这样。“ <text:line-break/><text:line-break/><text:line-break/><text:line-break/>沈俊和武汉肺科医院ICU的胡明医生做完手术后汗流浃背 <text:line-break/><text:line-break/>这两天他接诊了一位45岁的病人，病人一家五口，父母两个皆因新型冠状病毒肺炎去世了，儿子也感染了。病人的情况十分严重，用了高流量吸氧和无创面罩通气，但血氧饱和度还只有50%，最后不得已给她麻醉插管，上了ECMO（体外膜肺氧合）。 <text:line-break/><text:line-break/>“在插管麻醉前，她看着我们做准备，眼泪不停地往下流，那种恐惧让人看到很心疼，”沈俊说，像这样的情况还有很多，“我们医生都下定了决心，要尽全力救治所有的病人。 <text:line-break/><text:line-break/>一直和父亲在等待核酸检测试纸的孙晨不允许自己再失眠和哭泣了，她知道自己还得继续催社区，找医院，还得给爸妈做饭，太多事要做了，不能倒下。她期待火神山和雷神山快点建好，“必须得住进去了，这是我们最后的希望。” <text:line-break/><text:line-break/>（文中刘梅、孙晨、李开蒙、陈力、刘小青、李莉、王木为化名，实习生张凡、志愿者耿鹏对本文亦有贡献） <text:line-break/><text:line-break/></text:p>
      <text:p text:style-name="P2">老羊   |  2020.02.02 06:34   |   <text:a xlink:type="simple" xlink:href="http://palinfo.habago.org/Entry?Command=Information_PrintForum&amp;iPage=1#FORUM38616"><text:span text:style-name="T1">#</text:span></text:a></text:p>
      <text:p text:style-name="P4">公開得比我預想的快得多，可能大王覺得事態緊急吧。 <text:line-break/>https://youtu.be/GNKgXhwQiYU (武漢肺炎：碾壓愚蠢反華謠言2) </text:p>
      <text:p text:style-name="P2">老羊   |  2020.02.02 04:05   |   <text:a xlink:type="simple" xlink:href="http://palinfo.habago.org/Entry?Command=Information_PrintForum&amp;iPage=1#FORUM38615"><text:span text:style-name="T1">#</text:span></text:a></text:p>
      <text:p text:style-name="P3">陳真兄生活工作特別忙碌，不像我常在 YouTube 上趴趴走；郝龍斌「威脅」要斷三通的壯志豪語在 YouTube 某個大陸的頻道上貼出來，下面一片歡樂訕笑快活的氣氛，大陸網友們紛紛說斷三通絕對是大陸的損失更大，郝龍斌千萬不要慫，務必要斷... <text:line-break/><text:line-break/>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p>
      <text:p text:style-name="P2">陳真   |  2020.02.02 02:46   |   <text:a xlink:type="simple" xlink:href="http://palinfo.habago.org/Entry?Command=Information_PrintForum&amp;iPage=1#FORUM38614"><text:span text:style-name="T1">#</text:span></text:a></text:p>
      <text:p text:style-name="P4">國民黨應該趕緊解散，加入民進黨。現在趕緊加入還不會太遲，還有大約五年、八年撈錢的機會。 <text:line-break/><text:line-break/>這兩位要選黨主席的，全都不堪聞問。另一位江啟臣也是，依我看，他比民進黨還更加親美。蔣萬安就更不用說了。我看這些人搞不好會比民進黨喊台獨喊更凶，因為他們以為這樣就會有選票，真是傻到爆。 <text:line-break/><text:line-break/>新黨有位新人從政，選上市議員，叫做侯漢廷。依我看也是撐不久，很快就會在權力面前彎腰低頭，匍匐前進。這些人相信權力遠勝於相信是非善惡。 <text:line-break/><text:line-break/>再說，台灣這麼小的一個島，關起門來稱大王，這樣一種權力究竟有多大魅力值得讓人猥瑣若此？ <text:line-break/><text:line-break/>陳真 2020. 02. 02. <text:line-break/><text:line-break/>============== <text:line-break/><text:line-break/>選黨主席 郝龍斌：請對岸撤飛彈 放到西藏蒙古 <text:line-break/><text:line-break/>今日新聞NOWnews <text:line-break/><text:line-break/>記者 陳弘志 / 台北報導 <text:line-break/>2020年2月1日 <text:line-break/><text:line-break/>前台北市長郝龍斌爭取參選國民黨主席，他1日表示， 北京應該正視中華民國的存在，他過去也要求對岸撤除飛彈，「把飛彈放到西藏、蒙古去」，若北京不承認中華民國，三通「通郵、通商、通航」沒有必要繼續；他也指出，「過去國民黨有很多人，面對大陸真正矮了一截」，都應該改變。 <text:line-break/><text:line-break/>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 <text:line-break/><text:line-break/>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p>
      <text:p text:style-name="P2">鄭豐遠   |  2020.02.01 18:19   |   <text:a xlink:type="simple" xlink:href="http://palinfo.habago.org/Entry?Command=Information_PrintForum&amp;iPage=1#FORUM38613"><text:span text:style-name="T1">#</text:span></text:a></text:p>
      <text:p text:style-name="P3">我大學和研究所的本科背景其實和分子生物學很有關係，念的是生物化學和營養學，但在實驗室所用的卻全是分子生物工具。科技日新月異，1994 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 <text:line-break/><text:line-break/>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 <text:line-break/><text:line-break/>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 <text:line-break/><text:line-break/>https://www.chinatimes.com/newspapers/20190518000140-260309?chdtv</text:p>
      <text:p text:style-name="P2">蔡亦鸣   |  2020.02.01 17:48   |   <text:a xlink:type="simple" xlink:href="http://palinfo.habago.org/Entry?Command=Information_PrintForum&amp;iPage=1#FORUM38612"><text:span text:style-name="T1">#</text:span></text:a></text:p>
      <text:p text:style-name="P4">这次武汉的病毒疫情，港台舆论的宣泄仇恨是一回事，当然我也没看这些，（题外话,我过去关注台湾的媒体和舆论将近3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 <text:line-break/><text:line-break/>新冠肺炎“吹哨人”李文亮确诊 曾被警方训诫（更新） <text:line-break/>http://china.caixin.com/2020-01-31/101509761.html <text:line-break/>新冠肺炎又一“吹哨人”现身 曾被警方口头教育 <text:line-break/>http://china.caixin.com/2020-02-01/101510173.html</text:p>
      <text:p text:style-name="P2">張萬康   |  2020.02.01 16:34   |   <text:a xlink:type="simple" xlink:href="http://palinfo.habago.org/Entry?Command=Information_PrintForum&amp;iPage=1#FORUM38611"><text:span text:style-name="T1">#</text:span></text:a></text:p>
      <text:p text:style-name="P3">打擾。最新消息：武漢「封城日記」短片系列，油管上也有哦。但目前只有五片，第六片還沒上傳。建議大家訂閱。～作者是音樂人，愛人類，愛生命，愛故鄉，感覺他還喜歡貓狗，可輸入「蜘蛛猴面包」搜尋油管。</text:p>
      <text:p text:style-name="P2">陳真   |  2020.02.01 15:38   |   <text:a xlink:type="simple" xlink:href="http://palinfo.habago.org/Entry?Command=Information_PrintForum&amp;iPage=1#FORUM38610"><text:span text:style-name="T1">#</text:span></text:a></text:p>
      <text:p text:style-name="P4">老羊， <text:line-break/><text:line-break/>這跟誰想害誰的動機毫無關係。比方說我常想回到過去，但是，時光能否倒流卻是兩回事。 <text:line-break/><text:line-break/>至於鎖定特定族群進行攻擊，這在概念上完全可行。這理應只是一種生物學的基礎知識，沒有爭論空間。 <text:line-break/><text:line-break/>我並不是說這一次的病毒事件「就是」生物武器或基因武器攻擊，而是說，針對特定族群進行生物武器攻擊不具有概念上的任何邏輯障礙。 <text:line-break/><text:line-break/>我們常說「子彈不長眼睛」，它打壞人，也打好人，但是病毒卻有「眼睛」，而且「視力」特別好，它具有某種所謂趨向性 (tropism)，能在特定宿主細胞中找到相應的受體(receptor)。不同族群有它獨特的基因，例如SARS病毒就被懷疑鎖定了漢人特有的O-M175基因，以致於感染者絕大多數(92%)是華人，而洋人 (盎格魯薩克遜) 卻一個也沒事。 <text:line-break/><text:line-break/>我不是說SARS「一定是」生物武器或基因武器，而是說，這類型的武器是概念上完全可行的。這應該是國中或頂多高中生物學的程度就能理解。 <text:line-break/><text:line-break/>我原本打算一畢業就要出國念書，無意走上臨床工作，無奈因為叛亂案而被限制出境，加上家庭變故，不得已當了八年醫生，考上公費留學後才出國。當初我若一畢業就出國，唸的就不是哲學，而是分子遺傳。 <text:line-break/><text:line-break/>我當時想跟隨的是底下這位老師，叫做 Kenneth Kidd： <text:line-break/><text:line-break/>https://en.wikipedia.org/wiki/Kenneth_Kidd <text:line-break/><text:line-break/>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 <text:line-break/><text:line-break/>分子遺傳和哲學有著某種相似性，似乎都是在追究事物的根本。後來我發現，這兩種「根本」根本不一樣，前者只是繞圈圈，找不著究竟，後者之「根本」卻是在圈圈之外，彷彿走向虛無，是維根斯坦幫我找到一條「回家」的路。 <text:line-break/><text:line-break/>任何一種專業都可以科普或哲普一下，但一般人不可能再往前了，只能信口說說。改念哲學後，我的分子生物學與遺傳等相關知識的程度，差不多也就停留在30年前的水平。但是，憑著這樣一種水平，其實也足以判斷相關說法的真偽與各種可能性了。 </text:p>
      <text:p text:style-name="P2">王瑾晴   |  2020.02.01 13:46   |   <text:a xlink:type="simple" xlink:href="http://palinfo.habago.org/Entry?Command=Information_PrintForum&amp;iPage=1#FORUM38609"><text:span text:style-name="T1">#</text:span></text:a></text:p>
      <text:p text:style-name="P3">當年的Sars也是突然出現，之後完全消失，中間這十多年連零星的個案也沒有，這本身就非常奇怪 <text:line-break/>這次武漢肺炎的病毒竟然是在Sars的基礎上變異的，而且出現的時間和地點都非常有針對性，有人懷疑這是生物武器也很合理 <text:line-break/><text:line-break/>生物武器最可怕的地方就是其隱蔽性，只要秘密投放基本是很難找到證據的，大家也只好相信這是隨機出現的新型病毒</text:p>
      <text:p text:style-name="P2">林炤育   |  2020.02.01 13:35   |   <text:a xlink:type="simple" xlink:href="http://palinfo.habago.org/Entry?Command=Information_PrintForum&amp;iPage=2#FORUM38608"><text:span text:style-name="T1">#</text:span></text:a></text:p>
      <text:p text:style-name="P3">美國對生技這塊領域的投入很大，其生物產業的R&amp;;D投入強度佔總體科研的33％，比其他領域的平均水平高出19個百分點。 <text:line-break/>老羊提的理由合情合理我也認同，但還是不能排除是美國人幹的，畢竟美國有能力有動機有前科。 <text:line-break/><text:line-break/>下面3篇資料，提供參考 <text:line-break/><text:line-break/>1、美國阻擋重啟核查議定書的談判。 <text:line-break/>2019/12/06 <text:line-break/><text:line-break/>《禁止生物武器公約》2019年締約國會議3日在瑞士開幕。締約國之一的美國長期獨家阻攔公約核查議定書談判。大陸外交部發言人華春瑩今天（6日）在例行記者會中，斥責美國持雙重標準，嚴重影響現有軍控和防擴散體系的有效性。 <text:line-break/><text:line-break/>《禁止生物武器公約》2019年締約國大會正在日內瓦舉行。公約一共有183個締約國。包括中國在內的絕大多數締約國都主張談判一項旨在全面加強公約，包含核查機制的議定書。 <text:line-break/><text:line-break/>華春瑩表示，令人遺憾的是，近20年來，美國一直在獨家阻擋重啟核查議定書的談判，美方給出的理由是生物領域不可核查，國際核查「可能威脅美國國家利益和商業機密」，有利於「工業間諜活動」。 <text:line-break/><text:line-break/>華春瑩質疑，讓人費解的是，中俄等國在日內瓦裁軍談判會議提出了談判《防止在外空放置武器、對外空物體使用或威脅使用武力條約》，也被美國獨家阻擋，理由卻是『條約草案沒有包括核查條款』。 <text:line-break/><text:line-break/>華春瑩斥責，在國際安全、軍控和防擴散領域，美國這種單邊主義和雙重標準的做法屢見不鮮，而且已經嚴重影響了現有軍控和防擴散體系的有效性。 <text:line-break/><text:line-break/>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 <text:line-break/>(中時 ) <text:line-break/><text:line-break/>2、空前的入侵：生物武器滅亡中國（傑克•倫敦，1910） ... 從小愛看傑克•倫敦的書，直到看了這篇文章後，就再也不看了。 <text:line-break/>https://read01.com/xmDjMdK.html <text:line-break/><text:line-break/>3、【非典的真相】美國的陰謀 ... 文章懷疑SARS到豬瘟都是人為製造 <text:line-break/>https://blog.xuite.net/tonycjones/twblog/362762157-【非典的真相】美國的陰謀++++++ </text:p>
      <text:p text:style-name="P2">穎芝   |  2020.02.01 12:57   |   <text:a xlink:type="simple" xlink:href="http://palinfo.habago.org/Entry?Command=Information_PrintForum&amp;iPage=2#FORUM38607"><text:span text:style-name="T1">#</text:span></text:a></text:p>
      <text:p text:style-name="P4">轉貼王孟源先生的幾篇文章： <text:line-break/><text:line-break/><text:span text:style-name="T12">🔗</text:span>《關於蛋白質的基因編輯⋯》https://reurl.cc/nVKev1 <text:line-break/><text:span text:style-name="T12">🔗</text:span>《病毒的傳播特徵⋯》https://reurl.cc/NaWVl6 <text:line-break/><text:span text:style-name="T12">🔗</text:span>《關於基因戰的傳言⋯》https://reurl.cc/ObO9r7 <text:line-break/><text:span text:style-name="T12">🔗</text:span>《最近發表關於新型冠狀病毒的論文所採樣數據不足，所導致的結論有可信度嗎？》https://reurl.cc/4gxZrK ， https://reurl.cc/oDjWRM </text:p>
      <text:p text:style-name="P2">老羊   |  2020.02.01 03:42   |   <text:a xlink:type="simple" xlink:href="http://palinfo.habago.org/Entry?Command=Information_PrintForum&amp;iPage=2#FORUM38606"><text:span text:style-name="T1">#</text:span></text:a></text:p>
      <text:p text:style-name="P3">陳真兄： <text:line-break/><text:line-break/>我的想法當然可能有錯，尤其我的專業不是基因工程；不過以下是我當時得到結論的理由。 <text:line-break/><text:line-break/>一、人種之間的差異不是生物學上的「種」的差異。 <text:line-break/>二、固然從基因可以判斷人種，但是這些基因的差異在器官功能上非常微小；意思就是目前的科技做得出來嗎（有沒有投資在這方面的研究是另一回事）？ <text:line-break/>三、病毒是會自行變異的，就算實驗室真的能夠製造針對某個人種的病毒，病毒演化的方向不會聽人指揮，考慮到人種的相似性，被這種攻擊反噬的可能性太大。 <text:line-break/>四、美國每年的流感預防針都是用「猜」的，而且還常猜錯。像是去年冬天開始的流感已經感染一千多萬人，死了八千多（CDC 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 <text:line-break/><text:line-break/>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 <text:line-break/><text:line-break/>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 <text:line-break/><text:line-break/>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 <text:line-break/><text:line-break/>我完全同意美國有打擊大陸的動機，也一定會掌握任何機會；但是根據目前得到的資訊，我還是傾向相信這是自然發生的。 <text:line-break/><text:line-break/>今天的睡前消息督工說了一句我們很久沒聽到的話「多難興邦」；固然 2019-nCov 無疑會打擊第一季的經濟，但是大陸也會利用這個事件改進公共衛生與地方政府管理的短板。 <text:line-break/></text:p>
      <text:p text:style-name="P2">孫從輔   |  2020.02.01 03:22   |   <text:a xlink:type="simple" xlink:href="http://palinfo.habago.org/Entry?Command=Information_PrintForum&amp;iPage=2#FORUM38605"><text:span text:style-name="T1">#</text:span></text:a></text:p>
      <text:p text:style-name="P4">謝謝老羊的補充。我非常認同。 <text:line-break/><text:line-break/>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 <text:line-break/><text:line-break/>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 <text:line-break/><text:line-break/>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 </text:p>
      <text:p text:style-name="P2">張萬康   |  2020.02.01 03:08   |   <text:a xlink:type="simple" xlink:href="http://palinfo.habago.org/Entry?Command=Information_PrintForum&amp;iPage=2#FORUM38604"><text:span text:style-name="T1">#</text:span></text:a></text:p>
      <text:p text:style-name="P3">自從1/11開票之夜至今我沒留言過。為何我記得日期？因為我每天都想留言但忍住。嘩哈哈哈鉿。（結尾是鉿沒錯，金屬清脆的笑音） <text:line-break/><text:line-break/>來奉上好菜六盤。一個武漢小哥「蜘蛛面包猴」拍的短片「封城日記」。目前拍了六支，發在微博。看了諸君保證覺得祖國有人才，內容正向，有湖北人向來的沉著。（先父是湖北漢川人，年少時期在武漢謀生，49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 <text:line-break/><text:line-break/>不囉嗦，請看： <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其實我只看過兩支。2、5兩支。特請大陸朋友幫我列出連結，我來補齊看完，也分享大家。</text:p>
      <text:p text:style-name="P2">陳真   |  2020.02.01 01:34   |   <text:a xlink:type="simple" xlink:href="http://palinfo.habago.org/Entry?Command=Information_PrintForum&amp;iPage=2#FORUM38603"><text:span text:style-name="T1">#</text:span></text:a></text:p>
      <text:p text:style-name="P4">老羊，我看到你先前留言說，「針對中國人的病毒是不可能的」。這話不對。它完全是可能的，並沒有任何概念上的邏輯障礙。基因武器不但可能，而且成本低廉，殺傷力無限，足以滅絕特定種族，因此各大強國(很可能也包括中國) 始終努力研發，並且各自都拼命保護自己種族的遺傳資料不使外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